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F" svg:font-family="" style:font-family-generic="roman"/>
    <style:font-face style:name="TimesNewRomanPSMT" svg:font-family="TimesNewRomanPSMT" style:font-family-generic="roman"/>
    <style:font-face style:name="LiberationSerif" svg:font-family="Liberation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racked-changes>
        <table:cell-content-change table:id="ct1">
          <table:cell-address table:column="0" table:row="1" table:table="0"/>
          <office:change-info>
            <dc:creator>Matthew Hoctor</dc:creator>
            <dc:date>2022-04-01T22:05:15.955000000</dc:date>
          </office:change-info>
          <table:previous>
            <table:change-track-table-cell/>
          </table:previous>
        </table:cell-content-change>
        <table:cell-content-change table:id="ct2">
          <table:cell-address table:column="0" table:row="1" table:table="0"/>
          <office:change-info>
            <dc:creator>Matthew Hoctor</dc:creator>
            <dc:date>2022-04-01T22:05:49.762000000</dc:date>
          </office:change-info>
          <table:previous table:id="ct1">
            <table:change-track-table-cell office:value-type="string">
              <text:p>Collaborative Institutional Training Initiative (CITI) Program</text:p>
            </table:change-track-table-cell>
          </table:previous>
        </table:cell-content-change>
        <table:cell-content-change table:id="ct3">
          <table:cell-address table:column="4" table:row="2" table:table="0"/>
          <office:change-info>
            <dc:creator>Matthew Hoctor</dc:creator>
            <dc:date>2022-04-01T22:05:56</dc:date>
          </office:change-info>
          <table:previous>
            <table:change-track-table-cell/>
          </table:previous>
        </table:cell-content-change>
        <table:cell-content-change table:id="ct4">
          <table:cell-address table:column="1" table:row="2" table:table="0"/>
          <office:change-info>
            <dc:creator>Matthew Hoctor</dc:creator>
            <dc:date>2022-04-01T22:05:56</dc:date>
          </office:change-info>
          <table:previous>
            <table:change-track-table-cell/>
          </table:previous>
        </table:cell-content-change>
        <table:cell-content-change table:id="ct5">
          <table:cell-address table:column="0" table:row="2" table:table="0"/>
          <office:change-info>
            <dc:creator>Matthew Hoctor</dc:creator>
            <dc:date>2022-04-01T22:05:56</dc:date>
          </office:change-info>
          <table:previous>
            <table:change-track-table-cell/>
          </table:previous>
        </table:cell-content-change>
        <table:cell-content-change table:id="ct6">
          <table:cell-address table:column="4" table:row="2" table:table="0"/>
          <office:change-info>
            <dc:creator>Matthew Hoctor</dc:creator>
            <dc:date>2022-04-01T22:06:14.649000000</dc:date>
          </office:change-info>
          <table:previous table:id="ct3">
            <table:change-track-table-cell office:value-type="string">
              <text:p>Human Subjects Reserch</text:p>
            </table:change-track-table-cell>
          </table:previous>
        </table:cell-content-change>
        <table:movement table:id="ct7">
          <table:source-range-address table:start-column="0" table:start-row="1" table:start-table="0" table:end-column="0" table:end-row="2" table:end-table="0"/>
          <table:target-range-address table:start-column="4" table:start-row="1" table:start-table="0" table:end-column="4" table:end-row="2" table:end-table="0"/>
          <office:change-info>
            <dc:creator>Matthew Hoctor</dc:creator>
            <dc:date>2022-04-01T22:08:01.813000000</dc:date>
          </office:change-info>
          <table:dependencies>
            <table:dependency table:id="ct10"/>
            <table:dependency table:id="ct8"/>
          </table:dependencies>
        </table:movement>
        <table:movement table:id="ct8">
          <table:source-range-address table:start-column="4" table:start-row="1" table:start-table="0" table:end-column="4" table:end-row="2" table:end-table="0"/>
          <table:target-range-address table:start-column="0" table:start-row="1" table:start-table="0" table:end-column="0" table:end-row="2" table:end-table="0"/>
          <office:change-info>
            <dc:creator>Matthew Hoctor</dc:creator>
            <dc:date>2022-04-01T22:09:52.292000000</dc:date>
          </office:change-info>
          <table:dependencies>
            <table:dependency table:id="ct11"/>
            <table:dependency table:id="ct9"/>
          </table:dependencies>
        </table:movement>
        <table:movement table:id="ct9">
          <table:source-range-address table:start-column="0" table:start-row="1" table:start-table="0" table:end-column="0" table:end-row="2" table:end-table="0"/>
          <table:target-range-address table:start-column="4" table:start-row="1" table:start-table="0" table:end-column="4" table:end-row="2" table:end-table="0"/>
          <office:change-info>
            <dc:creator>Matthew Hoctor</dc:creator>
            <dc:date>2022-04-01T22:11:38.700000000</dc:date>
          </office:change-info>
          <table:dependencies>
            <table:dependency table:id="ct10"/>
          </table:dependencies>
        </table:movement>
        <table:movement table:id="ct10">
          <table:source-range-address table:start-column="4" table:start-row="1" table:start-table="0" table:end-column="4" table:end-row="2" table:end-table="0"/>
          <table:target-range-address table:start-column="0" table:start-row="1" table:start-table="0" table:end-column="0" table:end-row="2" table:end-table="0"/>
          <office:change-info>
            <dc:creator>Matthew Hoctor</dc:creator>
            <dc:date>2022-04-01T22:14:48.235000000</dc:date>
          </office:change-info>
          <table:dependencies>
            <table:dependency table:id="ct11"/>
          </table:dependencies>
        </table:movement>
        <table:movement table:id="ct11">
          <table:source-range-address table:start-column="0" table:start-row="1" table:start-table="0" table:end-column="0" table:end-row="2" table:end-table="0"/>
          <table:target-range-address table:start-column="4" table:start-row="1" table:start-table="0" table:end-column="4" table:end-row="2" table:end-table="0"/>
          <office:change-info>
            <dc:creator>Matthew Hoctor</dc:creator>
            <dc:date>2022-04-02T21:49:20.957000000</dc:date>
          </office:change-info>
        </table:movement>
        <table:movement table:id="ct12">
          <table:source-range-address table:start-column="1" table:start-row="1" table:start-table="0" table:end-column="1" table:end-row="2" table:end-table="0"/>
          <table:target-range-address table:start-column="3" table:start-row="1" table:start-table="0" table:end-column="3" table:end-row="2" table:end-table="0"/>
          <office:change-info>
            <dc:creator>Matthew Hoctor</dc:creator>
            <dc:date>2022-04-02T21:49:40.159000000</dc:date>
          </office:change-info>
          <table:dependencies>
            <table:dependency table:id="ct14"/>
          </table:dependencies>
        </table:movement>
        <table:movement table:id="ct13">
          <table:source-range-address table:start-column="2" table:start-row="1" table:start-table="0" table:end-column="2" table:end-row="2" table:end-table="0"/>
          <table:target-range-address table:start-column="0" table:start-row="1" table:start-table="0" table:end-column="0" table:end-row="2" table:end-table="0"/>
          <office:change-info>
            <dc:creator>Matthew Hoctor</dc:creator>
            <dc:date>2022-04-02T21:49:45.556000000</dc:date>
          </office:change-info>
        </table:movement>
        <table:movement table:id="ct14">
          <table:source-range-address table:start-column="3" table:start-row="1" table:start-table="0" table:end-column="3" table:end-row="2" table:end-table="0"/>
          <table:target-range-address table:start-column="1" table:start-row="1" table:start-table="0" table:end-column="1" table:end-row="2" table:end-table="0"/>
          <office:change-info>
            <dc:creator>Matthew Hoctor</dc:creator>
            <dc:date>2022-04-02T21:53:28.970000000</dc:date>
          </office:change-info>
        </table:movement>
        <table:cell-content-change table:id="ct15">
          <table:cell-address table:column="0" table:row="3" table:table="0"/>
          <office:change-info>
            <dc:creator>Matthew Hoctor</dc:creator>
            <dc:date>2022-04-02T21:55:51.600000000</dc:date>
          </office:change-info>
          <table:previous>
            <table:change-track-table-cell/>
          </table:previous>
        </table:cell-content-change>
        <table:cell-content-change table:id="ct16">
          <table:cell-address table:column="1" table:row="3" table:table="0"/>
          <office:change-info>
            <dc:creator>Matthew Hoctor</dc:creator>
            <dc:date>2022-04-02T21:55:54.345000000</dc:date>
          </office:change-info>
          <table:previous>
            <table:change-track-table-cell/>
          </table:previous>
        </table:cell-content-change>
        <table:cell-content-change table:id="ct17">
          <table:cell-address table:column="4" table:row="3" table:table="0"/>
          <office:change-info>
            <dc:creator>Matthew Hoctor</dc:creator>
            <dc:date>2022-04-02T21:57:31.192000000</dc:date>
          </office:change-info>
          <table:previous>
            <table:change-track-table-cell/>
          </table:previous>
        </table:cell-content-change>
        <table:cell-content-change table:id="ct18">
          <table:cell-address table:column="0" table:row="4" table:table="0"/>
          <office:change-info>
            <dc:creator>Matthew Hoctor</dc:creator>
            <dc:date>2022-04-02T21:57:47.707000000</dc:date>
          </office:change-info>
          <table:previous>
            <table:change-track-table-cell/>
          </table:previous>
        </table:cell-content-change>
        <table:cell-content-change table:id="ct19">
          <table:cell-address table:column="1" table:row="4" table:table="0"/>
          <office:change-info>
            <dc:creator>Matthew Hoctor</dc:creator>
            <dc:date>2022-04-02T21:57:47.707000000</dc:date>
          </office:change-info>
          <table:previous>
            <table:change-track-table-cell/>
          </table:previous>
        </table:cell-content-change>
        <table:cell-content-change table:id="ct20">
          <table:cell-address table:column="4" table:row="4" table:table="0"/>
          <office:change-info>
            <dc:creator>Matthew Hoctor</dc:creator>
            <dc:date>2022-04-02T21:58:55.378000000</dc:date>
          </office:change-info>
          <table:previous>
            <table:change-track-table-cell/>
          </table:previous>
        </table:cell-content-change>
        <table:cell-content-change table:id="ct21">
          <table:cell-address table:column="0" table:row="5" table:table="0"/>
          <office:change-info>
            <dc:creator>Matthew Hoctor</dc:creator>
            <dc:date>2022-04-02T22:04:42.855000000</dc:date>
          </office:change-info>
          <table:previous>
            <table:change-track-table-cell/>
          </table:previous>
        </table:cell-content-change>
        <table:cell-content-change table:id="ct22">
          <table:cell-address table:column="1" table:row="5" table:table="0"/>
          <office:change-info>
            <dc:creator>Matthew Hoctor</dc:creator>
            <dc:date>2022-04-02T22:04:45.041000000</dc:date>
          </office:change-info>
          <table:previous>
            <table:change-track-table-cell/>
          </table:previous>
        </table:cell-content-change>
        <table:cell-content-change table:id="ct23">
          <table:cell-address table:column="4" table:row="5" table:table="0"/>
          <office:change-info>
            <dc:creator>Matthew Hoctor</dc:creator>
            <dc:date>2022-04-02T22:06:08.782000000</dc:date>
          </office:change-info>
          <table:previous>
            <table:change-track-table-cell/>
          </table:previous>
        </table:cell-content-change>
        <table:cell-content-change table:id="ct24">
          <table:cell-address table:column="0" table:row="6" table:table="0"/>
          <office:change-info>
            <dc:creator>Matthew Hoctor</dc:creator>
            <dc:date>2022-04-02T22:07:25.571000000</dc:date>
          </office:change-info>
          <table:previous>
            <table:change-track-table-cell/>
          </table:previous>
        </table:cell-content-change>
        <table:cell-content-change table:id="ct25">
          <table:cell-address table:column="1" table:row="6" table:table="0"/>
          <office:change-info>
            <dc:creator>Matthew Hoctor</dc:creator>
            <dc:date>2022-04-02T22:07:31.312000000</dc:date>
          </office:change-info>
          <table:previous>
            <table:change-track-table-cell/>
          </table:previous>
        </table:cell-content-change>
        <table:cell-content-change table:id="ct26">
          <table:cell-address table:column="4" table:row="6" table:table="0"/>
          <office:change-info>
            <dc:creator>Matthew Hoctor</dc:creator>
            <dc:date>2022-04-02T22:07:41.188000000</dc:date>
          </office:change-info>
          <table:previous>
            <table:change-track-table-cell/>
          </table:previous>
        </table:cell-content-change>
        <table:cell-content-change table:id="ct27">
          <table:cell-address table:column="0" table:row="7" table:table="0"/>
          <office:change-info>
            <dc:creator>Matthew Hoctor</dc:creator>
            <dc:date>2022-04-02T22:07:49.552000000</dc:date>
          </office:change-info>
          <table:previous>
            <table:change-track-table-cell/>
          </table:previous>
        </table:cell-content-change>
        <table:cell-content-change table:id="ct28">
          <table:cell-address table:column="1" table:row="7" table:table="0"/>
          <office:change-info>
            <dc:creator>Matthew Hoctor</dc:creator>
            <dc:date>2022-04-02T22:07:53.334000000</dc:date>
          </office:change-info>
          <table:previous>
            <table:change-track-table-cell/>
          </table:previous>
        </table:cell-content-change>
        <table:cell-content-change table:id="ct29">
          <table:cell-address table:column="4" table:row="7" table:table="0"/>
          <office:change-info>
            <dc:creator>Matthew Hoctor</dc:creator>
            <dc:date>2022-04-02T22:08:02.952000000</dc:date>
          </office:change-info>
          <table:previous>
            <table:change-track-table-cell/>
          </table:previous>
        </table:cell-content-change>
        <table:cell-content-change table:id="ct30">
          <table:cell-address table:column="0" table:row="8" table:table="0"/>
          <office:change-info>
            <dc:creator>Matthew Hoctor</dc:creator>
            <dc:date>2022-04-02T22:10:20.771000000</dc:date>
          </office:change-info>
          <table:previous>
            <table:change-track-table-cell/>
          </table:previous>
        </table:cell-content-change>
        <table:cell-content-change table:id="ct31">
          <table:cell-address table:column="1" table:row="8" table:table="0"/>
          <office:change-info>
            <dc:creator>Matthew Hoctor</dc:creator>
            <dc:date>2022-04-02T22:10:48.873000000</dc:date>
          </office:change-info>
          <table:previous>
            <table:change-track-table-cell/>
          </table:previous>
        </table:cell-content-change>
        <table:cell-content-change table:id="ct32">
          <table:cell-address table:column="4" table:row="8" table:table="0"/>
          <office:change-info>
            <dc:creator>Matthew Hoctor</dc:creator>
            <dc:date>2022-04-02T22:10:51.663000000</dc:date>
          </office:change-info>
          <table:previous>
            <table:change-track-table-cell/>
          </table:previous>
        </table:cell-content-change>
        <table:cell-content-change table:id="ct33">
          <table:cell-address table:column="0" table:row="9" table:table="0"/>
          <office:change-info>
            <dc:creator>Matthew Hoctor</dc:creator>
            <dc:date>2022-04-02T22:11:01.819000000</dc:date>
          </office:change-info>
          <table:previous>
            <table:change-track-table-cell/>
          </table:previous>
        </table:cell-content-change>
        <table:cell-content-change table:id="ct34">
          <table:cell-address table:column="1" table:row="9" table:table="0"/>
          <office:change-info>
            <dc:creator>Matthew Hoctor</dc:creator>
            <dc:date>2022-04-02T22:11:04.035000000</dc:date>
          </office:change-info>
          <table:previous>
            <table:change-track-table-cell/>
          </table:previous>
        </table:cell-content-change>
        <table:cell-content-change table:id="ct35">
          <table:cell-address table:column="4" table:row="9" table:table="0"/>
          <office:change-info>
            <dc:creator>Matthew Hoctor</dc:creator>
            <dc:date>2022-04-02T22:11:16.382000000</dc:date>
          </office:change-info>
          <table:previous>
            <table:change-track-table-cell/>
          </table:previous>
        </table:cell-content-change>
        <table:insertion table:id="ct36" table:type="table" table:position="1">
          <office:change-info>
            <dc:creator>Matthew Hoctor</dc:creator>
            <dc:date>2022-04-02T22:21:32.501000000</dc:date>
          </office:change-info>
          <table:dependencies>
            <table:dependency table:id="ct386"/>
            <table:dependency table:id="ct385"/>
            <table:dependency table:id="ct384"/>
            <table:dependency table:id="ct383"/>
            <table:dependency table:id="ct382"/>
            <table:dependency table:id="ct66"/>
            <table:dependency table:id="ct65"/>
            <table:dependency table:id="ct64"/>
            <table:dependency table:id="ct63"/>
            <table:dependency table:id="ct62"/>
            <table:dependency table:id="ct61"/>
            <table:dependency table:id="ct60"/>
            <table:dependency table:id="ct59"/>
            <table:dependency table:id="ct58"/>
            <table:dependency table:id="ct57"/>
            <table:dependency table:id="ct56"/>
            <table:dependency table:id="ct55"/>
            <table:dependency table:id="ct54"/>
            <table:dependency table:id="ct53"/>
            <table:dependency table:id="ct52"/>
            <table:dependency table:id="ct51"/>
            <table:dependency table:id="ct50"/>
            <table:dependency table:id="ct49"/>
            <table:dependency table:id="ct48"/>
            <table:dependency table:id="ct47"/>
            <table:dependency table:id="ct46"/>
            <table:dependency table:id="ct45"/>
            <table:dependency table:id="ct44"/>
            <table:dependency table:id="ct43"/>
            <table:dependency table:id="ct42"/>
            <table:dependency table:id="ct41"/>
            <table:dependency table:id="ct40"/>
            <table:dependency table:id="ct39"/>
            <table:dependency table:id="ct38"/>
            <table:dependency table:id="ct37"/>
          </table:dependencies>
        </table:insertion>
        <table:cell-content-change table:id="ct37">
          <table:cell-address table:column="0" table:row="0" table:table="1"/>
          <office:change-info>
            <dc:creator>Matthew Hoctor</dc:creator>
            <dc:date>2022-04-02T22:22:28.376000000</dc:date>
          </office:change-info>
          <table:previous>
            <table:change-track-table-cell/>
          </table:previous>
        </table:cell-content-change>
        <table:cell-content-change table:id="ct38">
          <table:cell-address table:column="0" table:row="1" table:table="1"/>
          <office:change-info>
            <dc:creator>Matthew Hoctor</dc:creator>
            <dc:date>2022-04-02T22:22:28.376000000</dc:date>
          </office:change-info>
          <table:previous>
            <table:change-track-table-cell/>
          </table:previous>
        </table:cell-content-change>
        <table:cell-content-change table:id="ct39">
          <table:cell-address table:column="0" table:row="2" table:table="1"/>
          <office:change-info>
            <dc:creator>Matthew Hoctor</dc:creator>
            <dc:date>2022-04-02T22:22:28.376000000</dc:date>
          </office:change-info>
          <table:previous>
            <table:change-track-table-cell/>
          </table:previous>
        </table:cell-content-change>
        <table:cell-content-change table:id="ct40">
          <table:cell-address table:column="0" table:row="3" table:table="1"/>
          <office:change-info>
            <dc:creator>Matthew Hoctor</dc:creator>
            <dc:date>2022-04-02T22:22:28.376000000</dc:date>
          </office:change-info>
          <table:previous>
            <table:change-track-table-cell/>
          </table:previous>
        </table:cell-content-change>
        <table:cell-content-change table:id="ct41">
          <table:cell-address table:column="0" table:row="4" table:table="1"/>
          <office:change-info>
            <dc:creator>Matthew Hoctor</dc:creator>
            <dc:date>2022-04-02T22:22:28.376000000</dc:date>
          </office:change-info>
          <table:previous>
            <table:change-track-table-cell/>
          </table:previous>
        </table:cell-content-change>
        <table:cell-content-change table:id="ct42">
          <table:cell-address table:column="0" table:row="5" table:table="1"/>
          <office:change-info>
            <dc:creator>Matthew Hoctor</dc:creator>
            <dc:date>2022-04-02T22:22:28.377000000</dc:date>
          </office:change-info>
          <table:previous>
            <table:change-track-table-cell/>
          </table:previous>
        </table:cell-content-change>
        <table:cell-content-change table:id="ct43">
          <table:cell-address table:column="1" table:row="0" table:table="1"/>
          <office:change-info>
            <dc:creator>Matthew Hoctor</dc:creator>
            <dc:date>2022-04-02T22:22:28.525000000</dc:date>
          </office:change-info>
          <table:previous>
            <table:change-track-table-cell/>
          </table:previous>
        </table:cell-content-change>
        <table:cell-content-change table:id="ct44">
          <table:cell-address table:column="1" table:row="1" table:table="1"/>
          <office:change-info>
            <dc:creator>Matthew Hoctor</dc:creator>
            <dc:date>2022-04-02T22:22:28.525000000</dc:date>
          </office:change-info>
          <table:previous>
            <table:change-track-table-cell/>
          </table:previous>
        </table:cell-content-change>
        <table:cell-content-change table:id="ct45">
          <table:cell-address table:column="1" table:row="2" table:table="1"/>
          <office:change-info>
            <dc:creator>Matthew Hoctor</dc:creator>
            <dc:date>2022-04-02T22:22:28.525000000</dc:date>
          </office:change-info>
          <table:previous>
            <table:change-track-table-cell/>
          </table:previous>
        </table:cell-content-change>
        <table:cell-content-change table:id="ct46">
          <table:cell-address table:column="1" table:row="3" table:table="1"/>
          <office:change-info>
            <dc:creator>Matthew Hoctor</dc:creator>
            <dc:date>2022-04-02T22:22:28.525000000</dc:date>
          </office:change-info>
          <table:previous>
            <table:change-track-table-cell/>
          </table:previous>
        </table:cell-content-change>
        <table:cell-content-change table:id="ct47">
          <table:cell-address table:column="1" table:row="4" table:table="1"/>
          <office:change-info>
            <dc:creator>Matthew Hoctor</dc:creator>
            <dc:date>2022-04-02T22:22:28.525000000</dc:date>
          </office:change-info>
          <table:previous>
            <table:change-track-table-cell/>
          </table:previous>
        </table:cell-content-change>
        <table:cell-content-change table:id="ct48">
          <table:cell-address table:column="1" table:row="5" table:table="1"/>
          <office:change-info>
            <dc:creator>Matthew Hoctor</dc:creator>
            <dc:date>2022-04-02T22:22:28.525000000</dc:date>
          </office:change-info>
          <table:previous>
            <table:change-track-table-cell/>
          </table:previous>
        </table:cell-content-change>
        <table:cell-content-change table:id="ct49">
          <table:cell-address table:column="2" table:row="0" table:table="1"/>
          <office:change-info>
            <dc:creator>Matthew Hoctor</dc:creator>
            <dc:date>2022-04-02T22:22:28.676000000</dc:date>
          </office:change-info>
          <table:previous>
            <table:change-track-table-cell/>
          </table:previous>
        </table:cell-content-change>
        <table:cell-content-change table:id="ct50">
          <table:cell-address table:column="2" table:row="1" table:table="1"/>
          <office:change-info>
            <dc:creator>Matthew Hoctor</dc:creator>
            <dc:date>2022-04-02T22:22:28.676000000</dc:date>
          </office:change-info>
          <table:previous>
            <table:change-track-table-cell/>
          </table:previous>
        </table:cell-content-change>
        <table:cell-content-change table:id="ct51">
          <table:cell-address table:column="2" table:row="2" table:table="1"/>
          <office:change-info>
            <dc:creator>Matthew Hoctor</dc:creator>
            <dc:date>2022-04-02T22:22:28.676000000</dc:date>
          </office:change-info>
          <table:previous>
            <table:change-track-table-cell/>
          </table:previous>
        </table:cell-content-change>
        <table:cell-content-change table:id="ct52">
          <table:cell-address table:column="2" table:row="3" table:table="1"/>
          <office:change-info>
            <dc:creator>Matthew Hoctor</dc:creator>
            <dc:date>2022-04-02T22:22:28.676000000</dc:date>
          </office:change-info>
          <table:previous>
            <table:change-track-table-cell/>
          </table:previous>
        </table:cell-content-change>
        <table:cell-content-change table:id="ct53">
          <table:cell-address table:column="2" table:row="4" table:table="1"/>
          <office:change-info>
            <dc:creator>Matthew Hoctor</dc:creator>
            <dc:date>2022-04-02T22:22:28.676000000</dc:date>
          </office:change-info>
          <table:previous>
            <table:change-track-table-cell/>
          </table:previous>
        </table:cell-content-change>
        <table:cell-content-change table:id="ct54">
          <table:cell-address table:column="2" table:row="5" table:table="1"/>
          <office:change-info>
            <dc:creator>Matthew Hoctor</dc:creator>
            <dc:date>2022-04-02T22:22:28.676000000</dc:date>
          </office:change-info>
          <table:previous>
            <table:change-track-table-cell/>
          </table:previous>
        </table:cell-content-change>
        <table:cell-content-change table:id="ct55">
          <table:cell-address table:column="3" table:row="0" table:table="1"/>
          <office:change-info>
            <dc:creator>Matthew Hoctor</dc:creator>
            <dc:date>2022-04-02T22:22:28.826000000</dc:date>
          </office:change-info>
          <table:previous>
            <table:change-track-table-cell/>
          </table:previous>
        </table:cell-content-change>
        <table:cell-content-change table:id="ct56">
          <table:cell-address table:column="3" table:row="1" table:table="1"/>
          <office:change-info>
            <dc:creator>Matthew Hoctor</dc:creator>
            <dc:date>2022-04-02T22:22:28.826000000</dc:date>
          </office:change-info>
          <table:previous>
            <table:change-track-table-cell/>
          </table:previous>
        </table:cell-content-change>
        <table:cell-content-change table:id="ct57">
          <table:cell-address table:column="3" table:row="2" table:table="1"/>
          <office:change-info>
            <dc:creator>Matthew Hoctor</dc:creator>
            <dc:date>2022-04-02T22:22:28.826000000</dc:date>
          </office:change-info>
          <table:previous>
            <table:change-track-table-cell/>
          </table:previous>
        </table:cell-content-change>
        <table:cell-content-change table:id="ct58">
          <table:cell-address table:column="3" table:row="3" table:table="1"/>
          <office:change-info>
            <dc:creator>Matthew Hoctor</dc:creator>
            <dc:date>2022-04-02T22:22:28.826000000</dc:date>
          </office:change-info>
          <table:previous>
            <table:change-track-table-cell/>
          </table:previous>
        </table:cell-content-change>
        <table:cell-content-change table:id="ct59">
          <table:cell-address table:column="3" table:row="4" table:table="1"/>
          <office:change-info>
            <dc:creator>Matthew Hoctor</dc:creator>
            <dc:date>2022-04-02T22:22:28.826000000</dc:date>
          </office:change-info>
          <table:previous>
            <table:change-track-table-cell/>
          </table:previous>
        </table:cell-content-change>
        <table:cell-content-change table:id="ct60">
          <table:cell-address table:column="3" table:row="5" table:table="1"/>
          <office:change-info>
            <dc:creator>Matthew Hoctor</dc:creator>
            <dc:date>2022-04-02T22:22:28.826000000</dc:date>
          </office:change-info>
          <table:previous>
            <table:change-track-table-cell/>
          </table:previous>
        </table:cell-content-change>
        <table:cell-content-change table:id="ct61">
          <table:cell-address table:column="4" table:row="0" table:table="1"/>
          <office:change-info>
            <dc:creator>Matthew Hoctor</dc:creator>
            <dc:date>2022-04-02T22:22:28.976000000</dc:date>
          </office:change-info>
          <table:previous>
            <table:change-track-table-cell/>
          </table:previous>
        </table:cell-content-change>
        <table:cell-content-change table:id="ct62">
          <table:cell-address table:column="4" table:row="1" table:table="1"/>
          <office:change-info>
            <dc:creator>Matthew Hoctor</dc:creator>
            <dc:date>2022-04-02T22:22:28.976000000</dc:date>
          </office:change-info>
          <table:previous>
            <table:change-track-table-cell/>
          </table:previous>
        </table:cell-content-change>
        <table:cell-content-change table:id="ct63">
          <table:cell-address table:column="4" table:row="2" table:table="1"/>
          <office:change-info>
            <dc:creator>Matthew Hoctor</dc:creator>
            <dc:date>2022-04-02T22:22:28.976000000</dc:date>
          </office:change-info>
          <table:previous>
            <table:change-track-table-cell/>
          </table:previous>
        </table:cell-content-change>
        <table:cell-content-change table:id="ct64">
          <table:cell-address table:column="4" table:row="3" table:table="1"/>
          <office:change-info>
            <dc:creator>Matthew Hoctor</dc:creator>
            <dc:date>2022-04-02T22:22:28.976000000</dc:date>
          </office:change-info>
          <table:previous>
            <table:change-track-table-cell/>
          </table:previous>
        </table:cell-content-change>
        <table:cell-content-change table:id="ct65">
          <table:cell-address table:column="4" table:row="4" table:table="1"/>
          <office:change-info>
            <dc:creator>Matthew Hoctor</dc:creator>
            <dc:date>2022-04-02T22:22:28.976000000</dc:date>
          </office:change-info>
          <table:previous>
            <table:change-track-table-cell/>
          </table:previous>
        </table:cell-content-change>
        <table:cell-content-change table:id="ct66">
          <table:cell-address table:column="4" table:row="5" table:table="1"/>
          <office:change-info>
            <dc:creator>Matthew Hoctor</dc:creator>
            <dc:date>2022-04-02T22:22:28.976000000</dc:date>
          </office:change-info>
          <table:previous>
            <table:change-track-table-cell/>
          </table:previous>
        </table:cell-content-change>
        <table:insertion table:id="ct67" table:type="table" table:position="2">
          <office:change-info>
            <dc:creator>Matthew Hoctor</dc:creator>
            <dc:date>2022-04-02T22:25:03.230000000</dc:date>
          </office:change-info>
          <table:dependencies>
            <table:dependency table:id="ct327"/>
            <table:dependency table:id="ct92"/>
            <table:dependency table:id="ct91"/>
            <table:dependency table:id="ct90"/>
            <table:dependency table:id="ct89"/>
            <table:dependency table:id="ct88"/>
            <table:dependency table:id="ct87"/>
            <table:dependency table:id="ct86"/>
            <table:dependency table:id="ct85"/>
            <table:dependency table:id="ct84"/>
            <table:dependency table:id="ct83"/>
            <table:dependency table:id="ct82"/>
            <table:dependency table:id="ct81"/>
            <table:dependency table:id="ct80"/>
            <table:dependency table:id="ct79"/>
            <table:dependency table:id="ct78"/>
            <table:dependency table:id="ct77"/>
            <table:dependency table:id="ct76"/>
            <table:dependency table:id="ct75"/>
            <table:dependency table:id="ct74"/>
            <table:dependency table:id="ct73"/>
            <table:dependency table:id="ct72"/>
            <table:dependency table:id="ct71"/>
            <table:dependency table:id="ct70"/>
            <table:dependency table:id="ct69"/>
            <table:dependency table:id="ct68"/>
          </table:dependencies>
        </table:insertion>
        <table:cell-content-change table:id="ct68">
          <table:cell-address table:column="0" table:row="0" table:table="2"/>
          <office:change-info>
            <dc:creator>Matthew Hoctor</dc:creator>
            <dc:date>2022-04-02T22:25:48.559000000</dc:date>
          </office:change-info>
          <table:previous>
            <table:change-track-table-cell/>
          </table:previous>
        </table:cell-content-change>
        <table:cell-content-change table:id="ct69">
          <table:cell-address table:column="0" table:row="1" table:table="2"/>
          <office:change-info>
            <dc:creator>Matthew Hoctor</dc:creator>
            <dc:date>2022-04-02T22:25:48.559000000</dc:date>
          </office:change-info>
          <table:previous>
            <table:change-track-table-cell/>
          </table:previous>
        </table:cell-content-change>
        <table:cell-content-change table:id="ct70">
          <table:cell-address table:column="0" table:row="2" table:table="2"/>
          <office:change-info>
            <dc:creator>Matthew Hoctor</dc:creator>
            <dc:date>2022-04-02T22:25:48.559000000</dc:date>
          </office:change-info>
          <table:previous>
            <table:change-track-table-cell/>
          </table:previous>
        </table:cell-content-change>
        <table:cell-content-change table:id="ct71">
          <table:cell-address table:column="0" table:row="3" table:table="2"/>
          <office:change-info>
            <dc:creator>Matthew Hoctor</dc:creator>
            <dc:date>2022-04-02T22:25:48.559000000</dc:date>
          </office:change-info>
          <table:previous>
            <table:change-track-table-cell/>
          </table:previous>
        </table:cell-content-change>
        <table:cell-content-change table:id="ct72">
          <table:cell-address table:column="0" table:row="4" table:table="2"/>
          <office:change-info>
            <dc:creator>Matthew Hoctor</dc:creator>
            <dc:date>2022-04-02T22:25:48.559000000</dc:date>
          </office:change-info>
          <table:previous>
            <table:change-track-table-cell/>
          </table:previous>
        </table:cell-content-change>
        <table:cell-content-change table:id="ct73">
          <table:cell-address table:column="1" table:row="0" table:table="2"/>
          <office:change-info>
            <dc:creator>Matthew Hoctor</dc:creator>
            <dc:date>2022-04-02T22:25:48.559000000</dc:date>
          </office:change-info>
          <table:previous>
            <table:change-track-table-cell/>
          </table:previous>
        </table:cell-content-change>
        <table:cell-content-change table:id="ct74">
          <table:cell-address table:column="1" table:row="1" table:table="2"/>
          <office:change-info>
            <dc:creator>Matthew Hoctor</dc:creator>
            <dc:date>2022-04-02T22:25:48.559000000</dc:date>
          </office:change-info>
          <table:previous>
            <table:change-track-table-cell/>
          </table:previous>
        </table:cell-content-change>
        <table:cell-content-change table:id="ct75">
          <table:cell-address table:column="1" table:row="2" table:table="2"/>
          <office:change-info>
            <dc:creator>Matthew Hoctor</dc:creator>
            <dc:date>2022-04-02T22:25:48.559000000</dc:date>
          </office:change-info>
          <table:previous>
            <table:change-track-table-cell/>
          </table:previous>
        </table:cell-content-change>
        <table:cell-content-change table:id="ct76">
          <table:cell-address table:column="1" table:row="3" table:table="2"/>
          <office:change-info>
            <dc:creator>Matthew Hoctor</dc:creator>
            <dc:date>2022-04-02T22:25:48.559000000</dc:date>
          </office:change-info>
          <table:previous>
            <table:change-track-table-cell/>
          </table:previous>
        </table:cell-content-change>
        <table:cell-content-change table:id="ct77">
          <table:cell-address table:column="1" table:row="4" table:table="2"/>
          <office:change-info>
            <dc:creator>Matthew Hoctor</dc:creator>
            <dc:date>2022-04-02T22:25:48.559000000</dc:date>
          </office:change-info>
          <table:previous>
            <table:change-track-table-cell/>
          </table:previous>
        </table:cell-content-change>
        <table:cell-content-change table:id="ct78">
          <table:cell-address table:column="2" table:row="0" table:table="2"/>
          <office:change-info>
            <dc:creator>Matthew Hoctor</dc:creator>
            <dc:date>2022-04-02T22:25:48.559000000</dc:date>
          </office:change-info>
          <table:previous>
            <table:change-track-table-cell/>
          </table:previous>
        </table:cell-content-change>
        <table:cell-content-change table:id="ct79">
          <table:cell-address table:column="2" table:row="1" table:table="2"/>
          <office:change-info>
            <dc:creator>Matthew Hoctor</dc:creator>
            <dc:date>2022-04-02T22:25:48.559000000</dc:date>
          </office:change-info>
          <table:previous>
            <table:change-track-table-cell/>
          </table:previous>
        </table:cell-content-change>
        <table:cell-content-change table:id="ct80">
          <table:cell-address table:column="2" table:row="2" table:table="2"/>
          <office:change-info>
            <dc:creator>Matthew Hoctor</dc:creator>
            <dc:date>2022-04-02T22:25:48.559000000</dc:date>
          </office:change-info>
          <table:previous>
            <table:change-track-table-cell/>
          </table:previous>
        </table:cell-content-change>
        <table:cell-content-change table:id="ct81">
          <table:cell-address table:column="2" table:row="3" table:table="2"/>
          <office:change-info>
            <dc:creator>Matthew Hoctor</dc:creator>
            <dc:date>2022-04-02T22:25:48.559000000</dc:date>
          </office:change-info>
          <table:previous>
            <table:change-track-table-cell/>
          </table:previous>
        </table:cell-content-change>
        <table:cell-content-change table:id="ct82">
          <table:cell-address table:column="2" table:row="4" table:table="2"/>
          <office:change-info>
            <dc:creator>Matthew Hoctor</dc:creator>
            <dc:date>2022-04-02T22:25:48.559000000</dc:date>
          </office:change-info>
          <table:previous>
            <table:change-track-table-cell/>
          </table:previous>
        </table:cell-content-change>
        <table:cell-content-change table:id="ct83">
          <table:cell-address table:column="3" table:row="0" table:table="2"/>
          <office:change-info>
            <dc:creator>Matthew Hoctor</dc:creator>
            <dc:date>2022-04-02T22:25:48.559000000</dc:date>
          </office:change-info>
          <table:previous>
            <table:change-track-table-cell/>
          </table:previous>
        </table:cell-content-change>
        <table:cell-content-change table:id="ct84">
          <table:cell-address table:column="3" table:row="1" table:table="2"/>
          <office:change-info>
            <dc:creator>Matthew Hoctor</dc:creator>
            <dc:date>2022-04-02T22:25:48.559000000</dc:date>
          </office:change-info>
          <table:previous>
            <table:change-track-table-cell/>
          </table:previous>
        </table:cell-content-change>
        <table:cell-content-change table:id="ct85">
          <table:cell-address table:column="3" table:row="2" table:table="2"/>
          <office:change-info>
            <dc:creator>Matthew Hoctor</dc:creator>
            <dc:date>2022-04-02T22:25:48.559000000</dc:date>
          </office:change-info>
          <table:previous>
            <table:change-track-table-cell/>
          </table:previous>
        </table:cell-content-change>
        <table:cell-content-change table:id="ct86">
          <table:cell-address table:column="3" table:row="3" table:table="2"/>
          <office:change-info>
            <dc:creator>Matthew Hoctor</dc:creator>
            <dc:date>2022-04-02T22:25:48.559000000</dc:date>
          </office:change-info>
          <table:previous>
            <table:change-track-table-cell/>
          </table:previous>
        </table:cell-content-change>
        <table:cell-content-change table:id="ct87">
          <table:cell-address table:column="3" table:row="4" table:table="2"/>
          <office:change-info>
            <dc:creator>Matthew Hoctor</dc:creator>
            <dc:date>2022-04-02T22:25:48.559000000</dc:date>
          </office:change-info>
          <table:previous>
            <table:change-track-table-cell/>
          </table:previous>
        </table:cell-content-change>
        <table:cell-content-change table:id="ct88">
          <table:cell-address table:column="4" table:row="0" table:table="2"/>
          <office:change-info>
            <dc:creator>Matthew Hoctor</dc:creator>
            <dc:date>2022-04-02T22:25:48.559000000</dc:date>
          </office:change-info>
          <table:previous>
            <table:change-track-table-cell/>
          </table:previous>
        </table:cell-content-change>
        <table:cell-content-change table:id="ct89">
          <table:cell-address table:column="4" table:row="1" table:table="2"/>
          <office:change-info>
            <dc:creator>Matthew Hoctor</dc:creator>
            <dc:date>2022-04-02T22:25:48.559000000</dc:date>
          </office:change-info>
          <table:previous>
            <table:change-track-table-cell/>
          </table:previous>
        </table:cell-content-change>
        <table:cell-content-change table:id="ct90">
          <table:cell-address table:column="4" table:row="2" table:table="2"/>
          <office:change-info>
            <dc:creator>Matthew Hoctor</dc:creator>
            <dc:date>2022-04-02T22:25:48.559000000</dc:date>
          </office:change-info>
          <table:previous>
            <table:change-track-table-cell/>
          </table:previous>
        </table:cell-content-change>
        <table:cell-content-change table:id="ct91">
          <table:cell-address table:column="4" table:row="3" table:table="2"/>
          <office:change-info>
            <dc:creator>Matthew Hoctor</dc:creator>
            <dc:date>2022-04-02T22:25:48.559000000</dc:date>
          </office:change-info>
          <table:previous>
            <table:change-track-table-cell/>
          </table:previous>
        </table:cell-content-change>
        <table:cell-content-change table:id="ct92">
          <table:cell-address table:column="4" table:row="4" table:table="2"/>
          <office:change-info>
            <dc:creator>Matthew Hoctor</dc:creator>
            <dc:date>2022-04-02T22:25:48.559000000</dc:date>
          </office:change-info>
          <table:previous>
            <table:change-track-table-cell/>
          </table:previous>
        </table:cell-content-change>
        <table:insertion table:id="ct93" table:type="table" table:position="3">
          <office:change-info>
            <dc:creator>Matthew Hoctor</dc:creator>
            <dc:date>2022-04-02T22:28:38.940000000</dc:date>
          </office:change-info>
          <table:dependencies>
            <table:dependency table:id="ct586"/>
            <table:dependency table:id="ct585"/>
            <table:dependency table:id="ct584"/>
            <table:dependency table:id="ct381"/>
            <table:dependency table:id="ct380"/>
            <table:dependency table:id="ct379"/>
            <table:dependency table:id="ct378"/>
            <table:dependency table:id="ct377"/>
            <table:dependency table:id="ct376"/>
            <table:dependency table:id="ct375"/>
            <table:dependency table:id="ct374"/>
            <table:dependency table:id="ct373"/>
            <table:dependency table:id="ct372"/>
            <table:dependency table:id="ct371"/>
            <table:dependency table:id="ct370"/>
            <table:dependency table:id="ct369"/>
            <table:dependency table:id="ct368"/>
            <table:dependency table:id="ct367"/>
            <table:dependency table:id="ct366"/>
            <table:dependency table:id="ct365"/>
            <table:dependency table:id="ct364"/>
            <table:dependency table:id="ct363"/>
            <table:dependency table:id="ct362"/>
            <table:dependency table:id="ct361"/>
            <table:dependency table:id="ct360"/>
            <table:dependency table:id="ct359"/>
            <table:dependency table:id="ct358"/>
            <table:dependency table:id="ct357"/>
            <table:dependency table:id="ct356"/>
            <table:dependency table:id="ct355"/>
            <table:dependency table:id="ct354"/>
            <table:dependency table:id="ct353"/>
            <table:dependency table:id="ct352"/>
            <table:dependency table:id="ct351"/>
            <table:dependency table:id="ct350"/>
            <table:dependency table:id="ct349"/>
            <table:dependency table:id="ct348"/>
            <table:dependency table:id="ct347"/>
            <table:dependency table:id="ct346"/>
            <table:dependency table:id="ct345"/>
            <table:dependency table:id="ct344"/>
            <table:dependency table:id="ct343"/>
            <table:dependency table:id="ct342"/>
            <table:dependency table:id="ct341"/>
            <table:dependency table:id="ct340"/>
            <table:dependency table:id="ct339"/>
            <table:dependency table:id="ct338"/>
            <table:dependency table:id="ct337"/>
            <table:dependency table:id="ct336"/>
            <table:dependency table:id="ct335"/>
            <table:dependency table:id="ct334"/>
            <table:dependency table:id="ct333"/>
            <table:dependency table:id="ct332"/>
            <table:dependency table:id="ct331"/>
            <table:dependency table:id="ct330"/>
            <table:dependency table:id="ct329"/>
            <table:dependency table:id="ct328"/>
            <table:dependency table:id="ct210"/>
            <table:dependency table:id="ct209"/>
            <table:dependency table:id="ct208"/>
            <table:dependency table:id="ct207"/>
            <table:dependency table:id="ct193"/>
            <table:dependency table:id="ct192"/>
            <table:dependency table:id="ct191"/>
            <table:dependency table:id="ct190"/>
            <table:dependency table:id="ct189"/>
            <table:dependency table:id="ct188"/>
            <table:dependency table:id="ct187"/>
            <table:dependency table:id="ct185"/>
            <table:dependency table:id="ct184"/>
            <table:dependency table:id="ct183"/>
            <table:dependency table:id="ct182"/>
            <table:dependency table:id="ct181"/>
            <table:dependency table:id="ct180"/>
            <table:dependency table:id="ct179"/>
            <table:dependency table:id="ct178"/>
            <table:dependency table:id="ct177"/>
            <table:dependency table:id="ct176"/>
            <table:dependency table:id="ct175"/>
            <table:dependency table:id="ct174"/>
            <table:dependency table:id="ct173"/>
            <table:dependency table:id="ct172"/>
            <table:dependency table:id="ct171"/>
            <table:dependency table:id="ct170"/>
            <table:dependency table:id="ct169"/>
            <table:dependency table:id="ct168"/>
            <table:dependency table:id="ct167"/>
            <table:dependency table:id="ct166"/>
            <table:dependency table:id="ct165"/>
            <table:dependency table:id="ct164"/>
            <table:dependency table:id="ct163"/>
            <table:dependency table:id="ct162"/>
            <table:dependency table:id="ct161"/>
            <table:dependency table:id="ct160"/>
            <table:dependency table:id="ct159"/>
            <table:dependency table:id="ct158"/>
            <table:dependency table:id="ct157"/>
            <table:dependency table:id="ct156"/>
            <table:dependency table:id="ct155"/>
            <table:dependency table:id="ct154"/>
            <table:dependency table:id="ct153"/>
            <table:dependency table:id="ct152"/>
            <table:dependency table:id="ct151"/>
            <table:dependency table:id="ct150"/>
            <table:dependency table:id="ct149"/>
            <table:dependency table:id="ct148"/>
            <table:dependency table:id="ct147"/>
            <table:dependency table:id="ct146"/>
            <table:dependency table:id="ct145"/>
            <table:dependency table:id="ct144"/>
            <table:dependency table:id="ct143"/>
            <table:dependency table:id="ct142"/>
            <table:dependency table:id="ct141"/>
            <table:dependency table:id="ct140"/>
            <table:dependency table:id="ct139"/>
            <table:dependency table:id="ct138"/>
            <table:dependency table:id="ct137"/>
            <table:dependency table:id="ct136"/>
            <table:dependency table:id="ct135"/>
            <table:dependency table:id="ct134"/>
            <table:dependency table:id="ct133"/>
            <table:dependency table:id="ct132"/>
            <table:dependency table:id="ct131"/>
            <table:dependency table:id="ct130"/>
            <table:dependency table:id="ct129"/>
            <table:dependency table:id="ct128"/>
            <table:dependency table:id="ct127"/>
            <table:dependency table:id="ct126"/>
            <table:dependency table:id="ct125"/>
            <table:dependency table:id="ct124"/>
            <table:dependency table:id="ct123"/>
            <table:dependency table:id="ct122"/>
            <table:dependency table:id="ct121"/>
            <table:dependency table:id="ct120"/>
            <table:dependency table:id="ct119"/>
            <table:dependency table:id="ct118"/>
            <table:dependency table:id="ct117"/>
            <table:dependency table:id="ct116"/>
            <table:dependency table:id="ct115"/>
            <table:dependency table:id="ct114"/>
            <table:dependency table:id="ct113"/>
            <table:dependency table:id="ct112"/>
            <table:dependency table:id="ct111"/>
            <table:dependency table:id="ct110"/>
            <table:dependency table:id="ct109"/>
            <table:dependency table:id="ct108"/>
            <table:dependency table:id="ct107"/>
            <table:dependency table:id="ct106"/>
            <table:dependency table:id="ct105"/>
            <table:dependency table:id="ct104"/>
            <table:dependency table:id="ct103"/>
            <table:dependency table:id="ct102"/>
            <table:dependency table:id="ct101"/>
            <table:dependency table:id="ct100"/>
            <table:dependency table:id="ct99"/>
            <table:dependency table:id="ct98"/>
            <table:dependency table:id="ct97"/>
            <table:dependency table:id="ct96"/>
            <table:dependency table:id="ct95"/>
            <table:dependency table:id="ct94"/>
          </table:dependencies>
        </table:insertion>
        <table:cell-content-change table:id="ct94">
          <table:cell-address table:column="0" table:row="0" table:table="3"/>
          <office:change-info>
            <dc:creator>Matthew Hoctor</dc:creator>
            <dc:date>2022-04-02T22:28:49.996000000</dc:date>
          </office:change-info>
          <table:previous>
            <table:change-track-table-cell/>
          </table:previous>
        </table:cell-content-change>
        <table:cell-content-change table:id="ct95">
          <table:cell-address table:column="0" table:row="2" table:table="3"/>
          <office:change-info>
            <dc:creator>Matthew Hoctor</dc:creator>
            <dc:date>2022-04-02T22:28:49.996000000</dc:date>
          </office:change-info>
          <table:previous>
            <table:change-track-table-cell/>
          </table:previous>
        </table:cell-content-change>
        <table:cell-content-change table:id="ct96">
          <table:cell-address table:column="0" table:row="3" table:table="3"/>
          <office:change-info>
            <dc:creator>Matthew Hoctor</dc:creator>
            <dc:date>2022-04-02T22:28:49.996000000</dc:date>
          </office:change-info>
          <table:previous>
            <table:change-track-table-cell/>
          </table:previous>
        </table:cell-content-change>
        <table:cell-content-change table:id="ct97">
          <table:cell-address table:column="0" table:row="4" table:table="3"/>
          <office:change-info>
            <dc:creator>Matthew Hoctor</dc:creator>
            <dc:date>2022-04-02T22:28:49.996000000</dc:date>
          </office:change-info>
          <table:previous>
            <table:change-track-table-cell/>
          </table:previous>
        </table:cell-content-change>
        <table:cell-content-change table:id="ct98">
          <table:cell-address table:column="0" table:row="5" table:table="3"/>
          <office:change-info>
            <dc:creator>Matthew Hoctor</dc:creator>
            <dc:date>2022-04-02T22:28:49.996000000</dc:date>
          </office:change-info>
          <table:previous>
            <table:change-track-table-cell/>
          </table:previous>
        </table:cell-content-change>
        <table:cell-content-change table:id="ct99">
          <table:cell-address table:column="0" table:row="6" table:table="3"/>
          <office:change-info>
            <dc:creator>Matthew Hoctor</dc:creator>
            <dc:date>2022-04-02T22:28:49.996000000</dc:date>
          </office:change-info>
          <table:previous>
            <table:change-track-table-cell/>
          </table:previous>
        </table:cell-content-change>
        <table:cell-content-change table:id="ct100">
          <table:cell-address table:column="2" table:row="7" table:table="3"/>
          <office:change-info>
            <dc:creator>Matthew Hoctor</dc:creator>
            <dc:date>2022-04-02T22:28:49.996000000</dc:date>
          </office:change-info>
          <table:previous>
            <table:change-track-table-cell/>
          </table:previous>
        </table:cell-content-change>
        <table:cell-content-change table:id="ct101">
          <table:cell-address table:column="2" table:row="8" table:table="3"/>
          <office:change-info>
            <dc:creator>Matthew Hoctor</dc:creator>
            <dc:date>2022-04-02T22:28:49.996000000</dc:date>
          </office:change-info>
          <table:previous>
            <table:change-track-table-cell/>
          </table:previous>
        </table:cell-content-change>
        <table:cell-content-change table:id="ct102">
          <table:cell-address table:column="2" table:row="9" table:table="3"/>
          <office:change-info>
            <dc:creator>Matthew Hoctor</dc:creator>
            <dc:date>2022-04-02T22:28:49.996000000</dc:date>
          </office:change-info>
          <table:previous>
            <table:change-track-table-cell/>
          </table:previous>
        </table:cell-content-change>
        <table:cell-content-change table:id="ct103">
          <table:cell-address table:column="2" table:row="10" table:table="3"/>
          <office:change-info>
            <dc:creator>Matthew Hoctor</dc:creator>
            <dc:date>2022-04-02T22:28:49.996000000</dc:date>
          </office:change-info>
          <table:previous>
            <table:change-track-table-cell/>
          </table:previous>
        </table:cell-content-change>
        <table:cell-content-change table:id="ct104">
          <table:cell-address table:column="1" table:row="0" table:table="3"/>
          <office:change-info>
            <dc:creator>Matthew Hoctor</dc:creator>
            <dc:date>2022-04-02T22:28:49.996000000</dc:date>
          </office:change-info>
          <table:previous>
            <table:change-track-table-cell/>
          </table:previous>
        </table:cell-content-change>
        <table:cell-content-change table:id="ct105">
          <table:cell-address table:column="1" table:row="2" table:table="3"/>
          <office:change-info>
            <dc:creator>Matthew Hoctor</dc:creator>
            <dc:date>2022-04-02T22:28:49.996000000</dc:date>
          </office:change-info>
          <table:previous>
            <table:change-track-table-cell/>
          </table:previous>
        </table:cell-content-change>
        <table:cell-content-change table:id="ct106">
          <table:cell-address table:column="1" table:row="3" table:table="3"/>
          <office:change-info>
            <dc:creator>Matthew Hoctor</dc:creator>
            <dc:date>2022-04-02T22:28:49.996000000</dc:date>
          </office:change-info>
          <table:previous>
            <table:change-track-table-cell/>
          </table:previous>
        </table:cell-content-change>
        <table:cell-content-change table:id="ct107">
          <table:cell-address table:column="1" table:row="4" table:table="3"/>
          <office:change-info>
            <dc:creator>Matthew Hoctor</dc:creator>
            <dc:date>2022-04-02T22:28:49.996000000</dc:date>
          </office:change-info>
          <table:previous>
            <table:change-track-table-cell/>
          </table:previous>
        </table:cell-content-change>
        <table:cell-content-change table:id="ct108">
          <table:cell-address table:column="1" table:row="5" table:table="3"/>
          <office:change-info>
            <dc:creator>Matthew Hoctor</dc:creator>
            <dc:date>2022-04-02T22:28:49.996000000</dc:date>
          </office:change-info>
          <table:previous>
            <table:change-track-table-cell/>
          </table:previous>
        </table:cell-content-change>
        <table:cell-content-change table:id="ct109">
          <table:cell-address table:column="1" table:row="6" table:table="3"/>
          <office:change-info>
            <dc:creator>Matthew Hoctor</dc:creator>
            <dc:date>2022-04-02T22:28:49.996000000</dc:date>
          </office:change-info>
          <table:previous>
            <table:change-track-table-cell/>
          </table:previous>
        </table:cell-content-change>
        <table:cell-content-change table:id="ct110">
          <table:cell-address table:column="1" table:row="7" table:table="3"/>
          <office:change-info>
            <dc:creator>Matthew Hoctor</dc:creator>
            <dc:date>2022-04-02T22:28:49.996000000</dc:date>
          </office:change-info>
          <table:previous>
            <table:change-track-table-cell/>
          </table:previous>
        </table:cell-content-change>
        <table:cell-content-change table:id="ct111">
          <table:cell-address table:column="1" table:row="8" table:table="3"/>
          <office:change-info>
            <dc:creator>Matthew Hoctor</dc:creator>
            <dc:date>2022-04-02T22:28:49.996000000</dc:date>
          </office:change-info>
          <table:previous>
            <table:change-track-table-cell/>
          </table:previous>
        </table:cell-content-change>
        <table:cell-content-change table:id="ct112">
          <table:cell-address table:column="1" table:row="9" table:table="3"/>
          <office:change-info>
            <dc:creator>Matthew Hoctor</dc:creator>
            <dc:date>2022-04-02T22:28:49.996000000</dc:date>
          </office:change-info>
          <table:previous>
            <table:change-track-table-cell/>
          </table:previous>
        </table:cell-content-change>
        <table:cell-content-change table:id="ct113">
          <table:cell-address table:column="1" table:row="10" table:table="3"/>
          <office:change-info>
            <dc:creator>Matthew Hoctor</dc:creator>
            <dc:date>2022-04-02T22:28:49.996000000</dc:date>
          </office:change-info>
          <table:previous>
            <table:change-track-table-cell/>
          </table:previous>
        </table:cell-content-change>
        <table:cell-content-change table:id="ct114">
          <table:cell-address table:column="2" table:row="0" table:table="3"/>
          <office:change-info>
            <dc:creator>Matthew Hoctor</dc:creator>
            <dc:date>2022-04-02T22:28:49.996000000</dc:date>
          </office:change-info>
          <table:previous>
            <table:change-track-table-cell/>
          </table:previous>
        </table:cell-content-change>
        <table:cell-content-change table:id="ct115">
          <table:cell-address table:column="3" table:row="0" table:table="3"/>
          <office:change-info>
            <dc:creator>Matthew Hoctor</dc:creator>
            <dc:date>2022-04-02T22:28:49.996000000</dc:date>
          </office:change-info>
          <table:previous>
            <table:change-track-table-cell/>
          </table:previous>
        </table:cell-content-change>
        <table:cell-content-change table:id="ct116">
          <table:cell-address table:column="4" table:row="0" table:table="3"/>
          <office:change-info>
            <dc:creator>Matthew Hoctor</dc:creator>
            <dc:date>2022-04-02T22:28:49.996000000</dc:date>
          </office:change-info>
          <table:previous>
            <table:change-track-table-cell/>
          </table:previous>
        </table:cell-content-change>
        <table:cell-content-change table:id="ct117">
          <table:cell-address table:column="4" table:row="2" table:table="3"/>
          <office:change-info>
            <dc:creator>Matthew Hoctor</dc:creator>
            <dc:date>2022-04-02T22:28:49.996000000</dc:date>
          </office:change-info>
          <table:previous>
            <table:change-track-table-cell/>
          </table:previous>
        </table:cell-content-change>
        <table:cell-content-change table:id="ct118">
          <table:cell-address table:column="4" table:row="3" table:table="3"/>
          <office:change-info>
            <dc:creator>Matthew Hoctor</dc:creator>
            <dc:date>2022-04-02T22:28:49.996000000</dc:date>
          </office:change-info>
          <table:previous>
            <table:change-track-table-cell/>
          </table:previous>
        </table:cell-content-change>
        <table:cell-content-change table:id="ct119">
          <table:cell-address table:column="4" table:row="4" table:table="3"/>
          <office:change-info>
            <dc:creator>Matthew Hoctor</dc:creator>
            <dc:date>2022-04-02T22:28:49.996000000</dc:date>
          </office:change-info>
          <table:previous>
            <table:change-track-table-cell/>
          </table:previous>
        </table:cell-content-change>
        <table:cell-content-change table:id="ct120">
          <table:cell-address table:column="4" table:row="5" table:table="3"/>
          <office:change-info>
            <dc:creator>Matthew Hoctor</dc:creator>
            <dc:date>2022-04-02T22:28:49.996000000</dc:date>
          </office:change-info>
          <table:previous>
            <table:change-track-table-cell/>
          </table:previous>
        </table:cell-content-change>
        <table:cell-content-change table:id="ct121">
          <table:cell-address table:column="4" table:row="6" table:table="3"/>
          <office:change-info>
            <dc:creator>Matthew Hoctor</dc:creator>
            <dc:date>2022-04-02T22:28:49.996000000</dc:date>
          </office:change-info>
          <table:previous>
            <table:change-track-table-cell/>
          </table:previous>
        </table:cell-content-change>
        <table:cell-content-change table:id="ct122">
          <table:cell-address table:column="4" table:row="7" table:table="3"/>
          <office:change-info>
            <dc:creator>Matthew Hoctor</dc:creator>
            <dc:date>2022-04-02T22:28:49.996000000</dc:date>
          </office:change-info>
          <table:previous>
            <table:change-track-table-cell/>
          </table:previous>
        </table:cell-content-change>
        <table:cell-content-change table:id="ct123">
          <table:cell-address table:column="4" table:row="8" table:table="3"/>
          <office:change-info>
            <dc:creator>Matthew Hoctor</dc:creator>
            <dc:date>2022-04-02T22:28:49.996000000</dc:date>
          </office:change-info>
          <table:previous>
            <table:change-track-table-cell/>
          </table:previous>
        </table:cell-content-change>
        <table:cell-content-change table:id="ct124">
          <table:cell-address table:column="4" table:row="9" table:table="3"/>
          <office:change-info>
            <dc:creator>Matthew Hoctor</dc:creator>
            <dc:date>2022-04-02T22:28:49.996000000</dc:date>
          </office:change-info>
          <table:previous>
            <table:change-track-table-cell/>
          </table:previous>
        </table:cell-content-change>
        <table:cell-content-change table:id="ct125">
          <table:cell-address table:column="4" table:row="10" table:table="3"/>
          <office:change-info>
            <dc:creator>Matthew Hoctor</dc:creator>
            <dc:date>2022-04-02T22:28:49.997000000</dc:date>
          </office:change-info>
          <table:previous>
            <table:change-track-table-cell/>
          </table:previous>
        </table:cell-content-change>
        <table:cell-content-change table:id="ct126">
          <table:cell-address table:column="0" table:row="0" table:table="3"/>
          <office:change-info>
            <dc:creator>Matthew Hoctor</dc:creator>
            <dc:date>2022-04-02T22:29:15.619000000</dc:date>
          </office:change-info>
          <table:previous table:id="ct94">
            <table:change-track-table-cell office:value-type="string">
              <text:p>cert</text:p>
            </table:change-track-table-cell>
          </table:previous>
        </table:cell-content-change>
        <table:cell-content-change table:id="ct127">
          <table:cell-address table:column="0" table:row="2" table:table="3"/>
          <office:change-info>
            <dc:creator>Matthew Hoctor</dc:creator>
            <dc:date>2022-04-02T22:29:24.010000000</dc:date>
          </office:change-info>
          <table:previous table:id="ct95">
            <table:change-track-table-cell office:value-type="string">
              <text:p>Collaborative Institutional Training Initiative (CITI Program)</text:p>
            </table:change-track-table-cell>
          </table:previous>
        </table:cell-content-change>
        <table:cell-content-change table:id="ct128">
          <table:cell-address table:column="0" table:row="3" table:table="3"/>
          <office:change-info>
            <dc:creator>Matthew Hoctor</dc:creator>
            <dc:date>2022-04-02T22:29:24.010000000</dc:date>
          </office:change-info>
          <table:previous table:id="ct96">
            <table:change-track-table-cell office:value-type="string">
              <text:p>Collaborative Institutional Training Initiative (CITI Program)</text:p>
            </table:change-track-table-cell>
          </table:previous>
        </table:cell-content-change>
        <table:cell-content-change table:id="ct129">
          <table:cell-address table:column="0" table:row="4" table:table="3"/>
          <office:change-info>
            <dc:creator>Matthew Hoctor</dc:creator>
            <dc:date>2022-04-02T22:29:24.010000000</dc:date>
          </office:change-info>
          <table:previous table:id="ct97">
            <table:change-track-table-cell office:value-type="string">
              <text:p>Oregon State University</text:p>
            </table:change-track-table-cell>
          </table:previous>
        </table:cell-content-change>
        <table:cell-content-change table:id="ct130">
          <table:cell-address table:column="0" table:row="5" table:table="3"/>
          <office:change-info>
            <dc:creator>Matthew Hoctor</dc:creator>
            <dc:date>2022-04-02T22:29:24.010000000</dc:date>
          </office:change-info>
          <table:previous table:id="ct98">
            <table:change-track-table-cell office:value-type="string">
              <text:p>Oregon State University</text:p>
            </table:change-track-table-cell>
          </table:previous>
        </table:cell-content-change>
        <table:cell-content-change table:id="ct131">
          <table:cell-address table:column="0" table:row="6" table:table="3"/>
          <office:change-info>
            <dc:creator>Matthew Hoctor</dc:creator>
            <dc:date>2022-04-02T22:29:24.010000000</dc:date>
          </office:change-info>
          <table:previous table:id="ct99">
            <table:change-track-table-cell office:value-type="string">
              <text:p>American Red Cross</text:p>
            </table:change-track-table-cell>
          </table:previous>
        </table:cell-content-change>
        <table:cell-content-change table:id="ct132">
          <table:cell-address table:column="2" table:row="7" table:table="3"/>
          <office:change-info>
            <dc:creator>Matthew Hoctor</dc:creator>
            <dc:date>2022-04-02T22:29:24.010000000</dc:date>
          </office:change-info>
          <table:previous table:id="ct100">
            <table:change-track-table-cell office:value-type="string">
              <text:p>University of Arizona Healthcare Partnership</text:p>
            </table:change-track-table-cell>
          </table:previous>
        </table:cell-content-change>
        <table:cell-content-change table:id="ct133">
          <table:cell-address table:column="2" table:row="8" table:table="3"/>
          <office:change-info>
            <dc:creator>Matthew Hoctor</dc:creator>
            <dc:date>2022-04-02T22:29:24.010000000</dc:date>
          </office:change-info>
          <table:previous table:id="ct101">
            <table:change-track-table-cell office:value-type="string">
              <text:p>Cornell Univesity</text:p>
            </table:change-track-table-cell>
          </table:previous>
        </table:cell-content-change>
        <table:cell-content-change table:id="ct134">
          <table:cell-address table:column="2" table:row="9" table:table="3"/>
          <office:change-info>
            <dc:creator>Matthew Hoctor</dc:creator>
            <dc:date>2022-04-02T22:29:24.010000000</dc:date>
          </office:change-info>
          <table:previous table:id="ct102">
            <table:change-track-table-cell office:value-type="string">
              <text:p>USP Education</text:p>
            </table:change-track-table-cell>
          </table:previous>
        </table:cell-content-change>
        <table:cell-content-change table:id="ct135">
          <table:cell-address table:column="2" table:row="10" table:table="3"/>
          <office:change-info>
            <dc:creator>Matthew Hoctor</dc:creator>
            <dc:date>2022-04-02T22:29:24.010000000</dc:date>
          </office:change-info>
          <table:previous table:id="ct103">
            <table:change-track-table-cell office:value-type="string">
              <text:p>American Pharmacist’s Association</text:p>
            </table:change-track-table-cell>
          </table:previous>
        </table:cell-content-change>
        <table:cell-content-change table:id="ct136">
          <table:cell-address table:column="1" table:row="2" table:table="3"/>
          <office:change-info>
            <dc:creator>Matthew Hoctor</dc:creator>
            <dc:date>2022-04-02T22:29:24.010000000</dc:date>
          </office:change-info>
          <table:previous table:id="ct105">
            <table:change-track-table-cell office:value-type="float" office:value="2022"/>
          </table:previous>
        </table:cell-content-change>
        <table:cell-content-change table:id="ct137">
          <table:cell-address table:column="1" table:row="3" table:table="3"/>
          <office:change-info>
            <dc:creator>Matthew Hoctor</dc:creator>
            <dc:date>2022-04-02T22:29:24.010000000</dc:date>
          </office:change-info>
          <table:previous table:id="ct106">
            <table:change-track-table-cell office:value-type="float" office:value="2022"/>
          </table:previous>
        </table:cell-content-change>
        <table:cell-content-change table:id="ct138">
          <table:cell-address table:column="1" table:row="4" table:table="3"/>
          <office:change-info>
            <dc:creator>Matthew Hoctor</dc:creator>
            <dc:date>2022-04-02T22:29:24.010000000</dc:date>
          </office:change-info>
          <table:previous table:id="ct107">
            <table:change-track-table-cell office:value-type="float" office:value="2022"/>
          </table:previous>
        </table:cell-content-change>
        <table:cell-content-change table:id="ct139">
          <table:cell-address table:column="1" table:row="5" table:table="3"/>
          <office:change-info>
            <dc:creator>Matthew Hoctor</dc:creator>
            <dc:date>2022-04-02T22:29:24.010000000</dc:date>
          </office:change-info>
          <table:previous table:id="ct108">
            <table:change-track-table-cell office:value-type="float" office:value="2022"/>
          </table:previous>
        </table:cell-content-change>
        <table:cell-content-change table:id="ct140">
          <table:cell-address table:column="1" table:row="6" table:table="3"/>
          <office:change-info>
            <dc:creator>Matthew Hoctor</dc:creator>
            <dc:date>2022-04-02T22:29:24.010000000</dc:date>
          </office:change-info>
          <table:previous table:id="ct109">
            <table:change-track-table-cell office:value-type="float" office:value="2021"/>
          </table:previous>
        </table:cell-content-change>
        <table:cell-content-change table:id="ct141">
          <table:cell-address table:column="1" table:row="7" table:table="3"/>
          <office:change-info>
            <dc:creator>Matthew Hoctor</dc:creator>
            <dc:date>2022-04-02T22:29:24.010000000</dc:date>
          </office:change-info>
          <table:previous table:id="ct110">
            <table:change-track-table-cell office:value-type="float" office:value="2019"/>
          </table:previous>
        </table:cell-content-change>
        <table:cell-content-change table:id="ct142">
          <table:cell-address table:column="1" table:row="8" table:table="3"/>
          <office:change-info>
            <dc:creator>Matthew Hoctor</dc:creator>
            <dc:date>2022-04-02T22:29:24.010000000</dc:date>
          </office:change-info>
          <table:previous table:id="ct111">
            <table:change-track-table-cell office:value-type="float" office:value="2018"/>
          </table:previous>
        </table:cell-content-change>
        <table:cell-content-change table:id="ct143">
          <table:cell-address table:column="1" table:row="9" table:table="3"/>
          <office:change-info>
            <dc:creator>Matthew Hoctor</dc:creator>
            <dc:date>2022-04-02T22:29:24.010000000</dc:date>
          </office:change-info>
          <table:previous table:id="ct112">
            <table:change-track-table-cell office:value-type="float" office:value="2018"/>
          </table:previous>
        </table:cell-content-change>
        <table:cell-content-change table:id="ct144">
          <table:cell-address table:column="1" table:row="10" table:table="3"/>
          <office:change-info>
            <dc:creator>Matthew Hoctor</dc:creator>
            <dc:date>2022-04-02T22:29:24.010000000</dc:date>
          </office:change-info>
          <table:previous table:id="ct113">
            <table:change-track-table-cell office:value-type="float" office:value="2015"/>
          </table:previous>
        </table:cell-content-change>
        <table:cell-content-change table:id="ct145">
          <table:cell-address table:column="4" table:row="2" table:table="3"/>
          <office:change-info>
            <dc:creator>Matthew Hoctor</dc:creator>
            <dc:date>2022-04-02T22:29:24.010000000</dc:date>
          </office:change-info>
          <table:previous table:id="ct117">
            <table:change-track-table-cell office:value-type="string">
              <text:p>Human Subjects Reserch</text:p>
            </table:change-track-table-cell>
          </table:previous>
        </table:cell-content-change>
        <table:cell-content-change table:id="ct146">
          <table:cell-address table:column="4" table:row="3" table:table="3"/>
          <office:change-info>
            <dc:creator>Matthew Hoctor</dc:creator>
            <dc:date>2022-04-02T22:29:24.010000000</dc:date>
          </office:change-info>
          <table:previous table:id="ct118">
            <table:change-track-table-cell office:value-type="string">
              <text:p>Responsible Conduct of Research</text:p>
            </table:change-track-table-cell>
          </table:previous>
        </table:cell-content-change>
        <table:cell-content-change table:id="ct147">
          <table:cell-address table:column="4" table:row="4" table:table="3"/>
          <office:change-info>
            <dc:creator>Matthew Hoctor</dc:creator>
            <dc:date>2022-04-02T22:29:24.010000000</dc:date>
          </office:change-info>
          <table:previous table:id="ct119">
            <table:change-track-table-cell office:value-type="string">
              <text:p>Comprehensive Pharmacist Patient Assessment, Prescribing, and Billing for Oregon's Tobacco Cessation Implementation</text:p>
            </table:change-track-table-cell>
          </table:previous>
        </table:cell-content-change>
        <table:cell-content-change table:id="ct148">
          <table:cell-address table:column="4" table:row="5" table:table="3"/>
          <office:change-info>
            <dc:creator>Matthew Hoctor</dc:creator>
            <dc:date>2022-04-02T22:29:24.010000000</dc:date>
          </office:change-info>
          <table:previous table:id="ct120">
            <table:change-track-table-cell office:value-type="string">
              <text:p>Oregon Comprehensive Contraceptive Education and Certification for the Prescribing Pharmacist</text:p>
            </table:change-track-table-cell>
          </table:previous>
        </table:cell-content-change>
        <table:cell-content-change table:id="ct149">
          <table:cell-address table:column="4" table:row="6" table:table="3"/>
          <office:change-info>
            <dc:creator>Matthew Hoctor</dc:creator>
            <dc:date>2022-04-02T22:29:24.010000000</dc:date>
          </office:change-info>
          <table:previous table:id="ct121">
            <table:change-track-table-cell office:value-type="string">
              <text:p>Basic Life Support</text:p>
            </table:change-track-table-cell>
          </table:previous>
        </table:cell-content-change>
        <table:cell-content-change table:id="ct150">
          <table:cell-address table:column="4" table:row="7" table:table="3"/>
          <office:change-info>
            <dc:creator>Matthew Hoctor</dc:creator>
            <dc:date>2022-04-02T22:29:24.010000000</dc:date>
          </office:change-info>
          <table:previous table:id="ct122">
            <table:change-track-table-cell office:value-type="string">
              <text:p>Treatment Specialist Certification for Nicotine Dependence</text:p>
            </table:change-track-table-cell>
          </table:previous>
        </table:cell-content-change>
        <table:cell-content-change table:id="ct151">
          <table:cell-address table:column="4" table:row="8" table:table="3"/>
          <office:change-info>
            <dc:creator>Matthew Hoctor</dc:creator>
            <dc:date>2022-04-02T22:29:24.010000000</dc:date>
          </office:change-info>
          <table:previous table:id="ct123">
            <table:change-track-table-cell office:value-type="string">
              <text:p>Plant-Based Nutrition Certificate</text:p>
            </table:change-track-table-cell>
          </table:previous>
        </table:cell-content-change>
        <table:cell-content-change table:id="ct152">
          <table:cell-address table:column="4" table:row="9" table:table="3"/>
          <office:change-info>
            <dc:creator>Matthew Hoctor</dc:creator>
            <dc:date>2022-04-02T22:29:24.010000000</dc:date>
          </office:change-info>
          <table:previous table:id="ct124">
            <table:change-track-table-cell office:value-type="string">
              <text:p>USP General Chapter 800 Hazardous Drugs—Handling in Healthcare Settings</text:p>
            </table:change-track-table-cell>
          </table:previous>
        </table:cell-content-change>
        <table:cell-content-change table:id="ct153">
          <table:cell-address table:column="4" table:row="10" table:table="3"/>
          <office:change-info>
            <dc:creator>Matthew Hoctor</dc:creator>
            <dc:date>2022-04-02T22:29:24.010000000</dc:date>
          </office:change-info>
          <table:previous table:id="ct125">
            <table:change-track-table-cell office:value-type="string">
              <text:p>Pharmacy-Based Immunization Delivery</text:p>
            </table:change-track-table-cell>
          </table:previous>
        </table:cell-content-change>
        <table:cell-content-change table:id="ct154">
          <table:cell-address table:column="0" table:row="2" table:table="3"/>
          <office:change-info>
            <dc:creator>Matthew Hoctor</dc:creator>
            <dc:date>2022-04-02T22:29:29.796000000</dc:date>
          </office:change-info>
          <table:previous table:id="ct127">
            <table:change-track-table-cell/>
          </table:previous>
        </table:cell-content-change>
        <table:cell-content-change table:id="ct155">
          <table:cell-address table:column="1" table:row="2" table:table="3"/>
          <office:change-info>
            <dc:creator>Matthew Hoctor</dc:creator>
            <dc:date>2022-04-02T22:29:37.214000000</dc:date>
          </office:change-info>
          <table:previous table:id="ct136">
            <table:change-track-table-cell/>
          </table:previous>
        </table:cell-content-change>
        <table:cell-content-change table:id="ct156">
          <table:cell-address table:column="1" table:row="2" table:table="3"/>
          <office:change-info>
            <dc:creator>Matthew Hoctor</dc:creator>
            <dc:date>2022-04-02T22:29:55.983000000</dc:date>
          </office:change-info>
          <table:previous table:id="ct155">
            <table:change-track-table-cell office:value-type="string">
              <text:p>Sept 2018-Jul 2019</text:p>
            </table:change-track-table-cell>
          </table:previous>
        </table:cell-content-change>
        <table:cell-content-change table:id="ct157">
          <table:cell-address table:column="2" table:row="2" table:table="3"/>
          <office:change-info>
            <dc:creator>Matthew Hoctor</dc:creator>
            <dc:date>2022-04-02T22:29:58.763000000</dc:date>
          </office:change-info>
          <table:previous>
            <table:change-track-table-cell/>
          </table:previous>
        </table:cell-content-change>
        <table:cell-content-change table:id="ct158">
          <table:cell-address table:column="4" table:row="2" table:table="3"/>
          <office:change-info>
            <dc:creator>Matthew Hoctor</dc:creator>
            <dc:date>2022-04-02T22:30:42.897000000</dc:date>
          </office:change-info>
          <table:previous table:id="ct145">
            <table:change-track-table-cell/>
          </table:previous>
        </table:cell-content-change>
        <table:cell-content-change table:id="ct159">
          <table:cell-address table:column="3" table:row="2" table:table="3"/>
          <office:change-info>
            <dc:creator>Matthew Hoctor</dc:creator>
            <dc:date>2022-04-02T22:30:59.801000000</dc:date>
          </office:change-info>
          <table:previous>
            <table:change-track-table-cell/>
          </table:previous>
        </table:cell-content-change>
        <table:cell-content-change table:id="ct160">
          <table:cell-address table:column="0" table:row="3" table:table="3"/>
          <office:change-info>
            <dc:creator>Matthew Hoctor</dc:creator>
            <dc:date>2022-04-02T22:31:08.130000000</dc:date>
          </office:change-info>
          <table:previous table:id="ct128">
            <table:change-track-table-cell/>
          </table:previous>
        </table:cell-content-change>
        <table:cell-content-change table:id="ct161">
          <table:cell-address table:column="1" table:row="3" table:table="3"/>
          <office:change-info>
            <dc:creator>Matthew Hoctor</dc:creator>
            <dc:date>2022-04-02T22:31:08.130000000</dc:date>
          </office:change-info>
          <table:previous table:id="ct137">
            <table:change-track-table-cell/>
          </table:previous>
        </table:cell-content-change>
        <table:cell-content-change table:id="ct162">
          <table:cell-address table:column="2" table:row="3" table:table="3"/>
          <office:change-info>
            <dc:creator>Matthew Hoctor</dc:creator>
            <dc:date>2022-04-02T22:31:08.130000000</dc:date>
          </office:change-info>
          <table:previous>
            <table:change-track-table-cell/>
          </table:previous>
        </table:cell-content-change>
        <table:cell-content-change table:id="ct163">
          <table:cell-address table:column="3" table:row="3" table:table="3"/>
          <office:change-info>
            <dc:creator>Matthew Hoctor</dc:creator>
            <dc:date>2022-04-02T22:31:08.130000000</dc:date>
          </office:change-info>
          <table:previous>
            <table:change-track-table-cell/>
          </table:previous>
        </table:cell-content-change>
        <table:cell-content-change table:id="ct164">
          <table:cell-address table:column="0" table:row="4" table:table="3"/>
          <office:change-info>
            <dc:creator>Matthew Hoctor</dc:creator>
            <dc:date>2022-04-02T22:31:08.960000000</dc:date>
          </office:change-info>
          <table:previous table:id="ct129">
            <table:change-track-table-cell/>
          </table:previous>
        </table:cell-content-change>
        <table:cell-content-change table:id="ct165">
          <table:cell-address table:column="1" table:row="4" table:table="3"/>
          <office:change-info>
            <dc:creator>Matthew Hoctor</dc:creator>
            <dc:date>2022-04-02T22:31:08.960000000</dc:date>
          </office:change-info>
          <table:previous table:id="ct138">
            <table:change-track-table-cell/>
          </table:previous>
        </table:cell-content-change>
        <table:cell-content-change table:id="ct166">
          <table:cell-address table:column="2" table:row="4" table:table="3"/>
          <office:change-info>
            <dc:creator>Matthew Hoctor</dc:creator>
            <dc:date>2022-04-02T22:31:08.960000000</dc:date>
          </office:change-info>
          <table:previous>
            <table:change-track-table-cell/>
          </table:previous>
        </table:cell-content-change>
        <table:cell-content-change table:id="ct167">
          <table:cell-address table:column="3" table:row="4" table:table="3"/>
          <office:change-info>
            <dc:creator>Matthew Hoctor</dc:creator>
            <dc:date>2022-04-02T22:31:08.960000000</dc:date>
          </office:change-info>
          <table:previous>
            <table:change-track-table-cell/>
          </table:previous>
        </table:cell-content-change>
        <table:cell-content-change table:id="ct168">
          <table:cell-address table:column="0" table:row="5" table:table="3"/>
          <office:change-info>
            <dc:creator>Matthew Hoctor</dc:creator>
            <dc:date>2022-04-02T22:31:09.849000000</dc:date>
          </office:change-info>
          <table:previous table:id="ct130">
            <table:change-track-table-cell/>
          </table:previous>
        </table:cell-content-change>
        <table:cell-content-change table:id="ct169">
          <table:cell-address table:column="1" table:row="5" table:table="3"/>
          <office:change-info>
            <dc:creator>Matthew Hoctor</dc:creator>
            <dc:date>2022-04-02T22:31:09.849000000</dc:date>
          </office:change-info>
          <table:previous table:id="ct139">
            <table:change-track-table-cell/>
          </table:previous>
        </table:cell-content-change>
        <table:cell-content-change table:id="ct170">
          <table:cell-address table:column="2" table:row="5" table:table="3"/>
          <office:change-info>
            <dc:creator>Matthew Hoctor</dc:creator>
            <dc:date>2022-04-02T22:31:09.849000000</dc:date>
          </office:change-info>
          <table:previous>
            <table:change-track-table-cell/>
          </table:previous>
        </table:cell-content-change>
        <table:cell-content-change table:id="ct171">
          <table:cell-address table:column="3" table:row="5" table:table="3"/>
          <office:change-info>
            <dc:creator>Matthew Hoctor</dc:creator>
            <dc:date>2022-04-02T22:31:09.849000000</dc:date>
          </office:change-info>
          <table:previous>
            <table:change-track-table-cell/>
          </table:previous>
        </table:cell-content-change>
        <table:cell-content-change table:id="ct172">
          <table:cell-address table:column="0" table:row="6" table:table="3"/>
          <office:change-info>
            <dc:creator>Matthew Hoctor</dc:creator>
            <dc:date>2022-04-02T22:31:10.719000000</dc:date>
          </office:change-info>
          <table:previous table:id="ct131">
            <table:change-track-table-cell/>
          </table:previous>
        </table:cell-content-change>
        <table:cell-content-change table:id="ct173">
          <table:cell-address table:column="1" table:row="6" table:table="3"/>
          <office:change-info>
            <dc:creator>Matthew Hoctor</dc:creator>
            <dc:date>2022-04-02T22:31:10.719000000</dc:date>
          </office:change-info>
          <table:previous table:id="ct140">
            <table:change-track-table-cell/>
          </table:previous>
        </table:cell-content-change>
        <table:cell-content-change table:id="ct174">
          <table:cell-address table:column="2" table:row="6" table:table="3"/>
          <office:change-info>
            <dc:creator>Matthew Hoctor</dc:creator>
            <dc:date>2022-04-02T22:31:10.719000000</dc:date>
          </office:change-info>
          <table:previous>
            <table:change-track-table-cell/>
          </table:previous>
        </table:cell-content-change>
        <table:cell-content-change table:id="ct175">
          <table:cell-address table:column="3" table:row="6" table:table="3"/>
          <office:change-info>
            <dc:creator>Matthew Hoctor</dc:creator>
            <dc:date>2022-04-02T22:31:10.719000000</dc:date>
          </office:change-info>
          <table:previous>
            <table:change-track-table-cell/>
          </table:previous>
        </table:cell-content-change>
        <table:cell-content-change table:id="ct176">
          <table:cell-address table:column="4" table:row="3" table:table="3"/>
          <office:change-info>
            <dc:creator>Matthew Hoctor</dc:creator>
            <dc:date>2022-04-02T22:31:28.840000000</dc:date>
          </office:change-info>
          <table:previous table:id="ct146">
            <table:change-track-table-cell/>
          </table:previous>
        </table:cell-content-change>
        <table:cell-content-change table:id="ct177">
          <table:cell-address table:column="4" table:row="4" table:table="3"/>
          <office:change-info>
            <dc:creator>Matthew Hoctor</dc:creator>
            <dc:date>2022-04-02T22:31:37.791000000</dc:date>
          </office:change-info>
          <table:previous table:id="ct147">
            <table:change-track-table-cell/>
          </table:previous>
        </table:cell-content-change>
        <table:cell-content-change table:id="ct178">
          <table:cell-address table:column="4" table:row="5" table:table="3"/>
          <office:change-info>
            <dc:creator>Matthew Hoctor</dc:creator>
            <dc:date>2022-04-02T22:32:33.026000000</dc:date>
          </office:change-info>
          <table:previous table:id="ct148">
            <table:change-track-table-cell/>
          </table:previous>
        </table:cell-content-change>
        <table:cell-content-change table:id="ct179">
          <table:cell-address table:column="4" table:row="6" table:table="3"/>
          <office:change-info>
            <dc:creator>Matthew Hoctor</dc:creator>
            <dc:date>2022-04-02T22:32:33.026000000</dc:date>
          </office:change-info>
          <table:previous table:id="ct149">
            <table:change-track-table-cell/>
          </table:previous>
        </table:cell-content-change>
        <table:cell-content-change table:id="ct180">
          <table:cell-address table:column="4" table:row="6" table:table="3"/>
          <office:change-info>
            <dc:creator>Matthew Hoctor</dc:creator>
            <dc:date>2022-04-02T22:32:43.715000000</dc:date>
          </office:change-info>
          <table:previous table:id="ct179">
            <table:change-track-table-cell office:value-type="string">
              <text:p>Management System (RPMS) and recommended solutions to the patient and/or provider</text:p>
            </table:change-track-table-cell>
          </table:previous>
        </table:cell-content-change>
        <table:cell-content-change table:id="ct181">
          <table:cell-address table:column="4" table:row="5" table:table="3"/>
          <office:change-info>
            <dc:creator>Matthew Hoctor</dc:creator>
            <dc:date>2022-04-02T22:32:52.132000000</dc:date>
          </office:change-info>
          <table:previous table:id="ct178">
            <table:change-track-table-cell office:value-type="string">
              <text:p>Identified drug-related problems using information from the patient and/or Resource and Patient</text:p>
            </table:change-track-table-cell>
          </table:previous>
        </table:cell-content-change>
        <table:cell-content-change table:id="ct182">
          <table:cell-address table:column="4" table:row="6" table:table="3"/>
          <office:change-info>
            <dc:creator>Matthew Hoctor</dc:creator>
            <dc:date>2022-04-02T22:33:07.808000000</dc:date>
          </office:change-info>
          <table:previous table:id="ct180">
            <table:change-track-table-cell/>
          </table:previous>
        </table:cell-content-change>
        <table:cell-content-change table:id="ct183">
          <table:cell-address table:column="4" table:row="7" table:table="3"/>
          <office:change-info>
            <dc:creator>Matthew Hoctor</dc:creator>
            <dc:date>2022-04-02T22:33:07.808000000</dc:date>
          </office:change-info>
          <table:previous table:id="ct150">
            <table:change-track-table-cell/>
          </table:previous>
        </table:cell-content-change>
        <table:cell-content-change table:id="ct184">
          <table:cell-address table:column="4" table:row="7" table:table="3"/>
          <office:change-info>
            <dc:creator>Matthew Hoctor</dc:creator>
            <dc:date>2022-04-02T22:33:14.783000000</dc:date>
          </office:change-info>
          <table:previous table:id="ct183">
            <table:change-track-table-cell office:value-type="string">
              <text:p>counseling, and medication reconciliation at admissions and discharge</text:p>
            </table:change-track-table-cell>
          </table:previous>
        </table:cell-content-change>
        <table:cell-content-change table:id="ct185">
          <table:cell-address table:column="4" table:row="6" table:table="3"/>
          <office:change-info>
            <dc:creator>Matthew Hoctor</dc:creator>
            <dc:date>2022-04-02T22:33:24.997000000</dc:date>
          </office:change-info>
          <table:previous table:id="ct182">
            <table:change-track-table-cell office:value-type="string">
              <text:p>Provided pharmacy services to the inpatient department including daily rounding, medication discharge</text:p>
            </table:change-track-table-cell>
          </table:previous>
        </table:cell-content-change>
        <table:insertion table:id="ct186" table:type="row" table:position="1" table:table="3">
          <office:change-info>
            <dc:creator>Matthew Hoctor</dc:creator>
            <dc:date>2022-04-02T22:33:37.191000000</dc:date>
          </office:change-info>
          <table:dependencies>
            <table:dependency table:id="ct586"/>
            <table:dependency table:id="ct585"/>
            <table:dependency table:id="ct210"/>
            <table:dependency table:id="ct209"/>
            <table:dependency table:id="ct192"/>
            <table:dependency table:id="ct191"/>
            <table:dependency table:id="ct190"/>
            <table:dependency table:id="ct189"/>
            <table:dependency table:id="ct188"/>
            <table:dependency table:id="ct187"/>
          </table:dependencies>
        </table:insertion>
        <table:cell-content-change table:id="ct187">
          <table:cell-address table:column="0" table:row="1" table:table="3"/>
          <office:change-info>
            <dc:creator>Matthew Hoctor</dc:creator>
            <dc:date>2022-04-02T22:33:41.364000000</dc:date>
          </office:change-info>
          <table:previous>
            <table:change-track-table-cell/>
          </table:previous>
        </table:cell-content-change>
        <table:cell-content-change table:id="ct188">
          <table:cell-address table:column="1" table:row="1" table:table="3"/>
          <office:change-info>
            <dc:creator>Matthew Hoctor</dc:creator>
            <dc:date>2022-04-02T22:33:52.666000000</dc:date>
          </office:change-info>
          <table:previous>
            <table:change-track-table-cell/>
          </table:previous>
        </table:cell-content-change>
        <table:cell-content-change table:id="ct189">
          <table:cell-address table:column="1" table:row="1" table:table="3"/>
          <office:change-info>
            <dc:creator>Matthew Hoctor</dc:creator>
            <dc:date>2022-04-02T22:33:52.666000000</dc:date>
          </office:change-info>
          <table:previous table:id="ct188">
            <table:change-track-table-cell office:value-type="string">
              <text:p>Mar 2022 - Present</text:p>
            </table:change-track-table-cell>
          </table:previous>
        </table:cell-content-change>
        <table:cell-content-change table:id="ct190">
          <table:cell-address table:column="2" table:row="1" table:table="3"/>
          <office:change-info>
            <dc:creator>Matthew Hoctor</dc:creator>
            <dc:date>2022-04-02T22:34:44.039000000</dc:date>
          </office:change-info>
          <table:previous>
            <table:change-track-table-cell/>
          </table:previous>
        </table:cell-content-change>
        <table:cell-content-change table:id="ct191">
          <table:cell-address table:column="3" table:row="1" table:table="3"/>
          <office:change-info>
            <dc:creator>Matthew Hoctor</dc:creator>
            <dc:date>2022-04-02T22:35:00.328000000</dc:date>
          </office:change-info>
          <table:previous>
            <table:change-track-table-cell/>
          </table:previous>
        </table:cell-content-change>
        <table:cell-content-change table:id="ct192">
          <table:cell-address table:column="4" table:row="1" table:table="3"/>
          <office:change-info>
            <dc:creator>Matthew Hoctor</dc:creator>
            <dc:date>2022-04-02T22:35:36.249000000</dc:date>
          </office:change-info>
          <table:previous>
            <table:change-track-table-cell/>
          </table:previous>
        </table:cell-content-change>
        <table:movement table:id="ct193">
          <table:source-range-address table:start-column="4" table:start-row="5" table:start-table="3" table:end-column="4" table:end-row="6" table:end-table="3"/>
          <table:target-range-address table:start-column="4" table:start-row="5" table:start-table="3" table:end-column="4" table:end-row="6" table:end-table="3"/>
          <office:change-info>
            <dc:creator>Matthew Hoctor</dc:creator>
            <dc:date>2022-04-02T22:36:39.398000000</dc:date>
          </office:change-info>
          <table:deletions>
            <table:cell-content-deletion table:id="ct185">
              <table:change-track-table-cell office:value-type="string">
                <text:p>Provided pharmacy services to the inpatient department including daily rounding, medication discharge counseling, and medication reconciliation at admissions and discharge</text:p>
              </table:change-track-table-cell>
            </table:cell-content-deletion>
            <table:cell-content-deletion table:id="ct181">
              <table:change-track-table-cell office:value-type="string">
                <text:p>Identified drug-related problems using information from the patient and/or Resource and Patient Management System (RPMS) and recommended solutions to the patient and/or provider</text:p>
              </table:change-track-table-cell>
            </table:cell-content-deletion>
          </table:deletions>
        </table:movement>
        <table:insertion table:id="ct194" table:type="table" table:position="4">
          <office:change-info>
            <dc:creator>Matthew Hoctor</dc:creator>
            <dc:date>2022-04-02T22:46:41.666000000</dc:date>
          </office:change-info>
          <table:dependencies>
            <table:dependency table:id="ct578"/>
            <table:dependency table:id="ct577"/>
            <table:dependency table:id="ct576"/>
            <table:dependency table:id="ct575"/>
            <table:dependency table:id="ct574"/>
            <table:dependency table:id="ct573"/>
            <table:dependency table:id="ct572"/>
            <table:dependency table:id="ct571"/>
            <table:dependency table:id="ct570"/>
            <table:dependency table:id="ct569"/>
            <table:dependency table:id="ct568"/>
            <table:dependency table:id="ct567"/>
            <table:dependency table:id="ct566"/>
            <table:dependency table:id="ct565"/>
            <table:dependency table:id="ct564"/>
            <table:dependency table:id="ct563"/>
            <table:dependency table:id="ct562"/>
            <table:dependency table:id="ct561"/>
            <table:dependency table:id="ct560"/>
            <table:dependency table:id="ct559"/>
            <table:dependency table:id="ct558"/>
            <table:dependency table:id="ct557"/>
            <table:dependency table:id="ct556"/>
            <table:dependency table:id="ct555"/>
            <table:dependency table:id="ct554"/>
            <table:dependency table:id="ct553"/>
            <table:dependency table:id="ct552"/>
            <table:dependency table:id="ct551"/>
            <table:dependency table:id="ct550"/>
            <table:dependency table:id="ct549"/>
            <table:dependency table:id="ct548"/>
            <table:dependency table:id="ct547"/>
            <table:dependency table:id="ct546"/>
            <table:dependency table:id="ct545"/>
            <table:dependency table:id="ct544"/>
            <table:dependency table:id="ct543"/>
            <table:dependency table:id="ct542"/>
            <table:dependency table:id="ct541"/>
            <table:dependency table:id="ct540"/>
            <table:dependency table:id="ct539"/>
            <table:dependency table:id="ct538"/>
            <table:dependency table:id="ct537"/>
            <table:dependency table:id="ct536"/>
            <table:dependency table:id="ct535"/>
            <table:dependency table:id="ct534"/>
            <table:dependency table:id="ct533"/>
            <table:dependency table:id="ct532"/>
            <table:dependency table:id="ct531"/>
            <table:dependency table:id="ct530"/>
            <table:dependency table:id="ct529"/>
            <table:dependency table:id="ct528"/>
            <table:dependency table:id="ct527"/>
            <table:dependency table:id="ct526"/>
            <table:dependency table:id="ct525"/>
            <table:dependency table:id="ct524"/>
            <table:dependency table:id="ct523"/>
            <table:dependency table:id="ct522"/>
            <table:dependency table:id="ct521"/>
            <table:dependency table:id="ct520"/>
            <table:dependency table:id="ct519"/>
            <table:dependency table:id="ct518"/>
            <table:dependency table:id="ct517"/>
            <table:dependency table:id="ct516"/>
            <table:dependency table:id="ct515"/>
            <table:dependency table:id="ct514"/>
            <table:dependency table:id="ct513"/>
            <table:dependency table:id="ct512"/>
            <table:dependency table:id="ct511"/>
            <table:dependency table:id="ct510"/>
            <table:dependency table:id="ct509"/>
            <table:dependency table:id="ct508"/>
            <table:dependency table:id="ct507"/>
            <table:dependency table:id="ct506"/>
            <table:dependency table:id="ct505"/>
            <table:dependency table:id="ct504"/>
            <table:dependency table:id="ct503"/>
            <table:dependency table:id="ct502"/>
            <table:dependency table:id="ct501"/>
            <table:dependency table:id="ct500"/>
            <table:dependency table:id="ct499"/>
            <table:dependency table:id="ct498"/>
            <table:dependency table:id="ct497"/>
            <table:dependency table:id="ct496"/>
            <table:dependency table:id="ct495"/>
            <table:dependency table:id="ct494"/>
            <table:dependency table:id="ct493"/>
            <table:dependency table:id="ct492"/>
            <table:dependency table:id="ct491"/>
            <table:dependency table:id="ct490"/>
            <table:dependency table:id="ct489"/>
            <table:dependency table:id="ct488"/>
            <table:dependency table:id="ct487"/>
            <table:dependency table:id="ct486"/>
            <table:dependency table:id="ct485"/>
            <table:dependency table:id="ct484"/>
            <table:dependency table:id="ct483"/>
            <table:dependency table:id="ct482"/>
            <table:dependency table:id="ct481"/>
            <table:dependency table:id="ct480"/>
            <table:dependency table:id="ct479"/>
            <table:dependency table:id="ct478"/>
            <table:dependency table:id="ct477"/>
            <table:dependency table:id="ct476"/>
            <table:dependency table:id="ct475"/>
            <table:dependency table:id="ct474"/>
            <table:dependency table:id="ct473"/>
            <table:dependency table:id="ct472"/>
            <table:dependency table:id="ct471"/>
            <table:dependency table:id="ct470"/>
            <table:dependency table:id="ct469"/>
            <table:dependency table:id="ct468"/>
            <table:dependency table:id="ct467"/>
            <table:dependency table:id="ct466"/>
            <table:dependency table:id="ct465"/>
            <table:dependency table:id="ct464"/>
            <table:dependency table:id="ct463"/>
            <table:dependency table:id="ct462"/>
            <table:dependency table:id="ct461"/>
            <table:dependency table:id="ct460"/>
            <table:dependency table:id="ct459"/>
            <table:dependency table:id="ct458"/>
            <table:dependency table:id="ct457"/>
            <table:dependency table:id="ct456"/>
            <table:dependency table:id="ct455"/>
            <table:dependency table:id="ct454"/>
            <table:dependency table:id="ct453"/>
            <table:dependency table:id="ct452"/>
            <table:dependency table:id="ct451"/>
            <table:dependency table:id="ct450"/>
            <table:dependency table:id="ct449"/>
            <table:dependency table:id="ct448"/>
            <table:dependency table:id="ct447"/>
            <table:dependency table:id="ct446"/>
            <table:dependency table:id="ct445"/>
            <table:dependency table:id="ct444"/>
            <table:dependency table:id="ct443"/>
            <table:dependency table:id="ct442"/>
            <table:dependency table:id="ct441"/>
            <table:dependency table:id="ct440"/>
            <table:dependency table:id="ct439"/>
            <table:dependency table:id="ct438"/>
            <table:dependency table:id="ct437"/>
            <table:dependency table:id="ct436"/>
            <table:dependency table:id="ct435"/>
            <table:dependency table:id="ct434"/>
            <table:dependency table:id="ct433"/>
            <table:dependency table:id="ct432"/>
            <table:dependency table:id="ct431"/>
            <table:dependency table:id="ct430"/>
            <table:dependency table:id="ct429"/>
            <table:dependency table:id="ct428"/>
            <table:dependency table:id="ct427"/>
            <table:dependency table:id="ct426"/>
            <table:dependency table:id="ct425"/>
            <table:dependency table:id="ct424"/>
            <table:dependency table:id="ct423"/>
            <table:dependency table:id="ct422"/>
            <table:dependency table:id="ct421"/>
            <table:dependency table:id="ct420"/>
            <table:dependency table:id="ct419"/>
            <table:dependency table:id="ct418"/>
            <table:dependency table:id="ct417"/>
            <table:dependency table:id="ct416"/>
            <table:dependency table:id="ct415"/>
            <table:dependency table:id="ct414"/>
            <table:dependency table:id="ct413"/>
            <table:dependency table:id="ct412"/>
            <table:dependency table:id="ct411"/>
            <table:dependency table:id="ct410"/>
            <table:dependency table:id="ct409"/>
            <table:dependency table:id="ct408"/>
            <table:dependency table:id="ct407"/>
            <table:dependency table:id="ct406"/>
            <table:dependency table:id="ct405"/>
            <table:dependency table:id="ct404"/>
            <table:dependency table:id="ct403"/>
            <table:dependency table:id="ct402"/>
            <table:dependency table:id="ct401"/>
            <table:dependency table:id="ct400"/>
            <table:dependency table:id="ct399"/>
            <table:dependency table:id="ct398"/>
            <table:dependency table:id="ct397"/>
            <table:dependency table:id="ct396"/>
            <table:dependency table:id="ct395"/>
            <table:dependency table:id="ct394"/>
            <table:dependency table:id="ct393"/>
            <table:dependency table:id="ct392"/>
            <table:dependency table:id="ct391"/>
            <table:dependency table:id="ct390"/>
            <table:dependency table:id="ct389"/>
            <table:dependency table:id="ct388"/>
            <table:dependency table:id="ct387"/>
            <table:dependency table:id="ct201"/>
            <table:dependency table:id="ct200"/>
            <table:dependency table:id="ct199"/>
            <table:dependency table:id="ct198"/>
            <table:dependency table:id="ct197"/>
            <table:dependency table:id="ct196"/>
          </table:dependencies>
        </table:insertion>
        <table:insertion table:id="ct195" table:type="table" table:position="5">
          <office:change-info>
            <dc:creator>Matthew Hoctor</dc:creator>
            <dc:date>2022-04-02T22:46:54.502000000</dc:date>
          </office:change-info>
          <table:dependencies>
            <table:dependency table:id="ct589"/>
            <table:dependency table:id="ct588"/>
            <table:dependency table:id="ct587"/>
            <table:dependency table:id="ct275"/>
            <table:dependency table:id="ct274"/>
            <table:dependency table:id="ct273"/>
            <table:dependency table:id="ct272"/>
            <table:dependency table:id="ct271"/>
            <table:dependency table:id="ct270"/>
            <table:dependency table:id="ct269"/>
            <table:dependency table:id="ct268"/>
            <table:dependency table:id="ct267"/>
            <table:dependency table:id="ct266"/>
            <table:dependency table:id="ct265"/>
            <table:dependency table:id="ct264"/>
            <table:dependency table:id="ct263"/>
            <table:dependency table:id="ct262"/>
            <table:dependency table:id="ct261"/>
            <table:dependency table:id="ct258"/>
            <table:dependency table:id="ct257"/>
            <table:dependency table:id="ct256"/>
            <table:dependency table:id="ct255"/>
            <table:dependency table:id="ct254"/>
            <table:dependency table:id="ct253"/>
            <table:dependency table:id="ct252"/>
            <table:dependency table:id="ct251"/>
            <table:dependency table:id="ct250"/>
            <table:dependency table:id="ct249"/>
            <table:dependency table:id="ct248"/>
            <table:dependency table:id="ct245"/>
            <table:dependency table:id="ct244"/>
            <table:dependency table:id="ct243"/>
            <table:dependency table:id="ct242"/>
            <table:dependency table:id="ct241"/>
            <table:dependency table:id="ct240"/>
            <table:dependency table:id="ct239"/>
            <table:dependency table:id="ct238"/>
            <table:dependency table:id="ct237"/>
            <table:dependency table:id="ct236"/>
            <table:dependency table:id="ct235"/>
            <table:dependency table:id="ct234"/>
            <table:dependency table:id="ct233"/>
            <table:dependency table:id="ct232"/>
            <table:dependency table:id="ct231"/>
            <table:dependency table:id="ct230"/>
            <table:dependency table:id="ct229"/>
            <table:dependency table:id="ct228"/>
            <table:dependency table:id="ct227"/>
            <table:dependency table:id="ct226"/>
            <table:dependency table:id="ct225"/>
            <table:dependency table:id="ct224"/>
            <table:dependency table:id="ct223"/>
            <table:dependency table:id="ct222"/>
            <table:dependency table:id="ct221"/>
            <table:dependency table:id="ct220"/>
            <table:dependency table:id="ct219"/>
            <table:dependency table:id="ct218"/>
            <table:dependency table:id="ct217"/>
            <table:dependency table:id="ct216"/>
            <table:dependency table:id="ct215"/>
            <table:dependency table:id="ct214"/>
            <table:dependency table:id="ct213"/>
            <table:dependency table:id="ct212"/>
            <table:dependency table:id="ct211"/>
            <table:dependency table:id="ct206"/>
            <table:dependency table:id="ct205"/>
            <table:dependency table:id="ct204"/>
            <table:dependency table:id="ct203"/>
            <table:dependency table:id="ct202"/>
          </table:dependencies>
        </table:insertion>
        <table:cell-content-change table:id="ct196">
          <table:cell-address table:column="0" table:row="0" table:table="4"/>
          <office:change-info>
            <dc:creator>Matthew Hoctor</dc:creator>
            <dc:date>2022-04-02T22:48:56.809000000</dc:date>
          </office:change-info>
          <table:previous>
            <table:change-track-table-cell/>
          </table:previous>
        </table:cell-content-change>
        <table:cell-content-change table:id="ct197">
          <table:cell-address table:column="1" table:row="0" table:table="4"/>
          <office:change-info>
            <dc:creator>Matthew Hoctor</dc:creator>
            <dc:date>2022-04-02T22:48:56.809000000</dc:date>
          </office:change-info>
          <table:previous>
            <table:change-track-table-cell/>
          </table:previous>
        </table:cell-content-change>
        <table:cell-content-change table:id="ct198">
          <table:cell-address table:column="2" table:row="0" table:table="4"/>
          <office:change-info>
            <dc:creator>Matthew Hoctor</dc:creator>
            <dc:date>2022-04-02T22:48:56.809000000</dc:date>
          </office:change-info>
          <table:previous>
            <table:change-track-table-cell/>
          </table:previous>
        </table:cell-content-change>
        <table:cell-content-change table:id="ct199">
          <table:cell-address table:column="3" table:row="0" table:table="4"/>
          <office:change-info>
            <dc:creator>Matthew Hoctor</dc:creator>
            <dc:date>2022-04-02T22:48:56.809000000</dc:date>
          </office:change-info>
          <table:previous>
            <table:change-track-table-cell/>
          </table:previous>
        </table:cell-content-change>
        <table:cell-content-change table:id="ct200">
          <table:cell-address table:column="4" table:row="0" table:table="4"/>
          <office:change-info>
            <dc:creator>Matthew Hoctor</dc:creator>
            <dc:date>2022-04-02T22:48:56.809000000</dc:date>
          </office:change-info>
          <table:previous>
            <table:change-track-table-cell/>
          </table:previous>
        </table:cell-content-change>
        <table:cell-content-change table:id="ct201">
          <table:cell-address table:column="0" table:row="0" table:table="4"/>
          <office:change-info>
            <dc:creator>Matthew Hoctor</dc:creator>
            <dc:date>2022-04-02T22:49:01.230000000</dc:date>
          </office:change-info>
          <table:previous table:id="ct196">
            <table:change-track-table-cell office:value-type="string">
              <text:p>exp</text:p>
            </table:change-track-table-cell>
          </table:previous>
        </table:cell-content-change>
        <table:cell-content-change table:id="ct202">
          <table:cell-address table:column="0" table:row="0" table:table="5"/>
          <office:change-info>
            <dc:creator>Matthew Hoctor</dc:creator>
            <dc:date>2022-04-02T22:49:06.821000000</dc:date>
          </office:change-info>
          <table:previous>
            <table:change-track-table-cell/>
          </table:previous>
        </table:cell-content-change>
        <table:cell-content-change table:id="ct203">
          <table:cell-address table:column="1" table:row="0" table:table="5"/>
          <office:change-info>
            <dc:creator>Matthew Hoctor</dc:creator>
            <dc:date>2022-04-02T22:49:06.822000000</dc:date>
          </office:change-info>
          <table:previous>
            <table:change-track-table-cell/>
          </table:previous>
        </table:cell-content-change>
        <table:cell-content-change table:id="ct204">
          <table:cell-address table:column="2" table:row="0" table:table="5"/>
          <office:change-info>
            <dc:creator>Matthew Hoctor</dc:creator>
            <dc:date>2022-04-02T22:49:06.822000000</dc:date>
          </office:change-info>
          <table:previous>
            <table:change-track-table-cell/>
          </table:previous>
        </table:cell-content-change>
        <table:cell-content-change table:id="ct205">
          <table:cell-address table:column="3" table:row="0" table:table="5"/>
          <office:change-info>
            <dc:creator>Matthew Hoctor</dc:creator>
            <dc:date>2022-04-02T22:49:06.822000000</dc:date>
          </office:change-info>
          <table:previous>
            <table:change-track-table-cell/>
          </table:previous>
        </table:cell-content-change>
        <table:cell-content-change table:id="ct206">
          <table:cell-address table:column="4" table:row="0" table:table="5"/>
          <office:change-info>
            <dc:creator>Matthew Hoctor</dc:creator>
            <dc:date>2022-04-02T22:49:06.822000000</dc:date>
          </office:change-info>
          <table:previous>
            <table:change-track-table-cell/>
          </table:previous>
        </table:cell-content-change>
        <table:cell-content-change table:id="ct207">
          <table:cell-address table:column="0" table:row="0" table:table="3"/>
          <office:change-info>
            <dc:creator>Matthew Hoctor</dc:creator>
            <dc:date>2022-04-02T22:52:18.187000000</dc:date>
          </office:change-info>
          <table:previous table:id="ct126">
            <table:change-track-table-cell office:value-type="string">
              <text:p>exp</text:p>
            </table:change-track-table-cell>
          </table:previous>
        </table:cell-content-change>
        <table:movement table:id="ct208">
          <table:source-range-address table:start-column="2" table:start-row="1" table:start-table="3" table:end-column="2" table:end-row="6" table:end-table="3"/>
          <table:target-range-address table:start-column="1" table:start-row="16" table:start-table="3" table:end-column="1" table:end-row="21" table:end-table="3"/>
          <office:change-info>
            <dc:creator>Matthew Hoctor</dc:creator>
            <dc:date>2022-04-02T22:52:23.113000000</dc:date>
          </office:change-info>
          <table:dependencies>
            <table:dependency table:id="ct210"/>
          </table:dependencies>
        </table:movement>
        <table:movement table:id="ct209">
          <table:source-range-address table:start-column="0" table:start-row="1" table:start-table="3" table:end-column="0" table:end-row="6" table:end-table="3"/>
          <table:target-range-address table:start-column="2" table:start-row="1" table:start-table="3" table:end-column="2" table:end-row="6" table:end-table="3"/>
          <office:change-info>
            <dc:creator>Matthew Hoctor</dc:creator>
            <dc:date>2022-04-02T22:52:28.455000000</dc:date>
          </office:change-info>
          <table:dependencies>
            <table:dependency table:id="ct584"/>
          </table:dependencies>
        </table:movement>
        <table:movement table:id="ct210">
          <table:source-range-address table:start-column="1" table:start-row="16" table:start-table="3" table:end-column="1" table:end-row="21" table:end-table="3"/>
          <table:target-range-address table:start-column="0" table:start-row="1" table:start-table="3" table:end-column="0" table:end-row="6" table:end-table="3"/>
          <office:change-info>
            <dc:creator>Matthew Hoctor</dc:creator>
            <dc:date>2022-04-02T22:52:33.633000000</dc:date>
          </office:change-info>
          <table:dependencies>
            <table:dependency table:id="ct585"/>
          </table:dependencies>
        </table:movement>
        <table:cell-content-change table:id="ct211">
          <table:cell-address table:column="2" table:row="5" table:table="5"/>
          <office:change-info>
            <dc:creator>Matthew Hoctor</dc:creator>
            <dc:date>2022-04-02T22:53:41.627000000</dc:date>
          </office:change-info>
          <table:previous>
            <table:change-track-table-cell/>
          </table:previous>
        </table:cell-content-change>
        <table:cell-content-change table:id="ct212">
          <table:cell-address table:column="1" table:row="5" table:table="5"/>
          <office:change-info>
            <dc:creator>Matthew Hoctor</dc:creator>
            <dc:date>2022-04-02T22:54:15.609000000</dc:date>
          </office:change-info>
          <table:previous>
            <table:change-track-table-cell/>
          </table:previous>
        </table:cell-content-change>
        <table:cell-content-change table:id="ct213">
          <table:cell-address table:column="1" table:row="5" table:table="5"/>
          <office:change-info>
            <dc:creator>Matthew Hoctor</dc:creator>
            <dc:date>2022-04-02T22:54:15.610000000</dc:date>
          </office:change-info>
          <table:previous table:id="ct212">
            <table:change-track-table-cell office:value-type="string">
              <text:p>Jun to Aug 2014 - 2019</text:p>
            </table:change-track-table-cell>
          </table:previous>
        </table:cell-content-change>
        <table:cell-content-change table:id="ct214">
          <table:cell-address table:column="0" table:row="5" table:table="5"/>
          <office:change-info>
            <dc:creator>Matthew Hoctor</dc:creator>
            <dc:date>2022-04-02T22:54:30.022000000</dc:date>
          </office:change-info>
          <table:previous>
            <table:change-track-table-cell/>
          </table:previous>
        </table:cell-content-change>
        <table:cell-content-change table:id="ct215">
          <table:cell-address table:column="3" table:row="5" table:table="5"/>
          <office:change-info>
            <dc:creator>Matthew Hoctor</dc:creator>
            <dc:date>2022-04-02T22:55:46.942000000</dc:date>
          </office:change-info>
          <table:previous>
            <table:change-track-table-cell/>
          </table:previous>
        </table:cell-content-change>
        <table:cell-content-change table:id="ct216">
          <table:cell-address table:column="4" table:row="5" table:table="5"/>
          <office:change-info>
            <dc:creator>Matthew Hoctor</dc:creator>
            <dc:date>2022-04-02T22:56:13.538000000</dc:date>
          </office:change-info>
          <table:previous>
            <table:change-track-table-cell/>
          </table:previous>
        </table:cell-content-change>
        <table:cell-content-change table:id="ct217">
          <table:cell-address table:column="4" table:row="5" table:table="5"/>
          <office:change-info>
            <dc:creator>Matthew Hoctor</dc:creator>
            <dc:date>2022-04-02T22:56:32.212000000</dc:date>
          </office:change-info>
          <table:previous table:id="ct216">
            <table:change-track-table-cell office:value-type="string">
              <text:p>Performed pre-camp medication reconciliation for pediatric campers with chronic illnesses including HIV,</text:p>
            </table:change-track-table-cell>
          </table:previous>
        </table:cell-content-change>
        <table:cell-content-change table:id="ct218">
          <table:cell-address table:column="2" table:row="6" table:table="5"/>
          <office:change-info>
            <dc:creator>Matthew Hoctor</dc:creator>
            <dc:date>2022-04-02T22:56:43.337000000</dc:date>
          </office:change-info>
          <table:previous>
            <table:change-track-table-cell/>
          </table:previous>
        </table:cell-content-change>
        <table:cell-content-change table:id="ct219">
          <table:cell-address table:column="1" table:row="6" table:table="5"/>
          <office:change-info>
            <dc:creator>Matthew Hoctor</dc:creator>
            <dc:date>2022-04-02T22:56:43.337000000</dc:date>
          </office:change-info>
          <table:previous>
            <table:change-track-table-cell/>
          </table:previous>
        </table:cell-content-change>
        <table:cell-content-change table:id="ct220">
          <table:cell-address table:column="0" table:row="6" table:table="5"/>
          <office:change-info>
            <dc:creator>Matthew Hoctor</dc:creator>
            <dc:date>2022-04-02T22:56:43.337000000</dc:date>
          </office:change-info>
          <table:previous>
            <table:change-track-table-cell/>
          </table:previous>
        </table:cell-content-change>
        <table:cell-content-change table:id="ct221">
          <table:cell-address table:column="3" table:row="6" table:table="5"/>
          <office:change-info>
            <dc:creator>Matthew Hoctor</dc:creator>
            <dc:date>2022-04-02T22:56:43.337000000</dc:date>
          </office:change-info>
          <table:previous>
            <table:change-track-table-cell/>
          </table:previous>
        </table:cell-content-change>
        <table:cell-content-change table:id="ct222">
          <table:cell-address table:column="2" table:row="7" table:table="5"/>
          <office:change-info>
            <dc:creator>Matthew Hoctor</dc:creator>
            <dc:date>2022-04-02T22:56:44.705000000</dc:date>
          </office:change-info>
          <table:previous>
            <table:change-track-table-cell/>
          </table:previous>
        </table:cell-content-change>
        <table:cell-content-change table:id="ct223">
          <table:cell-address table:column="1" table:row="7" table:table="5"/>
          <office:change-info>
            <dc:creator>Matthew Hoctor</dc:creator>
            <dc:date>2022-04-02T22:56:44.705000000</dc:date>
          </office:change-info>
          <table:previous>
            <table:change-track-table-cell/>
          </table:previous>
        </table:cell-content-change>
        <table:cell-content-change table:id="ct224">
          <table:cell-address table:column="0" table:row="7" table:table="5"/>
          <office:change-info>
            <dc:creator>Matthew Hoctor</dc:creator>
            <dc:date>2022-04-02T22:56:44.705000000</dc:date>
          </office:change-info>
          <table:previous>
            <table:change-track-table-cell/>
          </table:previous>
        </table:cell-content-change>
        <table:cell-content-change table:id="ct225">
          <table:cell-address table:column="3" table:row="7" table:table="5"/>
          <office:change-info>
            <dc:creator>Matthew Hoctor</dc:creator>
            <dc:date>2022-04-02T22:56:44.705000000</dc:date>
          </office:change-info>
          <table:previous>
            <table:change-track-table-cell/>
          </table:previous>
        </table:cell-content-change>
        <table:cell-content-change table:id="ct226">
          <table:cell-address table:column="2" table:row="8" table:table="5"/>
          <office:change-info>
            <dc:creator>Matthew Hoctor</dc:creator>
            <dc:date>2022-04-02T22:56:45.441000000</dc:date>
          </office:change-info>
          <table:previous>
            <table:change-track-table-cell/>
          </table:previous>
        </table:cell-content-change>
        <table:cell-content-change table:id="ct227">
          <table:cell-address table:column="1" table:row="8" table:table="5"/>
          <office:change-info>
            <dc:creator>Matthew Hoctor</dc:creator>
            <dc:date>2022-04-02T22:56:45.441000000</dc:date>
          </office:change-info>
          <table:previous>
            <table:change-track-table-cell/>
          </table:previous>
        </table:cell-content-change>
        <table:cell-content-change table:id="ct228">
          <table:cell-address table:column="0" table:row="8" table:table="5"/>
          <office:change-info>
            <dc:creator>Matthew Hoctor</dc:creator>
            <dc:date>2022-04-02T22:56:45.441000000</dc:date>
          </office:change-info>
          <table:previous>
            <table:change-track-table-cell/>
          </table:previous>
        </table:cell-content-change>
        <table:cell-content-change table:id="ct229">
          <table:cell-address table:column="3" table:row="8" table:table="5"/>
          <office:change-info>
            <dc:creator>Matthew Hoctor</dc:creator>
            <dc:date>2022-04-02T22:56:45.441000000</dc:date>
          </office:change-info>
          <table:previous>
            <table:change-track-table-cell/>
          </table:previous>
        </table:cell-content-change>
        <table:cell-content-change table:id="ct230">
          <table:cell-address table:column="4" table:row="6" table:table="5"/>
          <office:change-info>
            <dc:creator>Matthew Hoctor</dc:creator>
            <dc:date>2022-04-02T22:56:56.296000000</dc:date>
          </office:change-info>
          <table:previous>
            <table:change-track-table-cell/>
          </table:previous>
        </table:cell-content-change>
        <table:cell-content-change table:id="ct231">
          <table:cell-address table:column="4" table:row="7" table:table="5"/>
          <office:change-info>
            <dc:creator>Matthew Hoctor</dc:creator>
            <dc:date>2022-04-02T22:57:05.539000000</dc:date>
          </office:change-info>
          <table:previous>
            <table:change-track-table-cell/>
          </table:previous>
        </table:cell-content-change>
        <table:cell-content-change table:id="ct232">
          <table:cell-address table:column="4" table:row="8" table:table="5"/>
          <office:change-info>
            <dc:creator>Matthew Hoctor</dc:creator>
            <dc:date>2022-04-02T22:57:16.686000000</dc:date>
          </office:change-info>
          <table:previous>
            <table:change-track-table-cell/>
          </table:previous>
        </table:cell-content-change>
        <table:cell-content-change table:id="ct233">
          <table:cell-address table:column="4" table:row="9" table:table="5"/>
          <office:change-info>
            <dc:creator>Matthew Hoctor</dc:creator>
            <dc:date>2022-04-02T22:57:27.618000000</dc:date>
          </office:change-info>
          <table:previous>
            <table:change-track-table-cell/>
          </table:previous>
        </table:cell-content-change>
        <table:cell-content-change table:id="ct234">
          <table:cell-address table:column="2" table:row="9" table:table="5"/>
          <office:change-info>
            <dc:creator>Matthew Hoctor</dc:creator>
            <dc:date>2022-04-02T22:57:35.490000000</dc:date>
          </office:change-info>
          <table:previous>
            <table:change-track-table-cell/>
          </table:previous>
        </table:cell-content-change>
        <table:cell-content-change table:id="ct235">
          <table:cell-address table:column="1" table:row="9" table:table="5"/>
          <office:change-info>
            <dc:creator>Matthew Hoctor</dc:creator>
            <dc:date>2022-04-02T22:57:35.490000000</dc:date>
          </office:change-info>
          <table:previous>
            <table:change-track-table-cell/>
          </table:previous>
        </table:cell-content-change>
        <table:cell-content-change table:id="ct236">
          <table:cell-address table:column="0" table:row="9" table:table="5"/>
          <office:change-info>
            <dc:creator>Matthew Hoctor</dc:creator>
            <dc:date>2022-04-02T22:57:35.490000000</dc:date>
          </office:change-info>
          <table:previous>
            <table:change-track-table-cell/>
          </table:previous>
        </table:cell-content-change>
        <table:cell-content-change table:id="ct237">
          <table:cell-address table:column="3" table:row="9" table:table="5"/>
          <office:change-info>
            <dc:creator>Matthew Hoctor</dc:creator>
            <dc:date>2022-04-02T22:57:35.490000000</dc:date>
          </office:change-info>
          <table:previous>
            <table:change-track-table-cell/>
          </table:previous>
        </table:cell-content-change>
        <table:cell-content-change table:id="ct238">
          <table:cell-address table:column="2" table:row="10" table:table="5"/>
          <office:change-info>
            <dc:creator>Matthew Hoctor</dc:creator>
            <dc:date>2022-04-02T22:58:16.913000000</dc:date>
          </office:change-info>
          <table:previous>
            <table:change-track-table-cell/>
          </table:previous>
        </table:cell-content-change>
        <table:cell-content-change table:id="ct239">
          <table:cell-address table:column="1" table:row="10" table:table="5"/>
          <office:change-info>
            <dc:creator>Matthew Hoctor</dc:creator>
            <dc:date>2022-04-02T22:58:32.546000000</dc:date>
          </office:change-info>
          <table:previous>
            <table:change-track-table-cell/>
          </table:previous>
        </table:cell-content-change>
        <table:cell-content-change table:id="ct240">
          <table:cell-address table:column="1" table:row="10" table:table="5"/>
          <office:change-info>
            <dc:creator>Matthew Hoctor</dc:creator>
            <dc:date>2022-04-02T22:58:32.547000000</dc:date>
          </office:change-info>
          <table:previous table:id="ct239">
            <table:change-track-table-cell office:value-type="string">
              <text:p>2012 - Present</text:p>
            </table:change-track-table-cell>
          </table:previous>
        </table:cell-content-change>
        <table:cell-content-change table:id="ct241">
          <table:cell-address table:column="0" table:row="10" table:table="5"/>
          <office:change-info>
            <dc:creator>Matthew Hoctor</dc:creator>
            <dc:date>2022-04-02T22:58:40.906000000</dc:date>
          </office:change-info>
          <table:previous>
            <table:change-track-table-cell/>
          </table:previous>
        </table:cell-content-change>
        <table:cell-content-change table:id="ct242">
          <table:cell-address table:column="0" table:row="10" table:table="5"/>
          <office:change-info>
            <dc:creator>Matthew Hoctor</dc:creator>
            <dc:date>2022-04-02T22:58:46.990000000</dc:date>
          </office:change-info>
          <table:previous table:id="ct241">
            <table:change-track-table-cell office:value-type="string">
              <text:p>Editor</text:p>
            </table:change-track-table-cell>
          </table:previous>
        </table:cell-content-change>
        <table:cell-content-change table:id="ct243">
          <table:cell-address table:column="4" table:row="10" table:table="5"/>
          <office:change-info>
            <dc:creator>Matthew Hoctor</dc:creator>
            <dc:date>2022-04-02T22:58:58.709000000</dc:date>
          </office:change-info>
          <table:previous>
            <table:change-track-table-cell/>
          </table:previous>
        </table:cell-content-change>
        <table:cell-content-change table:id="ct244">
          <table:cell-address table:column="0" table:row="10" table:table="5"/>
          <office:change-info>
            <dc:creator>Matthew Hoctor</dc:creator>
            <dc:date>2022-04-02T23:01:47.920000000</dc:date>
          </office:change-info>
          <table:previous table:id="ct242">
            <table:change-track-table-cell/>
          </table:previous>
        </table:cell-content-change>
        <table:cell-content-change table:id="ct245">
          <table:cell-address table:column="3" table:row="10" table:table="5"/>
          <office:change-info>
            <dc:creator>Matthew Hoctor</dc:creator>
            <dc:date>2022-04-02T23:02:04.279000000</dc:date>
          </office:change-info>
          <table:previous>
            <table:change-track-table-cell/>
          </table:previous>
        </table:cell-content-change>
        <table:insertion table:id="ct246" table:type="row" table:position="1" table:table="5">
          <office:change-info>
            <dc:creator>Matthew Hoctor</dc:creator>
            <dc:date>2022-04-02T23:02:40.427000000</dc:date>
          </office:change-info>
          <table:dependencies>
            <table:dependency table:id="ct253"/>
            <table:dependency table:id="ct252"/>
            <table:dependency table:id="ct251"/>
            <table:dependency table:id="ct250"/>
            <table:dependency table:id="ct249"/>
            <table:dependency table:id="ct248"/>
          </table:dependencies>
        </table:insertion>
        <table:insertion table:id="ct247" table:type="row" table:position="2" table:table="5">
          <office:change-info>
            <dc:creator>Matthew Hoctor</dc:creator>
            <dc:date>2022-04-02T23:02:43.494000000</dc:date>
          </office:change-info>
          <table:dependencies>
            <table:dependency table:id="ct258"/>
            <table:dependency table:id="ct257"/>
            <table:dependency table:id="ct256"/>
            <table:dependency table:id="ct255"/>
            <table:dependency table:id="ct254"/>
          </table:dependencies>
        </table:insertion>
        <table:cell-content-change table:id="ct248">
          <table:cell-address table:column="2" table:row="1" table:table="5"/>
          <office:change-info>
            <dc:creator>Matthew Hoctor</dc:creator>
            <dc:date>2022-04-02T23:02:50.766000000</dc:date>
          </office:change-info>
          <table:previous>
            <table:change-track-table-cell/>
          </table:previous>
        </table:cell-content-change>
        <table:cell-content-change table:id="ct249">
          <table:cell-address table:column="1" table:row="1" table:table="5"/>
          <office:change-info>
            <dc:creator>Matthew Hoctor</dc:creator>
            <dc:date>2022-04-02T23:03:25.178000000</dc:date>
          </office:change-info>
          <table:previous>
            <table:change-track-table-cell/>
          </table:previous>
        </table:cell-content-change>
        <table:cell-content-change table:id="ct250">
          <table:cell-address table:column="1" table:row="1" table:table="5"/>
          <office:change-info>
            <dc:creator>Matthew Hoctor</dc:creator>
            <dc:date>2022-04-02T23:03:25.179000000</dc:date>
          </office:change-info>
          <table:previous table:id="ct249">
            <table:change-track-table-cell office:value-type="string">
              <text:p>2020 - Present</text:p>
            </table:change-track-table-cell>
          </table:previous>
        </table:cell-content-change>
        <table:cell-content-change table:id="ct251">
          <table:cell-address table:column="0" table:row="1" table:table="5"/>
          <office:change-info>
            <dc:creator>Matthew Hoctor</dc:creator>
            <dc:date>2022-04-02T23:03:28.307000000</dc:date>
          </office:change-info>
          <table:previous>
            <table:change-track-table-cell/>
          </table:previous>
        </table:cell-content-change>
        <table:cell-content-change table:id="ct252">
          <table:cell-address table:column="3" table:row="1" table:table="5"/>
          <office:change-info>
            <dc:creator>Matthew Hoctor</dc:creator>
            <dc:date>2022-04-02T23:03:50.208000000</dc:date>
          </office:change-info>
          <table:previous>
            <table:change-track-table-cell/>
          </table:previous>
        </table:cell-content-change>
        <table:cell-content-change table:id="ct253">
          <table:cell-address table:column="4" table:row="1" table:table="5"/>
          <office:change-info>
            <dc:creator>Matthew Hoctor</dc:creator>
            <dc:date>2022-04-02T23:04:05.024000000</dc:date>
          </office:change-info>
          <table:previous>
            <table:change-track-table-cell/>
          </table:previous>
        </table:cell-content-change>
        <table:cell-content-change table:id="ct254">
          <table:cell-address table:column="2" table:row="2" table:table="5"/>
          <office:change-info>
            <dc:creator>Matthew Hoctor</dc:creator>
            <dc:date>2022-04-02T23:04:24.220000000</dc:date>
          </office:change-info>
          <table:previous>
            <table:change-track-table-cell/>
          </table:previous>
        </table:cell-content-change>
        <table:cell-content-change table:id="ct255">
          <table:cell-address table:column="1" table:row="2" table:table="5"/>
          <office:change-info>
            <dc:creator>Matthew Hoctor</dc:creator>
            <dc:date>2022-04-02T23:04:24.220000000</dc:date>
          </office:change-info>
          <table:previous>
            <table:change-track-table-cell/>
          </table:previous>
        </table:cell-content-change>
        <table:cell-content-change table:id="ct256">
          <table:cell-address table:column="0" table:row="2" table:table="5"/>
          <office:change-info>
            <dc:creator>Matthew Hoctor</dc:creator>
            <dc:date>2022-04-02T23:04:24.220000000</dc:date>
          </office:change-info>
          <table:previous>
            <table:change-track-table-cell/>
          </table:previous>
        </table:cell-content-change>
        <table:cell-content-change table:id="ct257">
          <table:cell-address table:column="3" table:row="2" table:table="5"/>
          <office:change-info>
            <dc:creator>Matthew Hoctor</dc:creator>
            <dc:date>2022-04-02T23:04:24.220000000</dc:date>
          </office:change-info>
          <table:previous>
            <table:change-track-table-cell/>
          </table:previous>
        </table:cell-content-change>
        <table:cell-content-change table:id="ct258">
          <table:cell-address table:column="4" table:row="2" table:table="5"/>
          <office:change-info>
            <dc:creator>Matthew Hoctor</dc:creator>
            <dc:date>2022-04-02T23:04:35.179000000</dc:date>
          </office:change-info>
          <table:previous>
            <table:change-track-table-cell/>
          </table:previous>
        </table:cell-content-change>
        <table:insertion table:id="ct259" table:type="row" table:position="3" table:table="5">
          <office:change-info>
            <dc:creator>Matthew Hoctor</dc:creator>
            <dc:date>2022-04-02T23:04:54.213000000</dc:date>
          </office:change-info>
          <table:dependencies>
            <table:dependency table:id="ct269"/>
            <table:dependency table:id="ct268"/>
            <table:dependency table:id="ct267"/>
            <table:dependency table:id="ct266"/>
            <table:dependency table:id="ct265"/>
            <table:dependency table:id="ct264"/>
            <table:dependency table:id="ct263"/>
            <table:dependency table:id="ct261"/>
          </table:dependencies>
        </table:insertion>
        <table:insertion table:id="ct260" table:type="row" table:position="4" table:table="5">
          <office:change-info>
            <dc:creator>Matthew Hoctor</dc:creator>
            <dc:date>2022-04-02T23:04:57.550000000</dc:date>
          </office:change-info>
          <table:dependencies>
            <table:dependency table:id="ct589"/>
            <table:dependency table:id="ct588"/>
            <table:dependency table:id="ct275"/>
            <table:dependency table:id="ct274"/>
            <table:dependency table:id="ct273"/>
            <table:dependency table:id="ct272"/>
            <table:dependency table:id="ct271"/>
            <table:dependency table:id="ct270"/>
            <table:dependency table:id="ct262"/>
          </table:dependencies>
        </table:insertion>
        <table:cell-content-change table:id="ct261">
          <table:cell-address table:column="2" table:row="3" table:table="5"/>
          <office:change-info>
            <dc:creator>Matthew Hoctor</dc:creator>
            <dc:date>2022-04-02T23:06:53.803000000</dc:date>
          </office:change-info>
          <table:previous>
            <table:change-track-table-cell/>
          </table:previous>
        </table:cell-content-change>
        <table:cell-content-change table:id="ct262">
          <table:cell-address table:column="2" table:row="4" table:table="5"/>
          <office:change-info>
            <dc:creator>Matthew Hoctor</dc:creator>
            <dc:date>2022-04-02T23:06:59.837000000</dc:date>
          </office:change-info>
          <table:previous>
            <table:change-track-table-cell/>
          </table:previous>
        </table:cell-content-change>
        <table:cell-content-change table:id="ct263">
          <table:cell-address table:column="1" table:row="3" table:table="5"/>
          <office:change-info>
            <dc:creator>Matthew Hoctor</dc:creator>
            <dc:date>2022-04-02T23:07:09.685000000</dc:date>
          </office:change-info>
          <table:previous>
            <table:change-track-table-cell/>
          </table:previous>
        </table:cell-content-change>
        <table:cell-content-change table:id="ct264">
          <table:cell-address table:column="1" table:row="3" table:table="5"/>
          <office:change-info>
            <dc:creator>Matthew Hoctor</dc:creator>
            <dc:date>2022-04-02T23:07:36.758000000</dc:date>
          </office:change-info>
          <table:previous table:id="ct263">
            <table:change-track-table-cell office:value-type="float" office:value="-2016"/>
          </table:previous>
        </table:cell-content-change>
        <table:cell-content-change table:id="ct265">
          <table:cell-address table:column="1" table:row="3" table:table="5"/>
          <office:change-info>
            <dc:creator>Matthew Hoctor</dc:creator>
            <dc:date>2022-04-02T23:07:36.759000000</dc:date>
          </office:change-info>
          <table:previous table:id="ct264">
            <table:change-track-table-cell office:value-type="string">
              <text:p>2016 - 2020</text:p>
            </table:change-track-table-cell>
          </table:previous>
        </table:cell-content-change>
        <table:cell-content-change table:id="ct266">
          <table:cell-address table:column="0" table:row="3" table:table="5"/>
          <office:change-info>
            <dc:creator>Matthew Hoctor</dc:creator>
            <dc:date>2022-04-02T23:07:48.458000000</dc:date>
          </office:change-info>
          <table:previous>
            <table:change-track-table-cell/>
          </table:previous>
        </table:cell-content-change>
        <table:cell-content-change table:id="ct267">
          <table:cell-address table:column="3" table:row="3" table:table="5"/>
          <office:change-info>
            <dc:creator>Matthew Hoctor</dc:creator>
            <dc:date>2022-04-02T23:08:04.211000000</dc:date>
          </office:change-info>
          <table:previous>
            <table:change-track-table-cell/>
          </table:previous>
        </table:cell-content-change>
        <table:cell-content-change table:id="ct268">
          <table:cell-address table:column="4" table:row="3" table:table="5"/>
          <office:change-info>
            <dc:creator>Matthew Hoctor</dc:creator>
            <dc:date>2022-04-02T23:08:32.795000000</dc:date>
          </office:change-info>
          <table:previous>
            <table:change-track-table-cell/>
          </table:previous>
        </table:cell-content-change>
        <table:cell-content-change table:id="ct269">
          <table:cell-address table:column="4" table:row="3" table:table="5"/>
          <office:change-info>
            <dc:creator>Matthew Hoctor</dc:creator>
            <dc:date>2022-04-02T23:09:17.880000000</dc:date>
          </office:change-info>
          <table:previous table:id="ct268">
            <table:change-track-table-cell office:value-type="string">
              <text:p>applied for and won a $6,100 grant from the</text:p>
            </table:change-track-table-cell>
          </table:previous>
        </table:cell-content-change>
        <table:cell-content-change table:id="ct270">
          <table:cell-address table:column="4" table:row="4" table:table="5"/>
          <office:change-info>
            <dc:creator>Matthew Hoctor</dc:creator>
            <dc:date>2022-04-02T23:10:24.034000000</dc:date>
          </office:change-info>
          <table:previous>
            <table:change-track-table-cell/>
          </table:previous>
        </table:cell-content-change>
        <table:cell-content-change table:id="ct271">
          <table:cell-address table:column="1" table:row="4" table:table="5"/>
          <office:change-info>
            <dc:creator>Matthew Hoctor</dc:creator>
            <dc:date>2022-04-02T23:10:45.522000000</dc:date>
          </office:change-info>
          <table:previous>
            <table:change-track-table-cell/>
          </table:previous>
        </table:cell-content-change>
        <table:cell-content-change table:id="ct272">
          <table:cell-address table:column="0" table:row="4" table:table="5"/>
          <office:change-info>
            <dc:creator>Matthew Hoctor</dc:creator>
            <dc:date>2022-04-02T23:10:45.522000000</dc:date>
          </office:change-info>
          <table:previous>
            <table:change-track-table-cell/>
          </table:previous>
        </table:cell-content-change>
        <table:cell-content-change table:id="ct273">
          <table:cell-address table:column="3" table:row="4" table:table="5"/>
          <office:change-info>
            <dc:creator>Matthew Hoctor</dc:creator>
            <dc:date>2022-04-02T23:10:45.522000000</dc:date>
          </office:change-info>
          <table:previous>
            <table:change-track-table-cell/>
          </table:previous>
        </table:cell-content-change>
        <table:cell-content-change table:id="ct274">
          <table:cell-address table:column="3" table:row="4" table:table="5"/>
          <office:change-info>
            <dc:creator>Matthew Hoctor</dc:creator>
            <dc:date>2022-04-02T23:10:52.748000000</dc:date>
          </office:change-info>
          <table:previous table:id="ct273">
            <table:change-track-table-cell office:value-type="string">
              <text:p>6 hours/week</text:p>
            </table:change-track-table-cell>
          </table:previous>
        </table:cell-content-change>
        <table:cell-content-change table:id="ct275">
          <table:cell-address table:column="3" table:row="4" table:table="5"/>
          <office:change-info>
            <dc:creator>Matthew Hoctor</dc:creator>
            <dc:date>2022-04-02T23:11:01.417000000</dc:date>
          </office:change-info>
          <table:previous table:id="ct274">
            <table:change-track-table-cell office:value-type="string">
              <text:p>8 hours/week</text:p>
            </table:change-track-table-cell>
          </table:previous>
        </table:cell-content-change>
        <table:insertion table:id="ct276" table:type="table" table:position="6">
          <office:change-info>
            <dc:creator>Matthew Hoctor</dc:creator>
            <dc:date>2022-04-02T23:14:49.597000000</dc:date>
          </office:change-info>
          <table:dependencies>
            <table:dependency table:id="ct582"/>
            <table:dependency table:id="ct581"/>
            <table:dependency table:id="ct580"/>
            <table:dependency table:id="ct579"/>
            <table:dependency table:id="ct326"/>
            <table:dependency table:id="ct325"/>
            <table:dependency table:id="ct324"/>
            <table:dependency table:id="ct323"/>
            <table:dependency table:id="ct322"/>
            <table:dependency table:id="ct321"/>
            <table:dependency table:id="ct320"/>
            <table:dependency table:id="ct319"/>
            <table:dependency table:id="ct318"/>
            <table:dependency table:id="ct317"/>
            <table:dependency table:id="ct316"/>
            <table:dependency table:id="ct315"/>
            <table:dependency table:id="ct314"/>
            <table:dependency table:id="ct313"/>
            <table:dependency table:id="ct312"/>
            <table:dependency table:id="ct311"/>
            <table:dependency table:id="ct310"/>
            <table:dependency table:id="ct309"/>
            <table:dependency table:id="ct308"/>
            <table:dependency table:id="ct307"/>
            <table:dependency table:id="ct306"/>
            <table:dependency table:id="ct305"/>
            <table:dependency table:id="ct304"/>
            <table:dependency table:id="ct303"/>
            <table:dependency table:id="ct302"/>
            <table:dependency table:id="ct301"/>
            <table:dependency table:id="ct300"/>
            <table:dependency table:id="ct283"/>
            <table:dependency table:id="ct282"/>
            <table:dependency table:id="ct281"/>
            <table:dependency table:id="ct280"/>
            <table:dependency table:id="ct279"/>
          </table:dependencies>
        </table:insertion>
        <table:insertion table:id="ct277" table:type="table" table:position="7">
          <office:change-info>
            <dc:creator>Matthew Hoctor</dc:creator>
            <dc:date>2022-04-02T23:14:52.701000000</dc:date>
          </office:change-info>
          <table:dependencies>
            <table:dependency table:id="ct583"/>
            <table:dependency table:id="ct299"/>
            <table:dependency table:id="ct298"/>
            <table:dependency table:id="ct297"/>
            <table:dependency table:id="ct296"/>
            <table:dependency table:id="ct295"/>
            <table:dependency table:id="ct294"/>
            <table:dependency table:id="ct288"/>
            <table:dependency table:id="ct287"/>
            <table:dependency table:id="ct286"/>
            <table:dependency table:id="ct285"/>
            <table:dependency table:id="ct284"/>
          </table:dependencies>
        </table:insertion>
        <table:insertion table:id="ct278" table:type="table" table:position="8">
          <office:change-info>
            <dc:creator>Matthew Hoctor</dc:creator>
            <dc:date>2022-04-02T23:14:53.133000000</dc:date>
          </office:change-info>
          <table:dependencies>
            <table:dependency table:id="ct293"/>
            <table:dependency table:id="ct292"/>
            <table:dependency table:id="ct291"/>
            <table:dependency table:id="ct290"/>
            <table:dependency table:id="ct289"/>
          </table:dependencies>
        </table:insertion>
        <table:cell-content-change table:id="ct279">
          <table:cell-address table:column="0" table:row="0" table:table="6"/>
          <office:change-info>
            <dc:creator>Matthew Hoctor</dc:creator>
            <dc:date>2022-04-02T23:15:23.245000000</dc:date>
          </office:change-info>
          <table:previous>
            <table:change-track-table-cell/>
          </table:previous>
        </table:cell-content-change>
        <table:cell-content-change table:id="ct280">
          <table:cell-address table:column="1" table:row="0" table:table="6"/>
          <office:change-info>
            <dc:creator>Matthew Hoctor</dc:creator>
            <dc:date>2022-04-02T23:15:23.245000000</dc:date>
          </office:change-info>
          <table:previous>
            <table:change-track-table-cell/>
          </table:previous>
        </table:cell-content-change>
        <table:cell-content-change table:id="ct281">
          <table:cell-address table:column="2" table:row="0" table:table="6"/>
          <office:change-info>
            <dc:creator>Matthew Hoctor</dc:creator>
            <dc:date>2022-04-02T23:15:23.245000000</dc:date>
          </office:change-info>
          <table:previous>
            <table:change-track-table-cell/>
          </table:previous>
        </table:cell-content-change>
        <table:cell-content-change table:id="ct282">
          <table:cell-address table:column="3" table:row="0" table:table="6"/>
          <office:change-info>
            <dc:creator>Matthew Hoctor</dc:creator>
            <dc:date>2022-04-02T23:15:23.245000000</dc:date>
          </office:change-info>
          <table:previous>
            <table:change-track-table-cell/>
          </table:previous>
        </table:cell-content-change>
        <table:cell-content-change table:id="ct283">
          <table:cell-address table:column="4" table:row="0" table:table="6"/>
          <office:change-info>
            <dc:creator>Matthew Hoctor</dc:creator>
            <dc:date>2022-04-02T23:15:23.245000000</dc:date>
          </office:change-info>
          <table:previous>
            <table:change-track-table-cell/>
          </table:previous>
        </table:cell-content-change>
        <table:cell-content-change table:id="ct284">
          <table:cell-address table:column="0" table:row="0" table:table="7"/>
          <office:change-info>
            <dc:creator>Matthew Hoctor</dc:creator>
            <dc:date>2022-04-02T23:15:24.844000000</dc:date>
          </office:change-info>
          <table:previous>
            <table:change-track-table-cell/>
          </table:previous>
        </table:cell-content-change>
        <table:cell-content-change table:id="ct285">
          <table:cell-address table:column="1" table:row="0" table:table="7"/>
          <office:change-info>
            <dc:creator>Matthew Hoctor</dc:creator>
            <dc:date>2022-04-02T23:15:24.844000000</dc:date>
          </office:change-info>
          <table:previous>
            <table:change-track-table-cell/>
          </table:previous>
        </table:cell-content-change>
        <table:cell-content-change table:id="ct286">
          <table:cell-address table:column="2" table:row="0" table:table="7"/>
          <office:change-info>
            <dc:creator>Matthew Hoctor</dc:creator>
            <dc:date>2022-04-02T23:15:24.844000000</dc:date>
          </office:change-info>
          <table:previous>
            <table:change-track-table-cell/>
          </table:previous>
        </table:cell-content-change>
        <table:cell-content-change table:id="ct287">
          <table:cell-address table:column="3" table:row="0" table:table="7"/>
          <office:change-info>
            <dc:creator>Matthew Hoctor</dc:creator>
            <dc:date>2022-04-02T23:15:24.844000000</dc:date>
          </office:change-info>
          <table:previous>
            <table:change-track-table-cell/>
          </table:previous>
        </table:cell-content-change>
        <table:cell-content-change table:id="ct288">
          <table:cell-address table:column="4" table:row="0" table:table="7"/>
          <office:change-info>
            <dc:creator>Matthew Hoctor</dc:creator>
            <dc:date>2022-04-02T23:15:24.844000000</dc:date>
          </office:change-info>
          <table:previous>
            <table:change-track-table-cell/>
          </table:previous>
        </table:cell-content-change>
        <table:cell-content-change table:id="ct289">
          <table:cell-address table:column="0" table:row="0" table:table="8"/>
          <office:change-info>
            <dc:creator>Matthew Hoctor</dc:creator>
            <dc:date>2022-04-02T23:15:26.322000000</dc:date>
          </office:change-info>
          <table:previous>
            <table:change-track-table-cell/>
          </table:previous>
        </table:cell-content-change>
        <table:cell-content-change table:id="ct290">
          <table:cell-address table:column="1" table:row="0" table:table="8"/>
          <office:change-info>
            <dc:creator>Matthew Hoctor</dc:creator>
            <dc:date>2022-04-02T23:15:26.322000000</dc:date>
          </office:change-info>
          <table:previous>
            <table:change-track-table-cell/>
          </table:previous>
        </table:cell-content-change>
        <table:cell-content-change table:id="ct291">
          <table:cell-address table:column="2" table:row="0" table:table="8"/>
          <office:change-info>
            <dc:creator>Matthew Hoctor</dc:creator>
            <dc:date>2022-04-02T23:15:26.322000000</dc:date>
          </office:change-info>
          <table:previous>
            <table:change-track-table-cell/>
          </table:previous>
        </table:cell-content-change>
        <table:cell-content-change table:id="ct292">
          <table:cell-address table:column="3" table:row="0" table:table="8"/>
          <office:change-info>
            <dc:creator>Matthew Hoctor</dc:creator>
            <dc:date>2022-04-02T23:15:26.322000000</dc:date>
          </office:change-info>
          <table:previous>
            <table:change-track-table-cell/>
          </table:previous>
        </table:cell-content-change>
        <table:cell-content-change table:id="ct293">
          <table:cell-address table:column="4" table:row="0" table:table="8"/>
          <office:change-info>
            <dc:creator>Matthew Hoctor</dc:creator>
            <dc:date>2022-04-02T23:15:26.322000000</dc:date>
          </office:change-info>
          <table:previous>
            <table:change-track-table-cell/>
          </table:previous>
        </table:cell-content-change>
        <table:cell-content-change table:id="ct294">
          <table:cell-address table:column="1" table:row="1" table:table="7"/>
          <office:change-info>
            <dc:creator>Matthew Hoctor</dc:creator>
            <dc:date>2022-04-02T23:16:04.285000000</dc:date>
          </office:change-info>
          <table:previous>
            <table:change-track-table-cell/>
          </table:previous>
        </table:cell-content-change>
        <table:cell-content-change table:id="ct295">
          <table:cell-address table:column="2" table:row="1" table:table="7"/>
          <office:change-info>
            <dc:creator>Matthew Hoctor</dc:creator>
            <dc:date>2022-04-02T23:17:15.862000000</dc:date>
          </office:change-info>
          <table:previous>
            <table:change-track-table-cell/>
          </table:previous>
        </table:cell-content-change>
        <table:cell-content-change table:id="ct296">
          <table:cell-address table:column="3" table:row="1" table:table="7"/>
          <office:change-info>
            <dc:creator>Matthew Hoctor</dc:creator>
            <dc:date>2022-04-02T23:17:25.856000000</dc:date>
          </office:change-info>
          <table:previous>
            <table:change-track-table-cell/>
          </table:previous>
        </table:cell-content-change>
        <table:cell-content-change table:id="ct297">
          <table:cell-address table:column="0" table:row="1" table:table="7"/>
          <office:change-info>
            <dc:creator>Matthew Hoctor</dc:creator>
            <dc:date>2022-04-02T23:17:33.737000000</dc:date>
          </office:change-info>
          <table:previous>
            <table:change-track-table-cell/>
          </table:previous>
        </table:cell-content-change>
        <table:cell-content-change table:id="ct298">
          <table:cell-address table:column="4" table:row="1" table:table="7"/>
          <office:change-info>
            <dc:creator>Matthew Hoctor</dc:creator>
            <dc:date>2022-04-02T23:26:50.670000000</dc:date>
          </office:change-info>
          <table:previous>
            <table:change-track-table-cell/>
          </table:previous>
        </table:cell-content-change>
        <table:cell-content-change table:id="ct299">
          <table:cell-address table:column="4" table:row="1" table:table="7"/>
          <office:change-info>
            <dc:creator>Matthew Hoctor</dc:creator>
            <dc:date>2022-04-02T23:29:01.799000000</dc:date>
          </office:change-info>
          <table:previous table:id="ct298">
            <table:change-track-table-cell office:value-type="string">
              <text:p>Inducted for leadership and public health promotion for coordinating pharmacy student advocacy efforts to legalize pharmacist immunization in Pennsylvania</text:p>
            </table:change-track-table-cell>
          </table:previous>
        </table:cell-content-change>
        <table:cell-content-change table:id="ct300">
          <table:cell-address table:column="2" table:row="1" table:table="6"/>
          <office:change-info>
            <dc:creator>Matthew Hoctor</dc:creator>
            <dc:date>2022-04-02T23:29:57.752000000</dc:date>
          </office:change-info>
          <table:previous>
            <table:change-track-table-cell/>
          </table:previous>
        </table:cell-content-change>
        <table:cell-content-change table:id="ct301">
          <table:cell-address table:column="1" table:row="1" table:table="6"/>
          <office:change-info>
            <dc:creator>Matthew Hoctor</dc:creator>
            <dc:date>2022-04-02T23:30:27.044000000</dc:date>
          </office:change-info>
          <table:previous>
            <table:change-track-table-cell/>
          </table:previous>
        </table:cell-content-change>
        <table:cell-content-change table:id="ct302">
          <table:cell-address table:column="1" table:row="1" table:table="6"/>
          <office:change-info>
            <dc:creator>Matthew Hoctor</dc:creator>
            <dc:date>2022-04-02T23:30:27.045000000</dc:date>
          </office:change-info>
          <table:previous table:id="ct301">
            <table:change-track-table-cell office:value-type="string">
              <text:p>2011 - 2-15</text:p>
            </table:change-track-table-cell>
          </table:previous>
        </table:cell-content-change>
        <table:cell-content-change table:id="ct303">
          <table:cell-address table:column="1" table:row="1" table:table="6"/>
          <office:change-info>
            <dc:creator>Matthew Hoctor</dc:creator>
            <dc:date>2022-04-02T23:30:31.143000000</dc:date>
          </office:change-info>
          <table:previous table:id="ct302">
            <table:change-track-table-cell office:value-type="string">
              <text:p>2011 – 2-15</text:p>
            </table:change-track-table-cell>
          </table:previous>
        </table:cell-content-change>
        <table:movement table:id="ct304">
          <table:source-range-address table:column="2" table:row="1" table:table="6"/>
          <table:target-range-address table:column="0" table:row="1" table:table="6"/>
          <office:change-info>
            <dc:creator>Matthew Hoctor</dc:creator>
            <dc:date>2022-04-02T23:32:00.596000000</dc:date>
          </office:change-info>
          <table:dependencies>
            <table:dependency table:id="ct318"/>
          </table:dependencies>
        </table:movement>
        <table:cell-content-change table:id="ct305">
          <table:cell-address table:column="4" table:row="1" table:table="6"/>
          <office:change-info>
            <dc:creator>Matthew Hoctor</dc:creator>
            <dc:date>2022-04-02T23:32:24.170000000</dc:date>
          </office:change-info>
          <table:previous>
            <table:change-track-table-cell/>
          </table:previous>
        </table:cell-content-change>
        <table:cell-content-change table:id="ct306">
          <table:cell-address table:column="4" table:row="2" table:table="6"/>
          <office:change-info>
            <dc:creator>Matthew Hoctor</dc:creator>
            <dc:date>2022-04-02T23:32:42.076000000</dc:date>
          </office:change-info>
          <table:previous>
            <table:change-track-table-cell/>
          </table:previous>
        </table:cell-content-change>
        <table:cell-content-change table:id="ct307">
          <table:cell-address table:column="4" table:row="2" table:table="6"/>
          <office:change-info>
            <dc:creator>Matthew Hoctor</dc:creator>
            <dc:date>2022-04-02T23:33:11.362000000</dc:date>
          </office:change-info>
          <table:previous table:id="ct306">
            <table:change-track-table-cell office:value-type="string">
              <text:p>Increased student participation in PPA’s pharmacy legislative day and student understanding of current</text:p>
            </table:change-track-table-cell>
          </table:previous>
        </table:cell-content-change>
        <table:cell-content-change table:id="ct308">
          <table:cell-address table:column="4" table:row="3" table:table="6"/>
          <office:change-info>
            <dc:creator>Matthew Hoctor</dc:creator>
            <dc:date>2022-04-02T23:33:29.867000000</dc:date>
          </office:change-info>
          <table:previous>
            <table:change-track-table-cell/>
          </table:previous>
        </table:cell-content-change>
        <table:cell-content-change table:id="ct309">
          <table:cell-address table:column="2" table:row="2" table:table="6"/>
          <office:change-info>
            <dc:creator>Matthew Hoctor</dc:creator>
            <dc:date>2022-04-02T23:33:35.282000000</dc:date>
          </office:change-info>
          <table:previous>
            <table:change-track-table-cell/>
          </table:previous>
        </table:cell-content-change>
        <table:cell-content-change table:id="ct310">
          <table:cell-address table:column="1" table:row="2" table:table="6"/>
          <office:change-info>
            <dc:creator>Matthew Hoctor</dc:creator>
            <dc:date>2022-04-02T23:33:35.282000000</dc:date>
          </office:change-info>
          <table:previous>
            <table:change-track-table-cell/>
          </table:previous>
        </table:cell-content-change>
        <table:cell-content-change table:id="ct311">
          <table:cell-address table:column="2" table:row="3" table:table="6"/>
          <office:change-info>
            <dc:creator>Matthew Hoctor</dc:creator>
            <dc:date>2022-04-02T23:33:48.046000000</dc:date>
          </office:change-info>
          <table:previous>
            <table:change-track-table-cell/>
          </table:previous>
        </table:cell-content-change>
        <table:cell-content-change table:id="ct312">
          <table:cell-address table:column="1" table:row="3" table:table="6"/>
          <office:change-info>
            <dc:creator>Matthew Hoctor</dc:creator>
            <dc:date>2022-04-02T23:33:48.046000000</dc:date>
          </office:change-info>
          <table:previous>
            <table:change-track-table-cell/>
          </table:previous>
        </table:cell-content-change>
        <table:cell-content-change table:id="ct313">
          <table:cell-address table:column="2" table:row="4" table:table="6"/>
          <office:change-info>
            <dc:creator>Matthew Hoctor</dc:creator>
            <dc:date>2022-04-02T23:35:18.655000000</dc:date>
          </office:change-info>
          <table:previous>
            <table:change-track-table-cell/>
          </table:previous>
        </table:cell-content-change>
        <table:cell-content-change table:id="ct314">
          <table:cell-address table:column="1" table:row="4" table:table="6"/>
          <office:change-info>
            <dc:creator>Matthew Hoctor</dc:creator>
            <dc:date>2022-04-02T23:35:22.051000000</dc:date>
          </office:change-info>
          <table:previous>
            <table:change-track-table-cell/>
          </table:previous>
        </table:cell-content-change>
        <table:cell-content-change table:id="ct315">
          <table:cell-address table:column="4" table:row="4" table:table="6"/>
          <office:change-info>
            <dc:creator>Matthew Hoctor</dc:creator>
            <dc:date>2022-04-02T23:35:31.057000000</dc:date>
          </office:change-info>
          <table:previous>
            <table:change-track-table-cell/>
          </table:previous>
        </table:cell-content-change>
        <table:cell-content-change table:id="ct316">
          <table:cell-address table:column="4" table:row="4" table:table="6"/>
          <office:change-info>
            <dc:creator>Matthew Hoctor</dc:creator>
            <dc:date>2022-04-02T23:35:44.546000000</dc:date>
          </office:change-info>
          <table:previous table:id="ct315">
            <table:change-track-table-cell office:value-type="string">
              <text:p>Authored a policy resolution on legislation for safe pharmacy compounding for Temple University School</text:p>
            </table:change-track-table-cell>
          </table:previous>
        </table:cell-content-change>
        <table:cell-content-change table:id="ct317">
          <table:cell-address table:column="4" table:row="4" table:table="6"/>
          <office:change-info>
            <dc:creator>Matthew Hoctor</dc:creator>
            <dc:date>2022-04-02T23:36:02.234000000</dc:date>
          </office:change-info>
          <table:previous table:id="ct316">
            <table:change-track-table-cell office:value-type="string">
              <text:p><text:s/>of Pharmacy’s chapter, and advocated for this resolution at the 2012 APhA regional mid-year meeting</text:p>
            </table:change-track-table-cell>
          </table:previous>
        </table:cell-content-change>
        <table:movement table:id="ct318">
          <table:source-range-address table:start-column="0" table:start-row="1" table:start-table="6" table:end-column="0" table:end-row="4" table:end-table="6"/>
          <table:target-range-address table:start-column="2" table:start-row="1" table:start-table="6" table:end-column="2" table:end-row="4" table:end-table="6"/>
          <office:change-info>
            <dc:creator>Matthew Hoctor</dc:creator>
            <dc:date>2022-04-02T23:36:45.110000000</dc:date>
          </office:change-info>
          <table:dependencies>
            <table:dependency table:id="ct326"/>
            <table:dependency table:id="ct325"/>
            <table:dependency table:id="ct324"/>
            <table:dependency table:id="ct323"/>
          </table:dependencies>
        </table:movement>
        <table:cell-content-change table:id="ct319">
          <table:cell-address table:column="3" table:row="1" table:table="6"/>
          <office:change-info>
            <dc:creator>Matthew Hoctor</dc:creator>
            <dc:date>2022-04-02T23:36:57.774000000</dc:date>
          </office:change-info>
          <table:previous>
            <table:change-track-table-cell/>
          </table:previous>
        </table:cell-content-change>
        <table:cell-content-change table:id="ct320">
          <table:cell-address table:column="3" table:row="2" table:table="6"/>
          <office:change-info>
            <dc:creator>Matthew Hoctor</dc:creator>
            <dc:date>2022-04-02T23:36:58.522000000</dc:date>
          </office:change-info>
          <table:previous>
            <table:change-track-table-cell/>
          </table:previous>
        </table:cell-content-change>
        <table:cell-content-change table:id="ct321">
          <table:cell-address table:column="3" table:row="3" table:table="6"/>
          <office:change-info>
            <dc:creator>Matthew Hoctor</dc:creator>
            <dc:date>2022-04-02T23:36:59.067000000</dc:date>
          </office:change-info>
          <table:previous>
            <table:change-track-table-cell/>
          </table:previous>
        </table:cell-content-change>
        <table:cell-content-change table:id="ct322">
          <table:cell-address table:column="3" table:row="4" table:table="6"/>
          <office:change-info>
            <dc:creator>Matthew Hoctor</dc:creator>
            <dc:date>2022-04-02T23:36:59.618000000</dc:date>
          </office:change-info>
          <table:previous>
            <table:change-track-table-cell/>
          </table:previous>
        </table:cell-content-change>
        <table:cell-content-change table:id="ct323">
          <table:cell-address table:column="0" table:row="4" table:table="6"/>
          <office:change-info>
            <dc:creator>Matthew Hoctor</dc:creator>
            <dc:date>2022-04-02T23:37:17.703000000</dc:date>
          </office:change-info>
          <table:previous>
            <table:change-track-table-cell/>
          </table:previous>
        </table:cell-content-change>
        <table:cell-content-change table:id="ct324">
          <table:cell-address table:column="0" table:row="1" table:table="6"/>
          <office:change-info>
            <dc:creator>Matthew Hoctor</dc:creator>
            <dc:date>2022-04-02T23:37:26.496000000</dc:date>
          </office:change-info>
          <table:previous>
            <table:change-track-table-cell/>
          </table:previous>
        </table:cell-content-change>
        <table:cell-content-change table:id="ct325">
          <table:cell-address table:column="0" table:row="2" table:table="6"/>
          <office:change-info>
            <dc:creator>Matthew Hoctor</dc:creator>
            <dc:date>2022-04-02T23:37:29.479000000</dc:date>
          </office:change-info>
          <table:previous>
            <table:change-track-table-cell/>
          </table:previous>
        </table:cell-content-change>
        <table:cell-content-change table:id="ct326">
          <table:cell-address table:column="0" table:row="3" table:table="6"/>
          <office:change-info>
            <dc:creator>Matthew Hoctor</dc:creator>
            <dc:date>2022-04-02T23:37:30.129000000</dc:date>
          </office:change-info>
          <table:previous>
            <table:change-track-table-cell/>
          </table:previous>
        </table:cell-content-change>
        <table:cell-content-change table:id="ct327">
          <table:cell-address table:column="0" table:row="4" table:table="2"/>
          <office:change-info>
            <dc:creator>Matthew Hoctor</dc:creator>
            <dc:date>2022-04-02T23:39:30.445000000</dc:date>
          </office:change-info>
          <table:previous table:id="ct72">
            <table:change-track-table-cell office:value-type="string">
              <text:p>Bsc in Chemistry</text:p>
            </table:change-track-table-cell>
          </table:previous>
        </table:cell-content-change>
        <table:cell-content-change table:id="ct328">
          <table:cell-address table:column="2" table:row="7" table:table="3"/>
          <office:change-info>
            <dc:creator>Matthew Hoctor</dc:creator>
            <dc:date>2022-04-02T23:43:32.139000000</dc:date>
          </office:change-info>
          <table:previous table:id="ct132">
            <table:change-track-table-cell/>
          </table:previous>
        </table:cell-content-change>
        <table:cell-content-change table:id="ct329">
          <table:cell-address table:column="1" table:row="7" table:table="3"/>
          <office:change-info>
            <dc:creator>Matthew Hoctor</dc:creator>
            <dc:date>2022-04-02T23:43:40.760000000</dc:date>
          </office:change-info>
          <table:previous table:id="ct141">
            <table:change-track-table-cell/>
          </table:previous>
        </table:cell-content-change>
        <table:cell-content-change table:id="ct330">
          <table:cell-address table:column="0" table:row="7" table:table="3"/>
          <office:change-info>
            <dc:creator>Matthew Hoctor</dc:creator>
            <dc:date>2022-04-02T23:43:52.150000000</dc:date>
          </office:change-info>
          <table:previous>
            <table:change-track-table-cell/>
          </table:previous>
        </table:cell-content-change>
        <table:cell-content-change table:id="ct331">
          <table:cell-address table:column="3" table:row="7" table:table="3"/>
          <office:change-info>
            <dc:creator>Matthew Hoctor</dc:creator>
            <dc:date>2022-04-02T23:44:26.089000000</dc:date>
          </office:change-info>
          <table:previous>
            <table:change-track-table-cell/>
          </table:previous>
        </table:cell-content-change>
        <table:cell-content-change table:id="ct332">
          <table:cell-address table:column="4" table:row="7" table:table="3"/>
          <office:change-info>
            <dc:creator>Matthew Hoctor</dc:creator>
            <dc:date>2022-04-02T23:44:42.165000000</dc:date>
          </office:change-info>
          <table:previous table:id="ct184">
            <table:change-track-table-cell/>
          </table:previous>
        </table:cell-content-change>
        <table:cell-content-change table:id="ct333">
          <table:cell-address table:column="2" table:row="8" table:table="3"/>
          <office:change-info>
            <dc:creator>Matthew Hoctor</dc:creator>
            <dc:date>2022-04-02T23:44:48.938000000</dc:date>
          </office:change-info>
          <table:previous table:id="ct133">
            <table:change-track-table-cell/>
          </table:previous>
        </table:cell-content-change>
        <table:cell-content-change table:id="ct334">
          <table:cell-address table:column="1" table:row="8" table:table="3"/>
          <office:change-info>
            <dc:creator>Matthew Hoctor</dc:creator>
            <dc:date>2022-04-02T23:44:48.938000000</dc:date>
          </office:change-info>
          <table:previous table:id="ct142">
            <table:change-track-table-cell/>
          </table:previous>
        </table:cell-content-change>
        <table:cell-content-change table:id="ct335">
          <table:cell-address table:column="0" table:row="8" table:table="3"/>
          <office:change-info>
            <dc:creator>Matthew Hoctor</dc:creator>
            <dc:date>2022-04-02T23:44:48.938000000</dc:date>
          </office:change-info>
          <table:previous>
            <table:change-track-table-cell/>
          </table:previous>
        </table:cell-content-change>
        <table:cell-content-change table:id="ct336">
          <table:cell-address table:column="3" table:row="8" table:table="3"/>
          <office:change-info>
            <dc:creator>Matthew Hoctor</dc:creator>
            <dc:date>2022-04-02T23:44:48.938000000</dc:date>
          </office:change-info>
          <table:previous>
            <table:change-track-table-cell/>
          </table:previous>
        </table:cell-content-change>
        <table:cell-content-change table:id="ct337">
          <table:cell-address table:column="2" table:row="9" table:table="3"/>
          <office:change-info>
            <dc:creator>Matthew Hoctor</dc:creator>
            <dc:date>2022-04-02T23:44:49.714000000</dc:date>
          </office:change-info>
          <table:previous table:id="ct134">
            <table:change-track-table-cell/>
          </table:previous>
        </table:cell-content-change>
        <table:cell-content-change table:id="ct338">
          <table:cell-address table:column="1" table:row="9" table:table="3"/>
          <office:change-info>
            <dc:creator>Matthew Hoctor</dc:creator>
            <dc:date>2022-04-02T23:44:49.714000000</dc:date>
          </office:change-info>
          <table:previous table:id="ct143">
            <table:change-track-table-cell/>
          </table:previous>
        </table:cell-content-change>
        <table:cell-content-change table:id="ct339">
          <table:cell-address table:column="0" table:row="9" table:table="3"/>
          <office:change-info>
            <dc:creator>Matthew Hoctor</dc:creator>
            <dc:date>2022-04-02T23:44:49.714000000</dc:date>
          </office:change-info>
          <table:previous>
            <table:change-track-table-cell/>
          </table:previous>
        </table:cell-content-change>
        <table:cell-content-change table:id="ct340">
          <table:cell-address table:column="3" table:row="9" table:table="3"/>
          <office:change-info>
            <dc:creator>Matthew Hoctor</dc:creator>
            <dc:date>2022-04-02T23:44:49.714000000</dc:date>
          </office:change-info>
          <table:previous>
            <table:change-track-table-cell/>
          </table:previous>
        </table:cell-content-change>
        <table:cell-content-change table:id="ct341">
          <table:cell-address table:column="2" table:row="10" table:table="3"/>
          <office:change-info>
            <dc:creator>Matthew Hoctor</dc:creator>
            <dc:date>2022-04-02T23:44:51.943000000</dc:date>
          </office:change-info>
          <table:previous table:id="ct135">
            <table:change-track-table-cell/>
          </table:previous>
        </table:cell-content-change>
        <table:cell-content-change table:id="ct342">
          <table:cell-address table:column="1" table:row="10" table:table="3"/>
          <office:change-info>
            <dc:creator>Matthew Hoctor</dc:creator>
            <dc:date>2022-04-02T23:44:51.943000000</dc:date>
          </office:change-info>
          <table:previous table:id="ct144">
            <table:change-track-table-cell/>
          </table:previous>
        </table:cell-content-change>
        <table:cell-content-change table:id="ct343">
          <table:cell-address table:column="0" table:row="10" table:table="3"/>
          <office:change-info>
            <dc:creator>Matthew Hoctor</dc:creator>
            <dc:date>2022-04-02T23:44:51.943000000</dc:date>
          </office:change-info>
          <table:previous>
            <table:change-track-table-cell/>
          </table:previous>
        </table:cell-content-change>
        <table:cell-content-change table:id="ct344">
          <table:cell-address table:column="3" table:row="10" table:table="3"/>
          <office:change-info>
            <dc:creator>Matthew Hoctor</dc:creator>
            <dc:date>2022-04-02T23:44:51.943000000</dc:date>
          </office:change-info>
          <table:previous>
            <table:change-track-table-cell/>
          </table:previous>
        </table:cell-content-change>
        <table:cell-content-change table:id="ct345">
          <table:cell-address table:column="4" table:row="8" table:table="3"/>
          <office:change-info>
            <dc:creator>Matthew Hoctor</dc:creator>
            <dc:date>2022-04-02T23:45:05.886000000</dc:date>
          </office:change-info>
          <table:previous table:id="ct151">
            <table:change-track-table-cell/>
          </table:previous>
        </table:cell-content-change>
        <table:cell-content-change table:id="ct346">
          <table:cell-address table:column="4" table:row="8" table:table="3"/>
          <office:change-info>
            <dc:creator>Matthew Hoctor</dc:creator>
            <dc:date>2022-04-02T23:45:13.523000000</dc:date>
          </office:change-info>
          <table:previous table:id="ct345">
            <table:change-track-table-cell office:value-type="string">
              <text:p>Documented activities in batch records, cleaning records, and packaging records, according to</text:p>
            </table:change-track-table-cell>
          </table:previous>
        </table:cell-content-change>
        <table:cell-content-change table:id="ct347">
          <table:cell-address table:column="4" table:row="9" table:table="3"/>
          <office:change-info>
            <dc:creator>Matthew Hoctor</dc:creator>
            <dc:date>2022-04-02T23:45:22.656000000</dc:date>
          </office:change-info>
          <table:previous table:id="ct152">
            <table:change-track-table-cell/>
          </table:previous>
        </table:cell-content-change>
        <table:cell-content-change table:id="ct348">
          <table:cell-address table:column="4" table:row="10" table:table="3"/>
          <office:change-info>
            <dc:creator>Matthew Hoctor</dc:creator>
            <dc:date>2022-04-02T23:45:31.291000000</dc:date>
          </office:change-info>
          <table:previous table:id="ct153">
            <table:change-track-table-cell/>
          </table:previous>
        </table:cell-content-change>
        <table:cell-content-change table:id="ct349">
          <table:cell-address table:column="2" table:row="11" table:table="3"/>
          <office:change-info>
            <dc:creator>Matthew Hoctor</dc:creator>
            <dc:date>2022-04-02T23:45:49.781000000</dc:date>
          </office:change-info>
          <table:previous>
            <table:change-track-table-cell/>
          </table:previous>
        </table:cell-content-change>
        <table:cell-content-change table:id="ct350">
          <table:cell-address table:column="1" table:row="11" table:table="3"/>
          <office:change-info>
            <dc:creator>Matthew Hoctor</dc:creator>
            <dc:date>2022-04-02T23:45:58.269000000</dc:date>
          </office:change-info>
          <table:previous>
            <table:change-track-table-cell/>
          </table:previous>
        </table:cell-content-change>
        <table:cell-content-change table:id="ct351">
          <table:cell-address table:column="1" table:row="7" table:table="3"/>
          <office:change-info>
            <dc:creator>Matthew Hoctor</dc:creator>
            <dc:date>2022-04-02T23:46:22.441000000</dc:date>
          </office:change-info>
          <table:previous table:id="ct329">
            <table:change-track-table-cell/>
          </table:previous>
        </table:cell-content-change>
        <table:cell-content-change table:id="ct352">
          <table:cell-address table:column="1" table:row="8" table:table="3"/>
          <office:change-info>
            <dc:creator>Matthew Hoctor</dc:creator>
            <dc:date>2022-04-02T23:46:27.005000000</dc:date>
          </office:change-info>
          <table:previous table:id="ct334">
            <table:change-track-table-cell/>
          </table:previous>
        </table:cell-content-change>
        <table:cell-content-change table:id="ct353">
          <table:cell-address table:column="1" table:row="9" table:table="3"/>
          <office:change-info>
            <dc:creator>Matthew Hoctor</dc:creator>
            <dc:date>2022-04-02T23:46:29.333000000</dc:date>
          </office:change-info>
          <table:previous table:id="ct338">
            <table:change-track-table-cell/>
          </table:previous>
        </table:cell-content-change>
        <table:cell-content-change table:id="ct354">
          <table:cell-address table:column="1" table:row="10" table:table="3"/>
          <office:change-info>
            <dc:creator>Matthew Hoctor</dc:creator>
            <dc:date>2022-04-02T23:46:31.717000000</dc:date>
          </office:change-info>
          <table:previous table:id="ct342">
            <table:change-track-table-cell/>
          </table:previous>
        </table:cell-content-change>
        <table:cell-content-change table:id="ct355">
          <table:cell-address table:column="1" table:row="11" table:table="3"/>
          <office:change-info>
            <dc:creator>Matthew Hoctor</dc:creator>
            <dc:date>2022-04-02T23:46:34.364000000</dc:date>
          </office:change-info>
          <table:previous table:id="ct350">
            <table:change-track-table-cell/>
          </table:previous>
        </table:cell-content-change>
        <table:cell-content-change table:id="ct356">
          <table:cell-address table:column="4" table:row="11" table:table="3"/>
          <office:change-info>
            <dc:creator>Matthew Hoctor</dc:creator>
            <dc:date>2022-04-02T23:46:50.350000000</dc:date>
          </office:change-info>
          <table:previous>
            <table:change-track-table-cell/>
          </table:previous>
        </table:cell-content-change>
        <table:cell-content-change table:id="ct357">
          <table:cell-address table:column="4" table:row="11" table:table="3"/>
          <office:change-info>
            <dc:creator>Matthew Hoctor</dc:creator>
            <dc:date>2022-04-02T23:47:16.134000000</dc:date>
          </office:change-info>
          <table:previous table:id="ct356">
            <table:change-track-table-cell office:value-type="string">
              <text:p>Tutored learning-disabled and abled undergraduate and graduate students in subjects including</text:p>
            </table:change-track-table-cell>
          </table:previous>
        </table:cell-content-change>
        <table:cell-content-change table:id="ct358">
          <table:cell-address table:column="0" table:row="11" table:table="3"/>
          <office:change-info>
            <dc:creator>Matthew Hoctor</dc:creator>
            <dc:date>2022-04-02T23:47:28.293000000</dc:date>
          </office:change-info>
          <table:previous>
            <table:change-track-table-cell/>
          </table:previous>
        </table:cell-content-change>
        <table:cell-content-change table:id="ct359">
          <table:cell-address table:column="3" table:row="11" table:table="3"/>
          <office:change-info>
            <dc:creator>Matthew Hoctor</dc:creator>
            <dc:date>2022-04-02T23:47:36.338000000</dc:date>
          </office:change-info>
          <table:previous>
            <table:change-track-table-cell/>
          </table:previous>
        </table:cell-content-change>
        <table:cell-content-change table:id="ct360">
          <table:cell-address table:column="2" table:row="12" table:table="3"/>
          <office:change-info>
            <dc:creator>Matthew Hoctor</dc:creator>
            <dc:date>2022-04-02T23:48:02.761000000</dc:date>
          </office:change-info>
          <table:previous>
            <table:change-track-table-cell/>
          </table:previous>
        </table:cell-content-change>
        <table:cell-content-change table:id="ct361">
          <table:cell-address table:column="1" table:row="12" table:table="3"/>
          <office:change-info>
            <dc:creator>Matthew Hoctor</dc:creator>
            <dc:date>2022-04-02T23:48:10.105000000</dc:date>
          </office:change-info>
          <table:previous>
            <table:change-track-table-cell/>
          </table:previous>
        </table:cell-content-change>
        <table:cell-content-change table:id="ct362">
          <table:cell-address table:column="0" table:row="12" table:table="3"/>
          <office:change-info>
            <dc:creator>Matthew Hoctor</dc:creator>
            <dc:date>2022-04-02T23:48:20.326000000</dc:date>
          </office:change-info>
          <table:previous>
            <table:change-track-table-cell/>
          </table:previous>
        </table:cell-content-change>
        <table:cell-content-change table:id="ct363">
          <table:cell-address table:column="3" table:row="12" table:table="3"/>
          <office:change-info>
            <dc:creator>Matthew Hoctor</dc:creator>
            <dc:date>2022-04-02T23:48:32.444000000</dc:date>
          </office:change-info>
          <table:previous>
            <table:change-track-table-cell/>
          </table:previous>
        </table:cell-content-change>
        <table:cell-content-change table:id="ct364">
          <table:cell-address table:column="4" table:row="12" table:table="3"/>
          <office:change-info>
            <dc:creator>Matthew Hoctor</dc:creator>
            <dc:date>2022-04-02T23:48:44.987000000</dc:date>
          </office:change-info>
          <table:previous>
            <table:change-track-table-cell/>
          </table:previous>
        </table:cell-content-change>
        <table:cell-content-change table:id="ct365">
          <table:cell-address table:column="4" table:row="12" table:table="3"/>
          <office:change-info>
            <dc:creator>Matthew Hoctor</dc:creator>
            <dc:date>2022-04-02T23:49:12.053000000</dc:date>
          </office:change-info>
          <table:previous table:id="ct364">
            <table:change-track-table-cell office:value-type="string">
              <text:p>Designed chemical experiments, interpreted resultant spectra and chromatographs, and</text:p>
            </table:change-track-table-cell>
          </table:previous>
        </table:cell-content-change>
        <table:cell-content-change table:id="ct366">
          <table:cell-address table:column="2" table:row="13" table:table="3"/>
          <office:change-info>
            <dc:creator>Matthew Hoctor</dc:creator>
            <dc:date>2022-04-02T23:49:21.648000000</dc:date>
          </office:change-info>
          <table:previous>
            <table:change-track-table-cell/>
          </table:previous>
        </table:cell-content-change>
        <table:cell-content-change table:id="ct367">
          <table:cell-address table:column="1" table:row="13" table:table="3"/>
          <office:change-info>
            <dc:creator>Matthew Hoctor</dc:creator>
            <dc:date>2022-04-02T23:49:21.648000000</dc:date>
          </office:change-info>
          <table:previous>
            <table:change-track-table-cell/>
          </table:previous>
        </table:cell-content-change>
        <table:cell-content-change table:id="ct368">
          <table:cell-address table:column="0" table:row="13" table:table="3"/>
          <office:change-info>
            <dc:creator>Matthew Hoctor</dc:creator>
            <dc:date>2022-04-02T23:49:21.648000000</dc:date>
          </office:change-info>
          <table:previous>
            <table:change-track-table-cell/>
          </table:previous>
        </table:cell-content-change>
        <table:cell-content-change table:id="ct369">
          <table:cell-address table:column="3" table:row="13" table:table="3"/>
          <office:change-info>
            <dc:creator>Matthew Hoctor</dc:creator>
            <dc:date>2022-04-02T23:49:21.648000000</dc:date>
          </office:change-info>
          <table:previous>
            <table:change-track-table-cell/>
          </table:previous>
        </table:cell-content-change>
        <table:cell-content-change table:id="ct370">
          <table:cell-address table:column="2" table:row="14" table:table="3"/>
          <office:change-info>
            <dc:creator>Matthew Hoctor</dc:creator>
            <dc:date>2022-04-02T23:49:24.277000000</dc:date>
          </office:change-info>
          <table:previous>
            <table:change-track-table-cell/>
          </table:previous>
        </table:cell-content-change>
        <table:cell-content-change table:id="ct371">
          <table:cell-address table:column="1" table:row="14" table:table="3"/>
          <office:change-info>
            <dc:creator>Matthew Hoctor</dc:creator>
            <dc:date>2022-04-02T23:49:24.277000000</dc:date>
          </office:change-info>
          <table:previous>
            <table:change-track-table-cell/>
          </table:previous>
        </table:cell-content-change>
        <table:cell-content-change table:id="ct372">
          <table:cell-address table:column="0" table:row="14" table:table="3"/>
          <office:change-info>
            <dc:creator>Matthew Hoctor</dc:creator>
            <dc:date>2022-04-02T23:49:24.277000000</dc:date>
          </office:change-info>
          <table:previous>
            <table:change-track-table-cell/>
          </table:previous>
        </table:cell-content-change>
        <table:cell-content-change table:id="ct373">
          <table:cell-address table:column="3" table:row="14" table:table="3"/>
          <office:change-info>
            <dc:creator>Matthew Hoctor</dc:creator>
            <dc:date>2022-04-02T23:49:24.277000000</dc:date>
          </office:change-info>
          <table:previous>
            <table:change-track-table-cell/>
          </table:previous>
        </table:cell-content-change>
        <table:cell-content-change table:id="ct374">
          <table:cell-address table:column="2" table:row="15" table:table="3"/>
          <office:change-info>
            <dc:creator>Matthew Hoctor</dc:creator>
            <dc:date>2022-04-02T23:49:27.096000000</dc:date>
          </office:change-info>
          <table:previous>
            <table:change-track-table-cell/>
          </table:previous>
        </table:cell-content-change>
        <table:cell-content-change table:id="ct375">
          <table:cell-address table:column="1" table:row="15" table:table="3"/>
          <office:change-info>
            <dc:creator>Matthew Hoctor</dc:creator>
            <dc:date>2022-04-02T23:49:27.096000000</dc:date>
          </office:change-info>
          <table:previous>
            <table:change-track-table-cell/>
          </table:previous>
        </table:cell-content-change>
        <table:cell-content-change table:id="ct376">
          <table:cell-address table:column="0" table:row="15" table:table="3"/>
          <office:change-info>
            <dc:creator>Matthew Hoctor</dc:creator>
            <dc:date>2022-04-02T23:49:27.096000000</dc:date>
          </office:change-info>
          <table:previous>
            <table:change-track-table-cell/>
          </table:previous>
        </table:cell-content-change>
        <table:cell-content-change table:id="ct377">
          <table:cell-address table:column="3" table:row="15" table:table="3"/>
          <office:change-info>
            <dc:creator>Matthew Hoctor</dc:creator>
            <dc:date>2022-04-02T23:49:27.096000000</dc:date>
          </office:change-info>
          <table:previous>
            <table:change-track-table-cell/>
          </table:previous>
        </table:cell-content-change>
        <table:cell-content-change table:id="ct378">
          <table:cell-address table:column="4" table:row="13" table:table="3"/>
          <office:change-info>
            <dc:creator>Matthew Hoctor</dc:creator>
            <dc:date>2022-04-02T23:49:38.495000000</dc:date>
          </office:change-info>
          <table:previous>
            <table:change-track-table-cell/>
          </table:previous>
        </table:cell-content-change>
        <table:cell-content-change table:id="ct379">
          <table:cell-address table:column="4" table:row="14" table:table="3"/>
          <office:change-info>
            <dc:creator>Matthew Hoctor</dc:creator>
            <dc:date>2022-04-02T23:49:47.173000000</dc:date>
          </office:change-info>
          <table:previous>
            <table:change-track-table-cell/>
          </table:previous>
        </table:cell-content-change>
        <table:cell-content-change table:id="ct380">
          <table:cell-address table:column="4" table:row="15" table:table="3"/>
          <office:change-info>
            <dc:creator>Matthew Hoctor</dc:creator>
            <dc:date>2022-04-02T23:49:54.136000000</dc:date>
          </office:change-info>
          <table:previous>
            <table:change-track-table-cell/>
          </table:previous>
        </table:cell-content-change>
        <table:cell-content-change table:id="ct381">
          <table:cell-address table:column="4" table:row="15" table:table="3"/>
          <office:change-info>
            <dc:creator>Matthew Hoctor</dc:creator>
            <dc:date>2022-04-02T23:50:25.914000000</dc:date>
          </office:change-info>
          <table:previous table:id="ct380">
            <table:change-track-table-cell office:value-type="string">
              <text:p>Developed a novel kg-scale synthesis of 3-aminonaphthlene-1-ol, a chemotherapeutic</text:p>
            </table:change-track-table-cell>
          </table:previous>
        </table:cell-content-change>
        <table:cell-content-change table:id="ct382">
          <table:cell-address table:column="0" table:row="1" table:table="1"/>
          <office:change-info>
            <dc:creator>Matthew Hoctor</dc:creator>
            <dc:date>2022-04-02T23:52:17.847000000</dc:date>
          </office:change-info>
          <table:previous table:id="ct38">
            <table:change-track-table-cell office:value-type="string">
              <text:p>Pharmacist License</text:p>
            </table:change-track-table-cell>
          </table:previous>
        </table:cell-content-change>
        <table:cell-content-change table:id="ct383">
          <table:cell-address table:column="0" table:row="1" table:table="1"/>
          <office:change-info>
            <dc:creator>Matthew Hoctor</dc:creator>
            <dc:date>2022-04-03T00:15:45.655000000</dc:date>
          </office:change-info>
          <table:previous table:id="ct382">
            <table:change-track-table-cell office:value-type="string">
              <text:p>Pharmacist License ()</text:p>
            </table:change-track-table-cell>
          </table:previous>
        </table:cell-content-change>
        <table:cell-content-change table:id="ct384">
          <table:cell-address table:column="0" table:row="2" table:table="1"/>
          <office:change-info>
            <dc:creator>Matthew Hoctor</dc:creator>
            <dc:date>2022-04-03T00:15:58.511000000</dc:date>
          </office:change-info>
          <table:previous table:id="ct39">
            <table:change-track-table-cell office:value-type="string">
              <text:p>Pharmacist License</text:p>
            </table:change-track-table-cell>
          </table:previous>
        </table:cell-content-change>
        <table:cell-content-change table:id="ct385">
          <table:cell-address table:column="0" table:row="2" table:table="1"/>
          <office:change-info>
            <dc:creator>Matthew Hoctor</dc:creator>
            <dc:date>2022-04-03T00:16:54.994000000</dc:date>
          </office:change-info>
          <table:previous table:id="ct384">
            <table:change-track-table-cell office:value-type="string">
              <text:p>Pharmacist License (063843) \\href{<text:a xlink:href="http://www.overleaf.com/" xlink:type="simple">http://www.overleaf.com</text:a>}{063843}</text:p>
            </table:change-track-table-cell>
          </table:previous>
        </table:cell-content-change>
        <table:cell-content-change table:id="ct386">
          <table:cell-address table:column="0" table:row="1" table:table="1"/>
          <office:change-info>
            <dc:creator>Matthew Hoctor</dc:creator>
            <dc:date>2022-04-03T00:16:58.257000000</dc:date>
          </office:change-info>
          <table:previous table:id="ct383">
            <table:change-track-table-cell office:value-type="string">
              <text:p>Pharmacist License (063843) \\href{<text:a xlink:href="http://www.overleaf.com/" xlink:type="simple">http://www.overleaf.com</text:a>}{063843}</text:p>
            </table:change-track-table-cell>
          </table:previous>
        </table:cell-content-change>
        <table:cell-content-change table:id="ct387">
          <table:cell-address table:column="0" table:row="1" table:table="4"/>
          <office:change-info>
            <dc:creator>Matthew Hoctor</dc:creator>
            <dc:date>2022-04-03T00:18:44.841000000</dc:date>
          </office:change-info>
          <table:previous>
            <table:change-track-table-cell/>
          </table:previous>
        </table:cell-content-change>
        <table:cell-content-change table:id="ct388">
          <table:cell-address table:column="1" table:row="1" table:table="4"/>
          <office:change-info>
            <dc:creator>Matthew Hoctor</dc:creator>
            <dc:date>2022-04-03T00:18:56.789000000</dc:date>
          </office:change-info>
          <table:previous>
            <table:change-track-table-cell/>
          </table:previous>
        </table:cell-content-change>
        <table:cell-content-change table:id="ct389">
          <table:cell-address table:column="1" table:row="1" table:table="4"/>
          <office:change-info>
            <dc:creator>Matthew Hoctor</dc:creator>
            <dc:date>2022-04-03T00:19:07.463000000</dc:date>
          </office:change-info>
          <table:previous table:id="ct388">
            <table:change-track-table-cell office:value-type="string">
              <text:p>Mar 28, 2016 -</text:p>
            </table:change-track-table-cell>
          </table:previous>
        </table:cell-content-change>
        <table:cell-content-change table:id="ct390">
          <table:cell-address table:column="2" table:row="1" table:table="4"/>
          <office:change-info>
            <dc:creator>Matthew Hoctor</dc:creator>
            <dc:date>2022-04-03T00:19:19.621000000</dc:date>
          </office:change-info>
          <table:previous>
            <table:change-track-table-cell/>
          </table:previous>
        </table:cell-content-change>
        <table:cell-content-change table:id="ct391">
          <table:cell-address table:column="3" table:row="1" table:table="4"/>
          <office:change-info>
            <dc:creator>Matthew Hoctor</dc:creator>
            <dc:date>2022-04-03T00:19:29.675000000</dc:date>
          </office:change-info>
          <table:previous>
            <table:change-track-table-cell/>
          </table:previous>
        </table:cell-content-change>
        <table:cell-content-change table:id="ct392">
          <table:cell-address table:column="4" table:row="1" table:table="4"/>
          <office:change-info>
            <dc:creator>Matthew Hoctor</dc:creator>
            <dc:date>2022-04-03T00:19:40.123000000</dc:date>
          </office:change-info>
          <table:previous>
            <table:change-track-table-cell/>
          </table:previous>
        </table:cell-content-change>
        <table:cell-content-change table:id="ct393">
          <table:cell-address table:column="4" table:row="1" table:table="4"/>
          <office:change-info>
            <dc:creator>Matthew Hoctor</dc:creator>
            <dc:date>2022-04-03T00:19:57.563000000</dc:date>
          </office:change-info>
          <table:previous table:id="ct392">
            <table:change-track-table-cell office:value-type="string">
              <text:p>Initiated and contributed to “Unique N-Acetylcysteine (NAC) Considerations Dosing Guideline”,</text:p>
            </table:change-track-table-cell>
          </table:previous>
        </table:cell-content-change>
        <table:cell-content-change table:id="ct394">
          <table:cell-address table:column="4" table:row="2" table:table="4"/>
          <office:change-info>
            <dc:creator>Matthew Hoctor</dc:creator>
            <dc:date>2022-04-03T00:21:32.953000000</dc:date>
          </office:change-info>
          <table:previous>
            <table:change-track-table-cell/>
          </table:previous>
        </table:cell-content-change>
        <table:cell-content-change table:id="ct395">
          <table:cell-address table:column="4" table:row="2" table:table="4"/>
          <office:change-info>
            <dc:creator>Matthew Hoctor</dc:creator>
            <dc:date>2022-04-03T00:21:53.160000000</dc:date>
          </office:change-info>
          <table:previous table:id="ct394">
            <table:change-track-table-cell office:value-type="string">
              <text:p>Followed up on poisoned patients by calling caregivers to request appropriate lab tests, signs, and</text:p>
            </table:change-track-table-cell>
          </table:previous>
        </table:cell-content-change>
        <table:cell-content-change table:id="ct396">
          <table:cell-address table:column="4" table:row="3" table:table="4"/>
          <office:change-info>
            <dc:creator>Matthew Hoctor</dc:creator>
            <dc:date>2022-04-03T00:22:02.293000000</dc:date>
          </office:change-info>
          <table:previous>
            <table:change-track-table-cell/>
          </table:previous>
        </table:cell-content-change>
        <table:cell-content-change table:id="ct397">
          <table:cell-address table:column="4" table:row="4" table:table="4"/>
          <office:change-info>
            <dc:creator>Matthew Hoctor</dc:creator>
            <dc:date>2022-04-03T00:22:10.938000000</dc:date>
          </office:change-info>
          <table:previous>
            <table:change-track-table-cell/>
          </table:previous>
        </table:cell-content-change>
        <table:cell-content-change table:id="ct398">
          <table:cell-address table:column="4" table:row="4" table:table="4"/>
          <office:change-info>
            <dc:creator>Matthew Hoctor</dc:creator>
            <dc:date>2022-04-03T00:22:38.344000000</dc:date>
          </office:change-info>
          <table:previous table:id="ct397">
            <table:change-track-table-cell office:value-type="string">
              <text:p>Reviewed and presented toxicology topics for discussion in weekly meetings; topics included</text:p>
            </table:change-track-table-cell>
          </table:previous>
        </table:cell-content-change>
        <table:cell-content-change table:id="ct399">
          <table:cell-address table:column="4" table:row="5" table:table="4"/>
          <office:change-info>
            <dc:creator>Matthew Hoctor</dc:creator>
            <dc:date>2022-04-03T00:22:47.340000000</dc:date>
          </office:change-info>
          <table:previous>
            <table:change-track-table-cell/>
          </table:previous>
        </table:cell-content-change>
        <table:cell-content-change table:id="ct400">
          <table:cell-address table:column="4" table:row="5" table:table="4"/>
          <office:change-info>
            <dc:creator>Matthew Hoctor</dc:creator>
            <dc:date>2022-04-03T00:22:56.194000000</dc:date>
          </office:change-info>
          <table:previous table:id="ct399">
            <table:change-track-table-cell office:value-type="string">
              <text:p>Attended and participated in lectures on topics including management of opioid overdose,</text:p>
            </table:change-track-table-cell>
          </table:previous>
        </table:cell-content-change>
        <table:cell-content-change table:id="ct401">
          <table:cell-address table:column="4" table:row="5" table:table="4"/>
          <office:change-info>
            <dc:creator>Matthew Hoctor</dc:creator>
            <dc:date>2022-04-03T00:23:15.216000000</dc:date>
          </office:change-info>
          <table:previous table:id="ct400">
            <table:change-track-table-cell office:value-type="string">
              <text:p><text:s/></text:p>
            </table:change-track-table-cell>
          </table:previous>
        </table:cell-content-change>
        <table:cell-content-change table:id="ct402">
          <table:cell-address table:column="4" table:row="5" table:table="4"/>
          <office:change-info>
            <dc:creator>Matthew Hoctor</dc:creator>
            <dc:date>2022-04-03T00:23:30.476000000</dc:date>
          </office:change-info>
          <table:previous table:id="ct401">
            <table:change-track-table-cell office:value-type="string">
              <text:p>toxicokinetics, geographic information systems; and attended a toxicology case conference</text:p>
            </table:change-track-table-cell>
          </table:previous>
        </table:cell-content-change>
        <table:cell-content-change table:id="ct403">
          <table:cell-address table:column="0" table:row="2" table:table="4"/>
          <office:change-info>
            <dc:creator>Matthew Hoctor</dc:creator>
            <dc:date>2022-04-03T00:23:37.167000000</dc:date>
          </office:change-info>
          <table:previous>
            <table:change-track-table-cell/>
          </table:previous>
        </table:cell-content-change>
        <table:cell-content-change table:id="ct404">
          <table:cell-address table:column="1" table:row="2" table:table="4"/>
          <office:change-info>
            <dc:creator>Matthew Hoctor</dc:creator>
            <dc:date>2022-04-03T00:23:37.167000000</dc:date>
          </office:change-info>
          <table:previous>
            <table:change-track-table-cell/>
          </table:previous>
        </table:cell-content-change>
        <table:cell-content-change table:id="ct405">
          <table:cell-address table:column="2" table:row="2" table:table="4"/>
          <office:change-info>
            <dc:creator>Matthew Hoctor</dc:creator>
            <dc:date>2022-04-03T00:23:37.167000000</dc:date>
          </office:change-info>
          <table:previous>
            <table:change-track-table-cell/>
          </table:previous>
        </table:cell-content-change>
        <table:cell-content-change table:id="ct406">
          <table:cell-address table:column="3" table:row="2" table:table="4"/>
          <office:change-info>
            <dc:creator>Matthew Hoctor</dc:creator>
            <dc:date>2022-04-03T00:23:37.167000000</dc:date>
          </office:change-info>
          <table:previous>
            <table:change-track-table-cell/>
          </table:previous>
        </table:cell-content-change>
        <table:cell-content-change table:id="ct407">
          <table:cell-address table:column="0" table:row="3" table:table="4"/>
          <office:change-info>
            <dc:creator>Matthew Hoctor</dc:creator>
            <dc:date>2022-04-03T00:23:38.044000000</dc:date>
          </office:change-info>
          <table:previous>
            <table:change-track-table-cell/>
          </table:previous>
        </table:cell-content-change>
        <table:cell-content-change table:id="ct408">
          <table:cell-address table:column="1" table:row="3" table:table="4"/>
          <office:change-info>
            <dc:creator>Matthew Hoctor</dc:creator>
            <dc:date>2022-04-03T00:23:38.044000000</dc:date>
          </office:change-info>
          <table:previous>
            <table:change-track-table-cell/>
          </table:previous>
        </table:cell-content-change>
        <table:cell-content-change table:id="ct409">
          <table:cell-address table:column="2" table:row="3" table:table="4"/>
          <office:change-info>
            <dc:creator>Matthew Hoctor</dc:creator>
            <dc:date>2022-04-03T00:23:38.044000000</dc:date>
          </office:change-info>
          <table:previous>
            <table:change-track-table-cell/>
          </table:previous>
        </table:cell-content-change>
        <table:cell-content-change table:id="ct410">
          <table:cell-address table:column="3" table:row="3" table:table="4"/>
          <office:change-info>
            <dc:creator>Matthew Hoctor</dc:creator>
            <dc:date>2022-04-03T00:23:38.044000000</dc:date>
          </office:change-info>
          <table:previous>
            <table:change-track-table-cell/>
          </table:previous>
        </table:cell-content-change>
        <table:cell-content-change table:id="ct411">
          <table:cell-address table:column="0" table:row="4" table:table="4"/>
          <office:change-info>
            <dc:creator>Matthew Hoctor</dc:creator>
            <dc:date>2022-04-03T00:23:38.773000000</dc:date>
          </office:change-info>
          <table:previous>
            <table:change-track-table-cell/>
          </table:previous>
        </table:cell-content-change>
        <table:cell-content-change table:id="ct412">
          <table:cell-address table:column="1" table:row="4" table:table="4"/>
          <office:change-info>
            <dc:creator>Matthew Hoctor</dc:creator>
            <dc:date>2022-04-03T00:23:38.773000000</dc:date>
          </office:change-info>
          <table:previous>
            <table:change-track-table-cell/>
          </table:previous>
        </table:cell-content-change>
        <table:cell-content-change table:id="ct413">
          <table:cell-address table:column="2" table:row="4" table:table="4"/>
          <office:change-info>
            <dc:creator>Matthew Hoctor</dc:creator>
            <dc:date>2022-04-03T00:23:38.773000000</dc:date>
          </office:change-info>
          <table:previous>
            <table:change-track-table-cell/>
          </table:previous>
        </table:cell-content-change>
        <table:cell-content-change table:id="ct414">
          <table:cell-address table:column="3" table:row="4" table:table="4"/>
          <office:change-info>
            <dc:creator>Matthew Hoctor</dc:creator>
            <dc:date>2022-04-03T00:23:38.773000000</dc:date>
          </office:change-info>
          <table:previous>
            <table:change-track-table-cell/>
          </table:previous>
        </table:cell-content-change>
        <table:cell-content-change table:id="ct415">
          <table:cell-address table:column="0" table:row="5" table:table="4"/>
          <office:change-info>
            <dc:creator>Matthew Hoctor</dc:creator>
            <dc:date>2022-04-03T00:23:39.505000000</dc:date>
          </office:change-info>
          <table:previous>
            <table:change-track-table-cell/>
          </table:previous>
        </table:cell-content-change>
        <table:cell-content-change table:id="ct416">
          <table:cell-address table:column="1" table:row="5" table:table="4"/>
          <office:change-info>
            <dc:creator>Matthew Hoctor</dc:creator>
            <dc:date>2022-04-03T00:23:39.505000000</dc:date>
          </office:change-info>
          <table:previous>
            <table:change-track-table-cell/>
          </table:previous>
        </table:cell-content-change>
        <table:cell-content-change table:id="ct417">
          <table:cell-address table:column="2" table:row="5" table:table="4"/>
          <office:change-info>
            <dc:creator>Matthew Hoctor</dc:creator>
            <dc:date>2022-04-03T00:23:39.505000000</dc:date>
          </office:change-info>
          <table:previous>
            <table:change-track-table-cell/>
          </table:previous>
        </table:cell-content-change>
        <table:cell-content-change table:id="ct418">
          <table:cell-address table:column="3" table:row="5" table:table="4"/>
          <office:change-info>
            <dc:creator>Matthew Hoctor</dc:creator>
            <dc:date>2022-04-03T00:23:39.505000000</dc:date>
          </office:change-info>
          <table:previous>
            <table:change-track-table-cell/>
          </table:previous>
        </table:cell-content-change>
        <table:cell-content-change table:id="ct419">
          <table:cell-address table:column="0" table:row="6" table:table="4"/>
          <office:change-info>
            <dc:creator>Matthew Hoctor</dc:creator>
            <dc:date>2022-04-03T00:23:45.312000000</dc:date>
          </office:change-info>
          <table:previous>
            <table:change-track-table-cell/>
          </table:previous>
        </table:cell-content-change>
        <table:cell-content-change table:id="ct420">
          <table:cell-address table:column="1" table:row="6" table:table="4"/>
          <office:change-info>
            <dc:creator>Matthew Hoctor</dc:creator>
            <dc:date>2022-04-03T00:24:08.902000000</dc:date>
          </office:change-info>
          <table:previous>
            <table:change-track-table-cell/>
          </table:previous>
        </table:cell-content-change>
        <table:cell-content-change table:id="ct421">
          <table:cell-address table:column="1" table:row="6" table:table="4"/>
          <office:change-info>
            <dc:creator>Matthew Hoctor</dc:creator>
            <dc:date>2022-04-03T00:24:22.108000000</dc:date>
          </office:change-info>
          <table:previous table:id="ct420">
            <table:change-track-table-cell office:value-type="string">
              <text:p>Feb 16, 2016-</text:p>
            </table:change-track-table-cell>
          </table:previous>
        </table:cell-content-change>
        <table:cell-content-change table:id="ct422">
          <table:cell-address table:column="2" table:row="6" table:table="4"/>
          <office:change-info>
            <dc:creator>Matthew Hoctor</dc:creator>
            <dc:date>2022-04-03T00:24:55.991000000</dc:date>
          </office:change-info>
          <table:previous>
            <table:change-track-table-cell/>
          </table:previous>
        </table:cell-content-change>
        <table:cell-content-change table:id="ct423">
          <table:cell-address table:column="2" table:row="6" table:table="4"/>
          <office:change-info>
            <dc:creator>Matthew Hoctor</dc:creator>
            <dc:date>2022-04-03T00:25:01.665000000</dc:date>
          </office:change-info>
          <table:previous table:id="ct422">
            <table:change-track-table-cell office:value-type="string">
              <text:p>Ketchikan Indian Com. Tribal Health Clinic</text:p>
            </table:change-track-table-cell>
          </table:previous>
        </table:cell-content-change>
        <table:cell-content-change table:id="ct424">
          <table:cell-address table:column="3" table:row="6" table:table="4"/>
          <office:change-info>
            <dc:creator>Matthew Hoctor</dc:creator>
            <dc:date>2022-04-03T00:25:13.800000000</dc:date>
          </office:change-info>
          <table:previous>
            <table:change-track-table-cell/>
          </table:previous>
        </table:cell-content-change>
        <table:cell-content-change table:id="ct425">
          <table:cell-address table:column="4" table:row="6" table:table="4"/>
          <office:change-info>
            <dc:creator>Matthew Hoctor</dc:creator>
            <dc:date>2022-04-03T00:25:29.249000000</dc:date>
          </office:change-info>
          <table:previous>
            <table:change-track-table-cell/>
          </table:previous>
        </table:cell-content-change>
        <table:cell-content-change table:id="ct426">
          <table:cell-address table:column="4" table:row="7" table:table="4"/>
          <office:change-info>
            <dc:creator>Matthew Hoctor</dc:creator>
            <dc:date>2022-04-03T00:25:40.448000000</dc:date>
          </office:change-info>
          <table:previous>
            <table:change-track-table-cell/>
          </table:previous>
        </table:cell-content-change>
        <table:cell-content-change table:id="ct427">
          <table:cell-address table:column="4" table:row="8" table:table="4"/>
          <office:change-info>
            <dc:creator>Matthew Hoctor</dc:creator>
            <dc:date>2022-04-03T00:25:51.052000000</dc:date>
          </office:change-info>
          <table:previous>
            <table:change-track-table-cell/>
          </table:previous>
        </table:cell-content-change>
        <table:cell-content-change table:id="ct428">
          <table:cell-address table:column="4" table:row="9" table:table="4"/>
          <office:change-info>
            <dc:creator>Matthew Hoctor</dc:creator>
            <dc:date>2022-04-03T00:26:00.707000000</dc:date>
          </office:change-info>
          <table:previous>
            <table:change-track-table-cell/>
          </table:previous>
        </table:cell-content-change>
        <table:cell-content-change table:id="ct429">
          <table:cell-address table:column="4" table:row="9" table:table="4"/>
          <office:change-info>
            <dc:creator>Matthew Hoctor</dc:creator>
            <dc:date>2022-04-03T00:26:17.194000000</dc:date>
          </office:change-info>
          <table:previous table:id="ct428">
            <table:change-track-table-cell office:value-type="string">
              <text:p>Monitored warfarin therapy at the pharmacy-run anticoagulation clinic using point-of-care INR</text:p>
            </table:change-track-table-cell>
          </table:previous>
        </table:cell-content-change>
        <table:cell-content-change table:id="ct430">
          <table:cell-address table:column="4" table:row="10" table:table="4"/>
          <office:change-info>
            <dc:creator>Matthew Hoctor</dc:creator>
            <dc:date>2022-04-03T00:26:27.243000000</dc:date>
          </office:change-info>
          <table:previous>
            <table:change-track-table-cell/>
          </table:previous>
        </table:cell-content-change>
        <table:cell-content-change table:id="ct431">
          <table:cell-address table:column="4" table:row="10" table:table="4"/>
          <office:change-info>
            <dc:creator>Matthew Hoctor</dc:creator>
            <dc:date>2022-04-03T00:26:45.016000000</dc:date>
          </office:change-info>
          <table:previous table:id="ct430">
            <table:change-track-table-cell office:value-type="string">
              <text:p>Counseled patients on smoking cessation, and initiated appropriate pharmacotherapy after</text:p>
            </table:change-track-table-cell>
          </table:previous>
        </table:cell-content-change>
        <table:cell-content-change table:id="ct432">
          <table:cell-address table:column="4" table:row="11" table:table="4"/>
          <office:change-info>
            <dc:creator>Matthew Hoctor</dc:creator>
            <dc:date>2022-04-03T00:26:55.335000000</dc:date>
          </office:change-info>
          <table:previous>
            <table:change-track-table-cell/>
          </table:previous>
        </table:cell-content-change>
        <table:cell-content-change table:id="ct433">
          <table:cell-address table:column="4" table:row="11" table:table="4"/>
          <office:change-info>
            <dc:creator>Matthew Hoctor</dc:creator>
            <dc:date>2022-04-03T00:27:22.791000000</dc:date>
          </office:change-info>
          <table:previous table:id="ct432">
            <table:change-track-table-cell office:value-type="string">
              <text:p>Answered drug information questions from clinicians and patients by consulting Micromedex and</text:p>
            </table:change-track-table-cell>
          </table:previous>
        </table:cell-content-change>
        <table:cell-content-change table:id="ct434">
          <table:cell-address table:column="0" table:row="7" table:table="4"/>
          <office:change-info>
            <dc:creator>Matthew Hoctor</dc:creator>
            <dc:date>2022-04-03T00:27:30.788000000</dc:date>
          </office:change-info>
          <table:previous>
            <table:change-track-table-cell/>
          </table:previous>
        </table:cell-content-change>
        <table:cell-content-change table:id="ct435">
          <table:cell-address table:column="1" table:row="7" table:table="4"/>
          <office:change-info>
            <dc:creator>Matthew Hoctor</dc:creator>
            <dc:date>2022-04-03T00:27:30.788000000</dc:date>
          </office:change-info>
          <table:previous>
            <table:change-track-table-cell/>
          </table:previous>
        </table:cell-content-change>
        <table:cell-content-change table:id="ct436">
          <table:cell-address table:column="2" table:row="7" table:table="4"/>
          <office:change-info>
            <dc:creator>Matthew Hoctor</dc:creator>
            <dc:date>2022-04-03T00:27:30.788000000</dc:date>
          </office:change-info>
          <table:previous>
            <table:change-track-table-cell/>
          </table:previous>
        </table:cell-content-change>
        <table:cell-content-change table:id="ct437">
          <table:cell-address table:column="3" table:row="7" table:table="4"/>
          <office:change-info>
            <dc:creator>Matthew Hoctor</dc:creator>
            <dc:date>2022-04-03T00:27:30.789000000</dc:date>
          </office:change-info>
          <table:previous>
            <table:change-track-table-cell/>
          </table:previous>
        </table:cell-content-change>
        <table:cell-content-change table:id="ct438">
          <table:cell-address table:column="0" table:row="8" table:table="4"/>
          <office:change-info>
            <dc:creator>Matthew Hoctor</dc:creator>
            <dc:date>2022-04-03T00:27:31.512000000</dc:date>
          </office:change-info>
          <table:previous>
            <table:change-track-table-cell/>
          </table:previous>
        </table:cell-content-change>
        <table:cell-content-change table:id="ct439">
          <table:cell-address table:column="1" table:row="8" table:table="4"/>
          <office:change-info>
            <dc:creator>Matthew Hoctor</dc:creator>
            <dc:date>2022-04-03T00:27:31.512000000</dc:date>
          </office:change-info>
          <table:previous>
            <table:change-track-table-cell/>
          </table:previous>
        </table:cell-content-change>
        <table:cell-content-change table:id="ct440">
          <table:cell-address table:column="2" table:row="8" table:table="4"/>
          <office:change-info>
            <dc:creator>Matthew Hoctor</dc:creator>
            <dc:date>2022-04-03T00:27:31.512000000</dc:date>
          </office:change-info>
          <table:previous>
            <table:change-track-table-cell/>
          </table:previous>
        </table:cell-content-change>
        <table:cell-content-change table:id="ct441">
          <table:cell-address table:column="3" table:row="8" table:table="4"/>
          <office:change-info>
            <dc:creator>Matthew Hoctor</dc:creator>
            <dc:date>2022-04-03T00:27:31.512000000</dc:date>
          </office:change-info>
          <table:previous>
            <table:change-track-table-cell/>
          </table:previous>
        </table:cell-content-change>
        <table:cell-content-change table:id="ct442">
          <table:cell-address table:column="0" table:row="9" table:table="4"/>
          <office:change-info>
            <dc:creator>Matthew Hoctor</dc:creator>
            <dc:date>2022-04-03T00:27:32.102000000</dc:date>
          </office:change-info>
          <table:previous>
            <table:change-track-table-cell/>
          </table:previous>
        </table:cell-content-change>
        <table:cell-content-change table:id="ct443">
          <table:cell-address table:column="1" table:row="9" table:table="4"/>
          <office:change-info>
            <dc:creator>Matthew Hoctor</dc:creator>
            <dc:date>2022-04-03T00:27:32.102000000</dc:date>
          </office:change-info>
          <table:previous>
            <table:change-track-table-cell/>
          </table:previous>
        </table:cell-content-change>
        <table:cell-content-change table:id="ct444">
          <table:cell-address table:column="2" table:row="9" table:table="4"/>
          <office:change-info>
            <dc:creator>Matthew Hoctor</dc:creator>
            <dc:date>2022-04-03T00:27:32.102000000</dc:date>
          </office:change-info>
          <table:previous>
            <table:change-track-table-cell/>
          </table:previous>
        </table:cell-content-change>
        <table:cell-content-change table:id="ct445">
          <table:cell-address table:column="3" table:row="9" table:table="4"/>
          <office:change-info>
            <dc:creator>Matthew Hoctor</dc:creator>
            <dc:date>2022-04-03T00:27:32.102000000</dc:date>
          </office:change-info>
          <table:previous>
            <table:change-track-table-cell/>
          </table:previous>
        </table:cell-content-change>
        <table:cell-content-change table:id="ct446">
          <table:cell-address table:column="0" table:row="10" table:table="4"/>
          <office:change-info>
            <dc:creator>Matthew Hoctor</dc:creator>
            <dc:date>2022-04-03T00:27:32.695000000</dc:date>
          </office:change-info>
          <table:previous>
            <table:change-track-table-cell/>
          </table:previous>
        </table:cell-content-change>
        <table:cell-content-change table:id="ct447">
          <table:cell-address table:column="1" table:row="10" table:table="4"/>
          <office:change-info>
            <dc:creator>Matthew Hoctor</dc:creator>
            <dc:date>2022-04-03T00:27:32.695000000</dc:date>
          </office:change-info>
          <table:previous>
            <table:change-track-table-cell/>
          </table:previous>
        </table:cell-content-change>
        <table:cell-content-change table:id="ct448">
          <table:cell-address table:column="2" table:row="10" table:table="4"/>
          <office:change-info>
            <dc:creator>Matthew Hoctor</dc:creator>
            <dc:date>2022-04-03T00:27:32.695000000</dc:date>
          </office:change-info>
          <table:previous>
            <table:change-track-table-cell/>
          </table:previous>
        </table:cell-content-change>
        <table:cell-content-change table:id="ct449">
          <table:cell-address table:column="3" table:row="10" table:table="4"/>
          <office:change-info>
            <dc:creator>Matthew Hoctor</dc:creator>
            <dc:date>2022-04-03T00:27:32.695000000</dc:date>
          </office:change-info>
          <table:previous>
            <table:change-track-table-cell/>
          </table:previous>
        </table:cell-content-change>
        <table:cell-content-change table:id="ct450">
          <table:cell-address table:column="0" table:row="11" table:table="4"/>
          <office:change-info>
            <dc:creator>Matthew Hoctor</dc:creator>
            <dc:date>2022-04-03T00:27:33.294000000</dc:date>
          </office:change-info>
          <table:previous>
            <table:change-track-table-cell/>
          </table:previous>
        </table:cell-content-change>
        <table:cell-content-change table:id="ct451">
          <table:cell-address table:column="1" table:row="11" table:table="4"/>
          <office:change-info>
            <dc:creator>Matthew Hoctor</dc:creator>
            <dc:date>2022-04-03T00:27:33.295000000</dc:date>
          </office:change-info>
          <table:previous>
            <table:change-track-table-cell/>
          </table:previous>
        </table:cell-content-change>
        <table:cell-content-change table:id="ct452">
          <table:cell-address table:column="2" table:row="11" table:table="4"/>
          <office:change-info>
            <dc:creator>Matthew Hoctor</dc:creator>
            <dc:date>2022-04-03T00:27:33.295000000</dc:date>
          </office:change-info>
          <table:previous>
            <table:change-track-table-cell/>
          </table:previous>
        </table:cell-content-change>
        <table:cell-content-change table:id="ct453">
          <table:cell-address table:column="3" table:row="11" table:table="4"/>
          <office:change-info>
            <dc:creator>Matthew Hoctor</dc:creator>
            <dc:date>2022-04-03T00:27:33.295000000</dc:date>
          </office:change-info>
          <table:previous>
            <table:change-track-table-cell/>
          </table:previous>
        </table:cell-content-change>
        <table:cell-content-change table:id="ct454">
          <table:cell-address table:column="0" table:row="12" table:table="4"/>
          <office:change-info>
            <dc:creator>Matthew Hoctor</dc:creator>
            <dc:date>2022-04-03T00:27:48.614000000</dc:date>
          </office:change-info>
          <table:previous>
            <table:change-track-table-cell/>
          </table:previous>
        </table:cell-content-change>
        <table:cell-content-change table:id="ct455">
          <table:cell-address table:column="1" table:row="12" table:table="4"/>
          <office:change-info>
            <dc:creator>Matthew Hoctor</dc:creator>
            <dc:date>2022-04-03T00:27:57.562000000</dc:date>
          </office:change-info>
          <table:previous>
            <table:change-track-table-cell/>
          </table:previous>
        </table:cell-content-change>
        <table:cell-content-change table:id="ct456">
          <table:cell-address table:column="1" table:row="12" table:table="4"/>
          <office:change-info>
            <dc:creator>Matthew Hoctor</dc:creator>
            <dc:date>2022-04-03T00:28:11.488000000</dc:date>
          </office:change-info>
          <table:previous table:id="ct455">
            <table:change-track-table-cell office:value-type="string">
              <text:p>Jan 04, 2016-</text:p>
            </table:change-track-table-cell>
          </table:previous>
        </table:cell-content-change>
        <table:cell-content-change table:id="ct457">
          <table:cell-address table:column="2" table:row="12" table:table="4"/>
          <office:change-info>
            <dc:creator>Matthew Hoctor</dc:creator>
            <dc:date>2022-04-03T00:28:20.580000000</dc:date>
          </office:change-info>
          <table:previous>
            <table:change-track-table-cell/>
          </table:previous>
        </table:cell-content-change>
        <table:cell-content-change table:id="ct458">
          <table:cell-address table:column="3" table:row="12" table:table="4"/>
          <office:change-info>
            <dc:creator>Matthew Hoctor</dc:creator>
            <dc:date>2022-04-03T00:28:29.995000000</dc:date>
          </office:change-info>
          <table:previous>
            <table:change-track-table-cell/>
          </table:previous>
        </table:cell-content-change>
        <table:cell-content-change table:id="ct459">
          <table:cell-address table:column="4" table:row="12" table:table="4"/>
          <office:change-info>
            <dc:creator>Matthew Hoctor</dc:creator>
            <dc:date>2022-04-03T00:28:40.798000000</dc:date>
          </office:change-info>
          <table:previous>
            <table:change-track-table-cell/>
          </table:previous>
        </table:cell-content-change>
        <table:cell-content-change table:id="ct460">
          <table:cell-address table:column="4" table:row="12" table:table="4"/>
          <office:change-info>
            <dc:creator>Matthew Hoctor</dc:creator>
            <dc:date>2022-04-03T00:28:54.913000000</dc:date>
          </office:change-info>
          <table:previous table:id="ct459">
            <table:change-track-table-cell office:value-type="string">
              <text:p>Reviewed patient records in Epic EHR, and proposed and discussed medication changes during</text:p>
            </table:change-track-table-cell>
          </table:previous>
        </table:cell-content-change>
        <table:cell-content-change table:id="ct461">
          <table:cell-address table:column="4" table:row="13" table:table="4"/>
          <office:change-info>
            <dc:creator>Matthew Hoctor</dc:creator>
            <dc:date>2022-04-03T00:29:07.694000000</dc:date>
          </office:change-info>
          <table:previous>
            <table:change-track-table-cell/>
          </table:previous>
        </table:cell-content-change>
        <table:cell-content-change table:id="ct462">
          <table:cell-address table:column="4" table:row="13" table:table="4"/>
          <office:change-info>
            <dc:creator>Matthew Hoctor</dc:creator>
            <dc:date>2022-04-03T00:29:17.149000000</dc:date>
          </office:change-info>
          <table:previous table:id="ct461">
            <table:change-track-table-cell office:value-type="string">
              <text:p>Reviewed, presented, and discussed relevant literature and interesting patient cases in journal</text:p>
            </table:change-track-table-cell>
          </table:previous>
        </table:cell-content-change>
        <table:cell-content-change table:id="ct463">
          <table:cell-address table:column="4" table:row="14" table:table="4"/>
          <office:change-info>
            <dc:creator>Matthew Hoctor</dc:creator>
            <dc:date>2022-04-03T00:29:26.411000000</dc:date>
          </office:change-info>
          <table:previous>
            <table:change-track-table-cell/>
          </table:previous>
        </table:cell-content-change>
        <table:cell-content-change table:id="ct464">
          <table:cell-address table:column="4" table:row="15" table:table="4"/>
          <office:change-info>
            <dc:creator>Matthew Hoctor</dc:creator>
            <dc:date>2022-04-03T00:29:35.348000000</dc:date>
          </office:change-info>
          <table:previous>
            <table:change-track-table-cell/>
          </table:previous>
        </table:cell-content-change>
        <table:cell-content-change table:id="ct465">
          <table:cell-address table:column="0" table:row="13" table:table="4"/>
          <office:change-info>
            <dc:creator>Matthew Hoctor</dc:creator>
            <dc:date>2022-04-03T00:29:51.583000000</dc:date>
          </office:change-info>
          <table:previous>
            <table:change-track-table-cell/>
          </table:previous>
        </table:cell-content-change>
        <table:cell-content-change table:id="ct466">
          <table:cell-address table:column="1" table:row="13" table:table="4"/>
          <office:change-info>
            <dc:creator>Matthew Hoctor</dc:creator>
            <dc:date>2022-04-03T00:29:51.583000000</dc:date>
          </office:change-info>
          <table:previous>
            <table:change-track-table-cell/>
          </table:previous>
        </table:cell-content-change>
        <table:cell-content-change table:id="ct467">
          <table:cell-address table:column="2" table:row="13" table:table="4"/>
          <office:change-info>
            <dc:creator>Matthew Hoctor</dc:creator>
            <dc:date>2022-04-03T00:29:51.583000000</dc:date>
          </office:change-info>
          <table:previous>
            <table:change-track-table-cell/>
          </table:previous>
        </table:cell-content-change>
        <table:cell-content-change table:id="ct468">
          <table:cell-address table:column="3" table:row="13" table:table="4"/>
          <office:change-info>
            <dc:creator>Matthew Hoctor</dc:creator>
            <dc:date>2022-04-03T00:29:51.583000000</dc:date>
          </office:change-info>
          <table:previous>
            <table:change-track-table-cell/>
          </table:previous>
        </table:cell-content-change>
        <table:cell-content-change table:id="ct469">
          <table:cell-address table:column="0" table:row="14" table:table="4"/>
          <office:change-info>
            <dc:creator>Matthew Hoctor</dc:creator>
            <dc:date>2022-04-03T00:29:52.213000000</dc:date>
          </office:change-info>
          <table:previous>
            <table:change-track-table-cell/>
          </table:previous>
        </table:cell-content-change>
        <table:cell-content-change table:id="ct470">
          <table:cell-address table:column="1" table:row="14" table:table="4"/>
          <office:change-info>
            <dc:creator>Matthew Hoctor</dc:creator>
            <dc:date>2022-04-03T00:29:52.214000000</dc:date>
          </office:change-info>
          <table:previous>
            <table:change-track-table-cell/>
          </table:previous>
        </table:cell-content-change>
        <table:cell-content-change table:id="ct471">
          <table:cell-address table:column="2" table:row="14" table:table="4"/>
          <office:change-info>
            <dc:creator>Matthew Hoctor</dc:creator>
            <dc:date>2022-04-03T00:29:52.214000000</dc:date>
          </office:change-info>
          <table:previous>
            <table:change-track-table-cell/>
          </table:previous>
        </table:cell-content-change>
        <table:cell-content-change table:id="ct472">
          <table:cell-address table:column="3" table:row="14" table:table="4"/>
          <office:change-info>
            <dc:creator>Matthew Hoctor</dc:creator>
            <dc:date>2022-04-03T00:29:52.214000000</dc:date>
          </office:change-info>
          <table:previous>
            <table:change-track-table-cell/>
          </table:previous>
        </table:cell-content-change>
        <table:cell-content-change table:id="ct473">
          <table:cell-address table:column="0" table:row="15" table:table="4"/>
          <office:change-info>
            <dc:creator>Matthew Hoctor</dc:creator>
            <dc:date>2022-04-03T00:29:52.840000000</dc:date>
          </office:change-info>
          <table:previous>
            <table:change-track-table-cell/>
          </table:previous>
        </table:cell-content-change>
        <table:cell-content-change table:id="ct474">
          <table:cell-address table:column="1" table:row="15" table:table="4"/>
          <office:change-info>
            <dc:creator>Matthew Hoctor</dc:creator>
            <dc:date>2022-04-03T00:29:52.840000000</dc:date>
          </office:change-info>
          <table:previous>
            <table:change-track-table-cell/>
          </table:previous>
        </table:cell-content-change>
        <table:cell-content-change table:id="ct475">
          <table:cell-address table:column="2" table:row="15" table:table="4"/>
          <office:change-info>
            <dc:creator>Matthew Hoctor</dc:creator>
            <dc:date>2022-04-03T00:29:52.840000000</dc:date>
          </office:change-info>
          <table:previous>
            <table:change-track-table-cell/>
          </table:previous>
        </table:cell-content-change>
        <table:cell-content-change table:id="ct476">
          <table:cell-address table:column="3" table:row="15" table:table="4"/>
          <office:change-info>
            <dc:creator>Matthew Hoctor</dc:creator>
            <dc:date>2022-04-03T00:29:52.840000000</dc:date>
          </office:change-info>
          <table:previous>
            <table:change-track-table-cell/>
          </table:previous>
        </table:cell-content-change>
        <table:cell-content-change table:id="ct477">
          <table:cell-address table:column="0" table:row="16" table:table="4"/>
          <office:change-info>
            <dc:creator>Matthew Hoctor</dc:creator>
            <dc:date>2022-04-03T00:29:55.495000000</dc:date>
          </office:change-info>
          <table:previous>
            <table:change-track-table-cell/>
          </table:previous>
        </table:cell-content-change>
        <table:cell-content-change table:id="ct478">
          <table:cell-address table:column="0" table:row="16" table:table="4"/>
          <office:change-info>
            <dc:creator>Matthew Hoctor</dc:creator>
            <dc:date>2022-04-03T00:29:55.497000000</dc:date>
          </office:change-info>
          <table:previous table:id="ct477">
            <table:change-track-table-cell office:value-type="string">
              <text:p>pharmacist Intern</text:p>
            </table:change-track-table-cell>
          </table:previous>
        </table:cell-content-change>
        <table:cell-content-change table:id="ct479">
          <table:cell-address table:column="1" table:row="16" table:table="4"/>
          <office:change-info>
            <dc:creator>Matthew Hoctor</dc:creator>
            <dc:date>2022-04-03T00:30:09.445000000</dc:date>
          </office:change-info>
          <table:previous>
            <table:change-track-table-cell/>
          </table:previous>
        </table:cell-content-change>
        <table:cell-content-change table:id="ct480">
          <table:cell-address table:column="1" table:row="16" table:table="4"/>
          <office:change-info>
            <dc:creator>Matthew Hoctor</dc:creator>
            <dc:date>2022-04-03T00:30:23.245000000</dc:date>
          </office:change-info>
          <table:previous table:id="ct479">
            <table:change-track-table-cell office:value-type="string">
              <text:p>Nov 02, 2015-</text:p>
            </table:change-track-table-cell>
          </table:previous>
        </table:cell-content-change>
        <table:cell-content-change table:id="ct481">
          <table:cell-address table:column="2" table:row="16" table:table="4"/>
          <office:change-info>
            <dc:creator>Matthew Hoctor</dc:creator>
            <dc:date>2022-04-03T00:30:33.429000000</dc:date>
          </office:change-info>
          <table:previous>
            <table:change-track-table-cell/>
          </table:previous>
        </table:cell-content-change>
        <table:cell-content-change table:id="ct482">
          <table:cell-address table:column="2" table:row="16" table:table="4"/>
          <office:change-info>
            <dc:creator>Matthew Hoctor</dc:creator>
            <dc:date>2022-04-03T00:30:37.958000000</dc:date>
          </office:change-info>
          <table:previous table:id="ct481">
            <table:change-track-table-cell office:value-type="string">
              <text:p>Temple University Hospital-Respiratory ICU</text:p>
            </table:change-track-table-cell>
          </table:previous>
        </table:cell-content-change>
        <table:cell-content-change table:id="ct483">
          <table:cell-address table:column="2" table:row="16" table:table="4"/>
          <office:change-info>
            <dc:creator>Matthew Hoctor</dc:creator>
            <dc:date>2022-04-03T00:30:37.961000000</dc:date>
          </office:change-info>
          <table:previous table:id="ct482">
            <table:change-track-table-cell office:value-type="string">
              <text:p>Temple University Hospital - Respiratory ICU</text:p>
            </table:change-track-table-cell>
          </table:previous>
        </table:cell-content-change>
        <table:cell-content-change table:id="ct484">
          <table:cell-address table:column="3" table:row="16" table:table="4"/>
          <office:change-info>
            <dc:creator>Matthew Hoctor</dc:creator>
            <dc:date>2022-04-03T00:30:46.159000000</dc:date>
          </office:change-info>
          <table:previous>
            <table:change-track-table-cell/>
          </table:previous>
        </table:cell-content-change>
        <table:cell-content-change table:id="ct485">
          <table:cell-address table:column="4" table:row="16" table:table="4"/>
          <office:change-info>
            <dc:creator>Matthew Hoctor</dc:creator>
            <dc:date>2022-04-03T00:30:57.414000000</dc:date>
          </office:change-info>
          <table:previous>
            <table:change-track-table-cell/>
          </table:previous>
        </table:cell-content-change>
        <table:cell-content-change table:id="ct486">
          <table:cell-address table:column="4" table:row="17" table:table="4"/>
          <office:change-info>
            <dc:creator>Matthew Hoctor</dc:creator>
            <dc:date>2022-04-03T00:31:13.398000000</dc:date>
          </office:change-info>
          <table:previous>
            <table:change-track-table-cell/>
          </table:previous>
        </table:cell-content-change>
        <table:cell-content-change table:id="ct487">
          <table:cell-address table:column="4" table:row="17" table:table="4"/>
          <office:change-info>
            <dc:creator>Matthew Hoctor</dc:creator>
            <dc:date>2022-04-03T00:31:25.400000000</dc:date>
          </office:change-info>
          <table:previous table:id="ct486">
            <table:change-track-table-cell office:value-type="string">
              <text:p>Assessed patients for drug-related problems including inappropriate or sub-optimal therapy, and</text:p>
            </table:change-track-table-cell>
          </table:previous>
        </table:cell-content-change>
        <table:cell-content-change table:id="ct488">
          <table:cell-address table:column="4" table:row="18" table:table="4"/>
          <office:change-info>
            <dc:creator>Matthew Hoctor</dc:creator>
            <dc:date>2022-04-03T00:31:35.221000000</dc:date>
          </office:change-info>
          <table:previous>
            <table:change-track-table-cell/>
          </table:previous>
        </table:cell-content-change>
        <table:cell-content-change table:id="ct489">
          <table:cell-address table:column="4" table:row="19" table:table="4"/>
          <office:change-info>
            <dc:creator>Matthew Hoctor</dc:creator>
            <dc:date>2022-04-03T00:31:45.550000000</dc:date>
          </office:change-info>
          <table:previous>
            <table:change-track-table-cell/>
          </table:previous>
        </table:cell-content-change>
        <table:cell-content-change table:id="ct490">
          <table:cell-address table:column="4" table:row="20" table:table="4"/>
          <office:change-info>
            <dc:creator>Matthew Hoctor</dc:creator>
            <dc:date>2022-04-03T00:31:53.787000000</dc:date>
          </office:change-info>
          <table:previous>
            <table:change-track-table-cell/>
          </table:previous>
        </table:cell-content-change>
        <table:cell-content-change table:id="ct491">
          <table:cell-address table:column="0" table:row="17" table:table="4"/>
          <office:change-info>
            <dc:creator>Matthew Hoctor</dc:creator>
            <dc:date>2022-04-03T00:31:59.801000000</dc:date>
          </office:change-info>
          <table:previous>
            <table:change-track-table-cell/>
          </table:previous>
        </table:cell-content-change>
        <table:cell-content-change table:id="ct492">
          <table:cell-address table:column="1" table:row="17" table:table="4"/>
          <office:change-info>
            <dc:creator>Matthew Hoctor</dc:creator>
            <dc:date>2022-04-03T00:31:59.801000000</dc:date>
          </office:change-info>
          <table:previous>
            <table:change-track-table-cell/>
          </table:previous>
        </table:cell-content-change>
        <table:cell-content-change table:id="ct493">
          <table:cell-address table:column="2" table:row="17" table:table="4"/>
          <office:change-info>
            <dc:creator>Matthew Hoctor</dc:creator>
            <dc:date>2022-04-03T00:31:59.801000000</dc:date>
          </office:change-info>
          <table:previous>
            <table:change-track-table-cell/>
          </table:previous>
        </table:cell-content-change>
        <table:cell-content-change table:id="ct494">
          <table:cell-address table:column="3" table:row="17" table:table="4"/>
          <office:change-info>
            <dc:creator>Matthew Hoctor</dc:creator>
            <dc:date>2022-04-03T00:31:59.801000000</dc:date>
          </office:change-info>
          <table:previous>
            <table:change-track-table-cell/>
          </table:previous>
        </table:cell-content-change>
        <table:cell-content-change table:id="ct495">
          <table:cell-address table:column="0" table:row="18" table:table="4"/>
          <office:change-info>
            <dc:creator>Matthew Hoctor</dc:creator>
            <dc:date>2022-04-03T00:32:00.505000000</dc:date>
          </office:change-info>
          <table:previous>
            <table:change-track-table-cell/>
          </table:previous>
        </table:cell-content-change>
        <table:cell-content-change table:id="ct496">
          <table:cell-address table:column="1" table:row="18" table:table="4"/>
          <office:change-info>
            <dc:creator>Matthew Hoctor</dc:creator>
            <dc:date>2022-04-03T00:32:00.505000000</dc:date>
          </office:change-info>
          <table:previous>
            <table:change-track-table-cell/>
          </table:previous>
        </table:cell-content-change>
        <table:cell-content-change table:id="ct497">
          <table:cell-address table:column="2" table:row="18" table:table="4"/>
          <office:change-info>
            <dc:creator>Matthew Hoctor</dc:creator>
            <dc:date>2022-04-03T00:32:00.505000000</dc:date>
          </office:change-info>
          <table:previous>
            <table:change-track-table-cell/>
          </table:previous>
        </table:cell-content-change>
        <table:cell-content-change table:id="ct498">
          <table:cell-address table:column="3" table:row="18" table:table="4"/>
          <office:change-info>
            <dc:creator>Matthew Hoctor</dc:creator>
            <dc:date>2022-04-03T00:32:00.505000000</dc:date>
          </office:change-info>
          <table:previous>
            <table:change-track-table-cell/>
          </table:previous>
        </table:cell-content-change>
        <table:cell-content-change table:id="ct499">
          <table:cell-address table:column="0" table:row="19" table:table="4"/>
          <office:change-info>
            <dc:creator>Matthew Hoctor</dc:creator>
            <dc:date>2022-04-03T00:32:01.027000000</dc:date>
          </office:change-info>
          <table:previous>
            <table:change-track-table-cell/>
          </table:previous>
        </table:cell-content-change>
        <table:cell-content-change table:id="ct500">
          <table:cell-address table:column="1" table:row="19" table:table="4"/>
          <office:change-info>
            <dc:creator>Matthew Hoctor</dc:creator>
            <dc:date>2022-04-03T00:32:01.027000000</dc:date>
          </office:change-info>
          <table:previous>
            <table:change-track-table-cell/>
          </table:previous>
        </table:cell-content-change>
        <table:cell-content-change table:id="ct501">
          <table:cell-address table:column="2" table:row="19" table:table="4"/>
          <office:change-info>
            <dc:creator>Matthew Hoctor</dc:creator>
            <dc:date>2022-04-03T00:32:01.027000000</dc:date>
          </office:change-info>
          <table:previous>
            <table:change-track-table-cell/>
          </table:previous>
        </table:cell-content-change>
        <table:cell-content-change table:id="ct502">
          <table:cell-address table:column="3" table:row="19" table:table="4"/>
          <office:change-info>
            <dc:creator>Matthew Hoctor</dc:creator>
            <dc:date>2022-04-03T00:32:01.027000000</dc:date>
          </office:change-info>
          <table:previous>
            <table:change-track-table-cell/>
          </table:previous>
        </table:cell-content-change>
        <table:cell-content-change table:id="ct503">
          <table:cell-address table:column="0" table:row="20" table:table="4"/>
          <office:change-info>
            <dc:creator>Matthew Hoctor</dc:creator>
            <dc:date>2022-04-03T00:32:01.623000000</dc:date>
          </office:change-info>
          <table:previous>
            <table:change-track-table-cell/>
          </table:previous>
        </table:cell-content-change>
        <table:cell-content-change table:id="ct504">
          <table:cell-address table:column="1" table:row="20" table:table="4"/>
          <office:change-info>
            <dc:creator>Matthew Hoctor</dc:creator>
            <dc:date>2022-04-03T00:32:01.623000000</dc:date>
          </office:change-info>
          <table:previous>
            <table:change-track-table-cell/>
          </table:previous>
        </table:cell-content-change>
        <table:cell-content-change table:id="ct505">
          <table:cell-address table:column="2" table:row="20" table:table="4"/>
          <office:change-info>
            <dc:creator>Matthew Hoctor</dc:creator>
            <dc:date>2022-04-03T00:32:01.623000000</dc:date>
          </office:change-info>
          <table:previous>
            <table:change-track-table-cell/>
          </table:previous>
        </table:cell-content-change>
        <table:cell-content-change table:id="ct506">
          <table:cell-address table:column="3" table:row="20" table:table="4"/>
          <office:change-info>
            <dc:creator>Matthew Hoctor</dc:creator>
            <dc:date>2022-04-03T00:32:01.624000000</dc:date>
          </office:change-info>
          <table:previous>
            <table:change-track-table-cell/>
          </table:previous>
        </table:cell-content-change>
        <table:cell-content-change table:id="ct507">
          <table:cell-address table:column="0" table:row="21" table:table="4"/>
          <office:change-info>
            <dc:creator>Matthew Hoctor</dc:creator>
            <dc:date>2022-04-03T00:32:03.445000000</dc:date>
          </office:change-info>
          <table:previous>
            <table:change-track-table-cell/>
          </table:previous>
        </table:cell-content-change>
        <table:cell-content-change table:id="ct508">
          <table:cell-address table:column="1" table:row="21" table:table="4"/>
          <office:change-info>
            <dc:creator>Matthew Hoctor</dc:creator>
            <dc:date>2022-04-03T00:32:10.918000000</dc:date>
          </office:change-info>
          <table:previous>
            <table:change-track-table-cell/>
          </table:previous>
        </table:cell-content-change>
        <table:cell-content-change table:id="ct509">
          <table:cell-address table:column="1" table:row="21" table:table="4"/>
          <office:change-info>
            <dc:creator>Matthew Hoctor</dc:creator>
            <dc:date>2022-04-03T00:32:15.556000000</dc:date>
          </office:change-info>
          <table:previous table:id="ct508">
            <table:change-track-table-cell office:value-type="string">
              <text:p>Sept 21, 2015-</text:p>
            </table:change-track-table-cell>
          </table:previous>
        </table:cell-content-change>
        <table:cell-content-change table:id="ct510">
          <table:cell-address table:column="2" table:row="21" table:table="4"/>
          <office:change-info>
            <dc:creator>Matthew Hoctor</dc:creator>
            <dc:date>2022-04-03T00:32:26.353000000</dc:date>
          </office:change-info>
          <table:previous>
            <table:change-track-table-cell/>
          </table:previous>
        </table:cell-content-change>
        <table:cell-content-change table:id="ct511">
          <table:cell-address table:column="2" table:row="21" table:table="4"/>
          <office:change-info>
            <dc:creator>Matthew Hoctor</dc:creator>
            <dc:date>2022-04-03T00:32:30.296000000</dc:date>
          </office:change-info>
          <table:previous table:id="ct510">
            <table:change-track-table-cell office:value-type="string">
              <text:p>Pennsylvania Hospital Outpatient Pharmacy</text:p>
            </table:change-track-table-cell>
          </table:previous>
        </table:cell-content-change>
        <table:cell-content-change table:id="ct512">
          <table:cell-address table:column="2" table:row="21" table:table="4"/>
          <office:change-info>
            <dc:creator>Matthew Hoctor</dc:creator>
            <dc:date>2022-04-03T00:32:30.298000000</dc:date>
          </office:change-info>
          <table:previous table:id="ct511">
            <table:change-track-table-cell office:value-type="string">
              <text:p>Pennsylvania Hospital - Outpatient Pharmacy</text:p>
            </table:change-track-table-cell>
          </table:previous>
        </table:cell-content-change>
        <table:cell-content-change table:id="ct513">
          <table:cell-address table:column="3" table:row="21" table:table="4"/>
          <office:change-info>
            <dc:creator>Matthew Hoctor</dc:creator>
            <dc:date>2022-04-03T00:32:38.878000000</dc:date>
          </office:change-info>
          <table:previous>
            <table:change-track-table-cell/>
          </table:previous>
        </table:cell-content-change>
        <table:cell-content-change table:id="ct514">
          <table:cell-address table:column="4" table:row="21" table:table="4"/>
          <office:change-info>
            <dc:creator>Matthew Hoctor</dc:creator>
            <dc:date>2022-04-03T00:32:48.358000000</dc:date>
          </office:change-info>
          <table:previous>
            <table:change-track-table-cell/>
          </table:previous>
        </table:cell-content-change>
        <table:cell-content-change table:id="ct515">
          <table:cell-address table:column="4" table:row="22" table:table="4"/>
          <office:change-info>
            <dc:creator>Matthew Hoctor</dc:creator>
            <dc:date>2022-04-03T00:32:56.846000000</dc:date>
          </office:change-info>
          <table:previous>
            <table:change-track-table-cell/>
          </table:previous>
        </table:cell-content-change>
        <table:cell-content-change table:id="ct516">
          <table:cell-address table:column="4" table:row="23" table:table="4"/>
          <office:change-info>
            <dc:creator>Matthew Hoctor</dc:creator>
            <dc:date>2022-04-03T00:33:05.849000000</dc:date>
          </office:change-info>
          <table:previous>
            <table:change-track-table-cell/>
          </table:previous>
        </table:cell-content-change>
        <table:cell-content-change table:id="ct517">
          <table:cell-address table:column="4" table:row="24" table:table="4"/>
          <office:change-info>
            <dc:creator>Matthew Hoctor</dc:creator>
            <dc:date>2022-04-03T00:33:13.779000000</dc:date>
          </office:change-info>
          <table:previous>
            <table:change-track-table-cell/>
          </table:previous>
        </table:cell-content-change>
        <table:cell-content-change table:id="ct518">
          <table:cell-address table:column="4" table:row="25" table:table="4"/>
          <office:change-info>
            <dc:creator>Matthew Hoctor</dc:creator>
            <dc:date>2022-04-03T00:33:28.707000000</dc:date>
          </office:change-info>
          <table:previous>
            <table:change-track-table-cell/>
          </table:previous>
        </table:cell-content-change>
        <table:cell-content-change table:id="ct519">
          <table:cell-address table:column="0" table:row="22" table:table="4"/>
          <office:change-info>
            <dc:creator>Matthew Hoctor</dc:creator>
            <dc:date>2022-04-03T00:33:43.656000000</dc:date>
          </office:change-info>
          <table:previous>
            <table:change-track-table-cell/>
          </table:previous>
        </table:cell-content-change>
        <table:cell-content-change table:id="ct520">
          <table:cell-address table:column="1" table:row="22" table:table="4"/>
          <office:change-info>
            <dc:creator>Matthew Hoctor</dc:creator>
            <dc:date>2022-04-03T00:33:43.656000000</dc:date>
          </office:change-info>
          <table:previous>
            <table:change-track-table-cell/>
          </table:previous>
        </table:cell-content-change>
        <table:cell-content-change table:id="ct521">
          <table:cell-address table:column="2" table:row="22" table:table="4"/>
          <office:change-info>
            <dc:creator>Matthew Hoctor</dc:creator>
            <dc:date>2022-04-03T00:33:43.656000000</dc:date>
          </office:change-info>
          <table:previous>
            <table:change-track-table-cell/>
          </table:previous>
        </table:cell-content-change>
        <table:cell-content-change table:id="ct522">
          <table:cell-address table:column="3" table:row="22" table:table="4"/>
          <office:change-info>
            <dc:creator>Matthew Hoctor</dc:creator>
            <dc:date>2022-04-03T00:33:43.656000000</dc:date>
          </office:change-info>
          <table:previous>
            <table:change-track-table-cell/>
          </table:previous>
        </table:cell-content-change>
        <table:cell-content-change table:id="ct523">
          <table:cell-address table:column="0" table:row="23" table:table="4"/>
          <office:change-info>
            <dc:creator>Matthew Hoctor</dc:creator>
            <dc:date>2022-04-03T00:33:44.338000000</dc:date>
          </office:change-info>
          <table:previous>
            <table:change-track-table-cell/>
          </table:previous>
        </table:cell-content-change>
        <table:cell-content-change table:id="ct524">
          <table:cell-address table:column="1" table:row="23" table:table="4"/>
          <office:change-info>
            <dc:creator>Matthew Hoctor</dc:creator>
            <dc:date>2022-04-03T00:33:44.338000000</dc:date>
          </office:change-info>
          <table:previous>
            <table:change-track-table-cell/>
          </table:previous>
        </table:cell-content-change>
        <table:cell-content-change table:id="ct525">
          <table:cell-address table:column="2" table:row="23" table:table="4"/>
          <office:change-info>
            <dc:creator>Matthew Hoctor</dc:creator>
            <dc:date>2022-04-03T00:33:44.339000000</dc:date>
          </office:change-info>
          <table:previous>
            <table:change-track-table-cell/>
          </table:previous>
        </table:cell-content-change>
        <table:cell-content-change table:id="ct526">
          <table:cell-address table:column="3" table:row="23" table:table="4"/>
          <office:change-info>
            <dc:creator>Matthew Hoctor</dc:creator>
            <dc:date>2022-04-03T00:33:44.339000000</dc:date>
          </office:change-info>
          <table:previous>
            <table:change-track-table-cell/>
          </table:previous>
        </table:cell-content-change>
        <table:cell-content-change table:id="ct527">
          <table:cell-address table:column="0" table:row="24" table:table="4"/>
          <office:change-info>
            <dc:creator>Matthew Hoctor</dc:creator>
            <dc:date>2022-04-03T00:33:44.905000000</dc:date>
          </office:change-info>
          <table:previous>
            <table:change-track-table-cell/>
          </table:previous>
        </table:cell-content-change>
        <table:cell-content-change table:id="ct528">
          <table:cell-address table:column="1" table:row="24" table:table="4"/>
          <office:change-info>
            <dc:creator>Matthew Hoctor</dc:creator>
            <dc:date>2022-04-03T00:33:44.905000000</dc:date>
          </office:change-info>
          <table:previous>
            <table:change-track-table-cell/>
          </table:previous>
        </table:cell-content-change>
        <table:cell-content-change table:id="ct529">
          <table:cell-address table:column="2" table:row="24" table:table="4"/>
          <office:change-info>
            <dc:creator>Matthew Hoctor</dc:creator>
            <dc:date>2022-04-03T00:33:44.905000000</dc:date>
          </office:change-info>
          <table:previous>
            <table:change-track-table-cell/>
          </table:previous>
        </table:cell-content-change>
        <table:cell-content-change table:id="ct530">
          <table:cell-address table:column="3" table:row="24" table:table="4"/>
          <office:change-info>
            <dc:creator>Matthew Hoctor</dc:creator>
            <dc:date>2022-04-03T00:33:44.905000000</dc:date>
          </office:change-info>
          <table:previous>
            <table:change-track-table-cell/>
          </table:previous>
        </table:cell-content-change>
        <table:cell-content-change table:id="ct531">
          <table:cell-address table:column="0" table:row="25" table:table="4"/>
          <office:change-info>
            <dc:creator>Matthew Hoctor</dc:creator>
            <dc:date>2022-04-03T00:33:45.458000000</dc:date>
          </office:change-info>
          <table:previous>
            <table:change-track-table-cell/>
          </table:previous>
        </table:cell-content-change>
        <table:cell-content-change table:id="ct532">
          <table:cell-address table:column="1" table:row="25" table:table="4"/>
          <office:change-info>
            <dc:creator>Matthew Hoctor</dc:creator>
            <dc:date>2022-04-03T00:33:45.458000000</dc:date>
          </office:change-info>
          <table:previous>
            <table:change-track-table-cell/>
          </table:previous>
        </table:cell-content-change>
        <table:cell-content-change table:id="ct533">
          <table:cell-address table:column="2" table:row="25" table:table="4"/>
          <office:change-info>
            <dc:creator>Matthew Hoctor</dc:creator>
            <dc:date>2022-04-03T00:33:45.458000000</dc:date>
          </office:change-info>
          <table:previous>
            <table:change-track-table-cell/>
          </table:previous>
        </table:cell-content-change>
        <table:cell-content-change table:id="ct534">
          <table:cell-address table:column="3" table:row="25" table:table="4"/>
          <office:change-info>
            <dc:creator>Matthew Hoctor</dc:creator>
            <dc:date>2022-04-03T00:33:45.458000000</dc:date>
          </office:change-info>
          <table:previous>
            <table:change-track-table-cell/>
          </table:previous>
        </table:cell-content-change>
        <table:cell-content-change table:id="ct535">
          <table:cell-address table:column="0" table:row="26" table:table="4"/>
          <office:change-info>
            <dc:creator>Matthew Hoctor</dc:creator>
            <dc:date>2022-04-03T00:36:33.490000000</dc:date>
          </office:change-info>
          <table:previous>
            <table:change-track-table-cell/>
          </table:previous>
        </table:cell-content-change>
        <table:cell-content-change table:id="ct536">
          <table:cell-address table:column="0" table:row="26" table:table="4"/>
          <office:change-info>
            <dc:creator>Matthew Hoctor</dc:creator>
            <dc:date>2022-04-03T00:36:33.492000000</dc:date>
          </office:change-info>
          <table:previous table:id="ct535">
            <table:change-track-table-cell office:value-type="string">
              <text:p>pharmacist Intern</text:p>
            </table:change-track-table-cell>
          </table:previous>
        </table:cell-content-change>
        <table:cell-content-change table:id="ct537">
          <table:cell-address table:column="2" table:row="26" table:table="4"/>
          <office:change-info>
            <dc:creator>Matthew Hoctor</dc:creator>
            <dc:date>2022-04-03T00:36:36.665000000</dc:date>
          </office:change-info>
          <table:previous>
            <table:change-track-table-cell/>
          </table:previous>
        </table:cell-content-change>
        <table:cell-content-change table:id="ct538">
          <table:cell-address table:column="1" table:row="26" table:table="4"/>
          <office:change-info>
            <dc:creator>Matthew Hoctor</dc:creator>
            <dc:date>2022-04-03T00:36:46.162000000</dc:date>
          </office:change-info>
          <table:previous>
            <table:change-track-table-cell/>
          </table:previous>
        </table:cell-content-change>
        <table:cell-content-change table:id="ct539">
          <table:cell-address table:column="1" table:row="26" table:table="4"/>
          <office:change-info>
            <dc:creator>Matthew Hoctor</dc:creator>
            <dc:date>2022-04-03T00:36:57.182000000</dc:date>
          </office:change-info>
          <table:previous table:id="ct538">
            <table:change-track-table-cell office:value-type="string">
              <text:p>Aug 11, 2015-</text:p>
            </table:change-track-table-cell>
          </table:previous>
        </table:cell-content-change>
        <table:cell-content-change table:id="ct540">
          <table:cell-address table:column="3" table:row="26" table:table="4"/>
          <office:change-info>
            <dc:creator>Matthew Hoctor</dc:creator>
            <dc:date>2022-04-03T00:37:06.721000000</dc:date>
          </office:change-info>
          <table:previous>
            <table:change-track-table-cell/>
          </table:previous>
        </table:cell-content-change>
        <table:cell-content-change table:id="ct541">
          <table:cell-address table:column="4" table:row="26" table:table="4"/>
          <office:change-info>
            <dc:creator>Matthew Hoctor</dc:creator>
            <dc:date>2022-04-03T00:37:15.726000000</dc:date>
          </office:change-info>
          <table:previous>
            <table:change-track-table-cell/>
          </table:previous>
        </table:cell-content-change>
        <table:cell-content-change table:id="ct542">
          <table:cell-address table:column="4" table:row="27" table:table="4"/>
          <office:change-info>
            <dc:creator>Matthew Hoctor</dc:creator>
            <dc:date>2022-04-03T00:37:35.856000000</dc:date>
          </office:change-info>
          <table:previous>
            <table:change-track-table-cell/>
          </table:previous>
        </table:cell-content-change>
        <table:cell-content-change table:id="ct543">
          <table:cell-address table:column="4" table:row="28" table:table="4"/>
          <office:change-info>
            <dc:creator>Matthew Hoctor</dc:creator>
            <dc:date>2022-04-03T00:37:43.421000000</dc:date>
          </office:change-info>
          <table:previous>
            <table:change-track-table-cell/>
          </table:previous>
        </table:cell-content-change>
        <table:cell-content-change table:id="ct544">
          <table:cell-address table:column="4" table:row="29" table:table="4"/>
          <office:change-info>
            <dc:creator>Matthew Hoctor</dc:creator>
            <dc:date>2022-04-03T00:37:52.656000000</dc:date>
          </office:change-info>
          <table:previous>
            <table:change-track-table-cell/>
          </table:previous>
        </table:cell-content-change>
        <table:cell-content-change table:id="ct545">
          <table:cell-address table:column="4" table:row="30" table:table="4"/>
          <office:change-info>
            <dc:creator>Matthew Hoctor</dc:creator>
            <dc:date>2022-04-03T00:38:02.453000000</dc:date>
          </office:change-info>
          <table:previous>
            <table:change-track-table-cell/>
          </table:previous>
        </table:cell-content-change>
        <table:cell-content-change table:id="ct546">
          <table:cell-address table:column="4" table:row="30" table:table="4"/>
          <office:change-info>
            <dc:creator>Matthew Hoctor</dc:creator>
            <dc:date>2022-04-03T00:38:35.569000000</dc:date>
          </office:change-info>
          <table:previous table:id="ct545">
            <table:change-track-table-cell office:value-type="string">
              <text:p>Discussed topics in clinical research ethics at daily meetings; topics included the Tuskegee study,</text:p>
            </table:change-track-table-cell>
          </table:previous>
        </table:cell-content-change>
        <table:cell-content-change table:id="ct547">
          <table:cell-address table:column="4" table:row="30" table:table="4"/>
          <office:change-info>
            <dc:creator>Matthew Hoctor</dc:creator>
            <dc:date>2022-04-03T00:39:10.199000000</dc:date>
          </office:change-info>
          <table:previous table:id="ct546">
            <table:change-track-table-cell office:value-type="string">
              <text:p>Discussed topics in clinical research ethics at daily meetings; topics included the Tuskegee study, the Nuremberg Code, the Declaration of Helsinki, the Belmont Report, Acres of Skin, The Immortal Life of Henrietta Lacks, and many others</text:p>
            </table:change-track-table-cell>
          </table:previous>
        </table:cell-content-change>
        <table:cell-content-change table:id="ct548">
          <table:cell-address table:column="0" table:row="27" table:table="4"/>
          <office:change-info>
            <dc:creator>Matthew Hoctor</dc:creator>
            <dc:date>2022-04-03T00:39:17.242000000</dc:date>
          </office:change-info>
          <table:previous>
            <table:change-track-table-cell/>
          </table:previous>
        </table:cell-content-change>
        <table:cell-content-change table:id="ct549">
          <table:cell-address table:column="1" table:row="27" table:table="4"/>
          <office:change-info>
            <dc:creator>Matthew Hoctor</dc:creator>
            <dc:date>2022-04-03T00:39:17.242000000</dc:date>
          </office:change-info>
          <table:previous>
            <table:change-track-table-cell/>
          </table:previous>
        </table:cell-content-change>
        <table:cell-content-change table:id="ct550">
          <table:cell-address table:column="2" table:row="27" table:table="4"/>
          <office:change-info>
            <dc:creator>Matthew Hoctor</dc:creator>
            <dc:date>2022-04-03T00:39:17.242000000</dc:date>
          </office:change-info>
          <table:previous>
            <table:change-track-table-cell/>
          </table:previous>
        </table:cell-content-change>
        <table:cell-content-change table:id="ct551">
          <table:cell-address table:column="3" table:row="27" table:table="4"/>
          <office:change-info>
            <dc:creator>Matthew Hoctor</dc:creator>
            <dc:date>2022-04-03T00:39:17.242000000</dc:date>
          </office:change-info>
          <table:previous>
            <table:change-track-table-cell/>
          </table:previous>
        </table:cell-content-change>
        <table:cell-content-change table:id="ct552">
          <table:cell-address table:column="0" table:row="28" table:table="4"/>
          <office:change-info>
            <dc:creator>Matthew Hoctor</dc:creator>
            <dc:date>2022-04-03T00:39:17.892000000</dc:date>
          </office:change-info>
          <table:previous>
            <table:change-track-table-cell/>
          </table:previous>
        </table:cell-content-change>
        <table:cell-content-change table:id="ct553">
          <table:cell-address table:column="1" table:row="28" table:table="4"/>
          <office:change-info>
            <dc:creator>Matthew Hoctor</dc:creator>
            <dc:date>2022-04-03T00:39:17.892000000</dc:date>
          </office:change-info>
          <table:previous>
            <table:change-track-table-cell/>
          </table:previous>
        </table:cell-content-change>
        <table:cell-content-change table:id="ct554">
          <table:cell-address table:column="2" table:row="28" table:table="4"/>
          <office:change-info>
            <dc:creator>Matthew Hoctor</dc:creator>
            <dc:date>2022-04-03T00:39:17.892000000</dc:date>
          </office:change-info>
          <table:previous>
            <table:change-track-table-cell/>
          </table:previous>
        </table:cell-content-change>
        <table:cell-content-change table:id="ct555">
          <table:cell-address table:column="3" table:row="28" table:table="4"/>
          <office:change-info>
            <dc:creator>Matthew Hoctor</dc:creator>
            <dc:date>2022-04-03T00:39:17.892000000</dc:date>
          </office:change-info>
          <table:previous>
            <table:change-track-table-cell/>
          </table:previous>
        </table:cell-content-change>
        <table:cell-content-change table:id="ct556">
          <table:cell-address table:column="0" table:row="29" table:table="4"/>
          <office:change-info>
            <dc:creator>Matthew Hoctor</dc:creator>
            <dc:date>2022-04-03T00:39:18.592000000</dc:date>
          </office:change-info>
          <table:previous>
            <table:change-track-table-cell/>
          </table:previous>
        </table:cell-content-change>
        <table:cell-content-change table:id="ct557">
          <table:cell-address table:column="1" table:row="29" table:table="4"/>
          <office:change-info>
            <dc:creator>Matthew Hoctor</dc:creator>
            <dc:date>2022-04-03T00:39:18.592000000</dc:date>
          </office:change-info>
          <table:previous>
            <table:change-track-table-cell/>
          </table:previous>
        </table:cell-content-change>
        <table:cell-content-change table:id="ct558">
          <table:cell-address table:column="2" table:row="29" table:table="4"/>
          <office:change-info>
            <dc:creator>Matthew Hoctor</dc:creator>
            <dc:date>2022-04-03T00:39:18.592000000</dc:date>
          </office:change-info>
          <table:previous>
            <table:change-track-table-cell/>
          </table:previous>
        </table:cell-content-change>
        <table:cell-content-change table:id="ct559">
          <table:cell-address table:column="3" table:row="29" table:table="4"/>
          <office:change-info>
            <dc:creator>Matthew Hoctor</dc:creator>
            <dc:date>2022-04-03T00:39:18.592000000</dc:date>
          </office:change-info>
          <table:previous>
            <table:change-track-table-cell/>
          </table:previous>
        </table:cell-content-change>
        <table:cell-content-change table:id="ct560">
          <table:cell-address table:column="0" table:row="30" table:table="4"/>
          <office:change-info>
            <dc:creator>Matthew Hoctor</dc:creator>
            <dc:date>2022-04-03T00:39:19.274000000</dc:date>
          </office:change-info>
          <table:previous>
            <table:change-track-table-cell/>
          </table:previous>
        </table:cell-content-change>
        <table:cell-content-change table:id="ct561">
          <table:cell-address table:column="1" table:row="30" table:table="4"/>
          <office:change-info>
            <dc:creator>Matthew Hoctor</dc:creator>
            <dc:date>2022-04-03T00:39:19.274000000</dc:date>
          </office:change-info>
          <table:previous>
            <table:change-track-table-cell/>
          </table:previous>
        </table:cell-content-change>
        <table:cell-content-change table:id="ct562">
          <table:cell-address table:column="2" table:row="30" table:table="4"/>
          <office:change-info>
            <dc:creator>Matthew Hoctor</dc:creator>
            <dc:date>2022-04-03T00:39:19.274000000</dc:date>
          </office:change-info>
          <table:previous>
            <table:change-track-table-cell/>
          </table:previous>
        </table:cell-content-change>
        <table:cell-content-change table:id="ct563">
          <table:cell-address table:column="3" table:row="30" table:table="4"/>
          <office:change-info>
            <dc:creator>Matthew Hoctor</dc:creator>
            <dc:date>2022-04-03T00:39:19.274000000</dc:date>
          </office:change-info>
          <table:previous>
            <table:change-track-table-cell/>
          </table:previous>
        </table:cell-content-change>
        <table:cell-content-change table:id="ct564">
          <table:cell-address table:column="0" table:row="31" table:table="4"/>
          <office:change-info>
            <dc:creator>Matthew Hoctor</dc:creator>
            <dc:date>2022-04-03T00:39:24.953000000</dc:date>
          </office:change-info>
          <table:previous>
            <table:change-track-table-cell/>
          </table:previous>
        </table:cell-content-change>
        <table:cell-content-change table:id="ct565">
          <table:cell-address table:column="0" table:row="31" table:table="4"/>
          <office:change-info>
            <dc:creator>Matthew Hoctor</dc:creator>
            <dc:date>2022-04-03T00:39:24.955000000</dc:date>
          </office:change-info>
          <table:previous table:id="ct564">
            <table:change-track-table-cell office:value-type="string">
              <text:p>pharmacist Intern</text:p>
            </table:change-track-table-cell>
          </table:previous>
        </table:cell-content-change>
        <table:cell-content-change table:id="ct566">
          <table:cell-address table:column="1" table:row="31" table:table="4"/>
          <office:change-info>
            <dc:creator>Matthew Hoctor</dc:creator>
            <dc:date>2022-04-03T00:39:33.245000000</dc:date>
          </office:change-info>
          <table:previous>
            <table:change-track-table-cell/>
          </table:previous>
        </table:cell-content-change>
        <table:cell-content-change table:id="ct567">
          <table:cell-address table:column="1" table:row="31" table:table="4"/>
          <office:change-info>
            <dc:creator>Matthew Hoctor</dc:creator>
            <dc:date>2022-04-03T00:39:47.771000000</dc:date>
          </office:change-info>
          <table:previous table:id="ct566">
            <table:change-track-table-cell office:value-type="string">
              <text:p>Jan 26, 2015-</text:p>
            </table:change-track-table-cell>
          </table:previous>
        </table:cell-content-change>
        <table:cell-content-change table:id="ct568">
          <table:cell-address table:column="2" table:row="31" table:table="4"/>
          <office:change-info>
            <dc:creator>Matthew Hoctor</dc:creator>
            <dc:date>2022-04-03T00:40:07.028000000</dc:date>
          </office:change-info>
          <table:previous>
            <table:change-track-table-cell/>
          </table:previous>
        </table:cell-content-change>
        <table:cell-content-change table:id="ct569">
          <table:cell-address table:column="3" table:row="31" table:table="4"/>
          <office:change-info>
            <dc:creator>Matthew Hoctor</dc:creator>
            <dc:date>2022-04-03T00:40:15.109000000</dc:date>
          </office:change-info>
          <table:previous>
            <table:change-track-table-cell/>
          </table:previous>
        </table:cell-content-change>
        <table:cell-content-change table:id="ct570">
          <table:cell-address table:column="4" table:row="31" table:table="4"/>
          <office:change-info>
            <dc:creator>Matthew Hoctor</dc:creator>
            <dc:date>2022-04-03T00:40:27.334000000</dc:date>
          </office:change-info>
          <table:previous>
            <table:change-track-table-cell/>
          </table:previous>
        </table:cell-content-change>
        <table:cell-content-change table:id="ct571">
          <table:cell-address table:column="4" table:row="31" table:table="4"/>
          <office:change-info>
            <dc:creator>Matthew Hoctor</dc:creator>
            <dc:date>2022-04-03T00:40:49.771000000</dc:date>
          </office:change-info>
          <table:previous table:id="ct570">
            <table:change-track-table-cell office:value-type="string">
              <text:p>Counseled patients on smoking cessation including cessation benefits, state cessation programs</text:p>
            </table:change-track-table-cell>
          </table:previous>
        </table:cell-content-change>
        <table:cell-content-change table:id="ct572">
          <table:cell-address table:column="4" table:row="32" table:table="4"/>
          <office:change-info>
            <dc:creator>Matthew Hoctor</dc:creator>
            <dc:date>2022-04-03T00:40:58.660000000</dc:date>
          </office:change-info>
          <table:previous>
            <table:change-track-table-cell/>
          </table:previous>
        </table:cell-content-change>
        <table:cell-content-change table:id="ct573">
          <table:cell-address table:column="4" table:row="32" table:table="4"/>
          <office:change-info>
            <dc:creator>Matthew Hoctor</dc:creator>
            <dc:date>2022-04-03T00:41:20.503000000</dc:date>
          </office:change-info>
          <table:previous table:id="ct572">
            <table:change-track-table-cell office:value-type="string">
              <text:p>Counseled patients on warfarin therapy initiation or change including the patient’s indication for</text:p>
            </table:change-track-table-cell>
          </table:previous>
        </table:cell-content-change>
        <table:cell-content-change table:id="ct574">
          <table:cell-address table:column="0" table:row="32" table:table="4"/>
          <office:change-info>
            <dc:creator>Matthew Hoctor</dc:creator>
            <dc:date>2022-04-03T00:41:26.650000000</dc:date>
          </office:change-info>
          <table:previous>
            <table:change-track-table-cell/>
          </table:previous>
        </table:cell-content-change>
        <table:cell-content-change table:id="ct575">
          <table:cell-address table:column="1" table:row="32" table:table="4"/>
          <office:change-info>
            <dc:creator>Matthew Hoctor</dc:creator>
            <dc:date>2022-04-03T00:41:26.650000000</dc:date>
          </office:change-info>
          <table:previous>
            <table:change-track-table-cell/>
          </table:previous>
        </table:cell-content-change>
        <table:cell-content-change table:id="ct576">
          <table:cell-address table:column="2" table:row="32" table:table="4"/>
          <office:change-info>
            <dc:creator>Matthew Hoctor</dc:creator>
            <dc:date>2022-04-03T00:41:26.650000000</dc:date>
          </office:change-info>
          <table:previous>
            <table:change-track-table-cell/>
          </table:previous>
        </table:cell-content-change>
        <table:cell-content-change table:id="ct577">
          <table:cell-address table:column="3" table:row="32" table:table="4"/>
          <office:change-info>
            <dc:creator>Matthew Hoctor</dc:creator>
            <dc:date>2022-04-03T00:41:26.650000000</dc:date>
          </office:change-info>
          <table:previous>
            <table:change-track-table-cell/>
          </table:previous>
        </table:cell-content-change>
        <table:cell-content-change table:id="ct578">
          <table:cell-address table:column="4" table:row="30" table:table="4"/>
          <office:change-info>
            <dc:creator>Matthew Hoctor</dc:creator>
            <dc:date>2022-04-03T00:42:34.582000000</dc:date>
          </office:change-info>
          <table:previous table:id="ct547">
            <table:change-track-table-cell office:value-type="string">
              <text:p>Discussed topics in clinical research ethics at daily meetings; topics included the Tuskegee study, the Nuremberg Code, the Declaration of Helsinki, the Belmont Report, *Acres of Skin*, **The Immortal Life of Henrietta Lacks**, and many others</text:p>
            </table:change-track-table-cell>
          </table:previous>
        </table:cell-content-change>
        <table:cell-content-change table:id="ct579">
          <table:cell-address table:column="3" table:row="1" table:table="6"/>
          <office:change-info>
            <dc:creator>Matthew Hoctor</dc:creator>
            <dc:date>2022-04-03T00:59:02.241000000</dc:date>
          </office:change-info>
          <table:previous table:id="ct319">
            <table:change-track-table-cell office:value-type="string">
              <text:p>Temple University School of Pharmacy</text:p>
            </table:change-track-table-cell>
          </table:previous>
        </table:cell-content-change>
        <table:cell-content-change table:id="ct580">
          <table:cell-address table:column="3" table:row="2" table:table="6"/>
          <office:change-info>
            <dc:creator>Matthew Hoctor</dc:creator>
            <dc:date>2022-04-03T00:59:08.017000000</dc:date>
          </office:change-info>
          <table:previous table:id="ct320">
            <table:change-track-table-cell office:value-type="string">
              <text:p>Temple University School of Pharmacy</text:p>
            </table:change-track-table-cell>
          </table:previous>
        </table:cell-content-change>
        <table:cell-content-change table:id="ct581">
          <table:cell-address table:column="3" table:row="3" table:table="6"/>
          <office:change-info>
            <dc:creator>Matthew Hoctor</dc:creator>
            <dc:date>2022-04-03T00:59:11.168000000</dc:date>
          </office:change-info>
          <table:previous table:id="ct321">
            <table:change-track-table-cell office:value-type="string">
              <text:p>Temple University School of Pharmacy</text:p>
            </table:change-track-table-cell>
          </table:previous>
        </table:cell-content-change>
        <table:cell-content-change table:id="ct582">
          <table:cell-address table:column="3" table:row="4" table:table="6"/>
          <office:change-info>
            <dc:creator>Matthew Hoctor</dc:creator>
            <dc:date>2022-04-03T00:59:13.050000000</dc:date>
          </office:change-info>
          <table:previous table:id="ct322">
            <table:change-track-table-cell office:value-type="string">
              <text:p>Temple University School of Pharmacy</text:p>
            </table:change-track-table-cell>
          </table:previous>
        </table:cell-content-change>
        <table:cell-content-change table:id="ct583">
          <table:cell-address table:column="3" table:row="1" table:table="7"/>
          <office:change-info>
            <dc:creator>Matthew Hoctor</dc:creator>
            <dc:date>2022-04-03T00:59:18.865000000</dc:date>
          </office:change-info>
          <table:previous table:id="ct296">
            <table:change-track-table-cell office:value-type="string">
              <text:p>Temple University School of Pharmacy</text:p>
            </table:change-track-table-cell>
          </table:previous>
        </table:cell-content-change>
        <table:movement table:id="ct584">
          <table:source-range-address table:start-column="2" table:start-row="1" table:start-table="3" table:end-column="2" table:end-row="15" table:end-table="3"/>
          <table:target-range-address table:start-column="3" table:start-row="18" table:start-table="3" table:end-column="3" table:end-row="32" table:end-table="3"/>
          <office:change-info>
            <dc:creator>Matthew Hoctor</dc:creator>
            <dc:date>2022-04-03T01:04:24.348000000</dc:date>
          </office:change-info>
          <table:dependencies>
            <table:dependency table:id="ct586"/>
          </table:dependencies>
        </table:movement>
        <table:movement table:id="ct585">
          <table:source-range-address table:start-column="0" table:start-row="1" table:start-table="3" table:end-column="0" table:end-row="15" table:end-table="3"/>
          <table:target-range-address table:start-column="2" table:start-row="1" table:start-table="3" table:end-column="2" table:end-row="15" table:end-table="3"/>
          <office:change-info>
            <dc:creator>Matthew Hoctor</dc:creator>
            <dc:date>2022-04-03T01:04:30.372000000</dc:date>
          </office:change-info>
        </table:movement>
        <table:movement table:id="ct586">
          <table:source-range-address table:start-column="3" table:start-row="18" table:start-table="3" table:end-column="3" table:end-row="32" table:end-table="3"/>
          <table:target-range-address table:start-column="0" table:start-row="1" table:start-table="3" table:end-column="0" table:end-row="15" table:end-table="3"/>
          <office:change-info>
            <dc:creator>Matthew Hoctor</dc:creator>
            <dc:date>2022-04-03T01:04:35.082000000</dc:date>
          </office:change-info>
        </table:movement>
        <table:movement table:id="ct587">
          <table:source-range-address table:start-column="2" table:start-row="1" table:start-table="5" table:end-column="2" table:end-row="10" table:end-table="5"/>
          <table:target-range-address table:start-column="2" table:start-row="16" table:start-table="5" table:end-column="2" table:end-row="25" table:end-table="5"/>
          <office:change-info>
            <dc:creator>Matthew Hoctor</dc:creator>
            <dc:date>2022-04-03T01:04:58.320000000</dc:date>
          </office:change-info>
          <table:dependencies>
            <table:dependency table:id="ct589"/>
          </table:dependencies>
        </table:movement>
        <table:movement table:id="ct588">
          <table:source-range-address table:start-column="0" table:start-row="1" table:start-table="5" table:end-column="0" table:end-row="10" table:end-table="5"/>
          <table:target-range-address table:start-column="2" table:start-row="1" table:start-table="5" table:end-column="2" table:end-row="10" table:end-table="5"/>
          <office:change-info>
            <dc:creator>Matthew Hoctor</dc:creator>
            <dc:date>2022-04-03T01:05:04.042000000</dc:date>
          </office:change-info>
        </table:movement>
        <table:movement table:id="ct589">
          <table:source-range-address table:start-column="2" table:start-row="16" table:start-table="5" table:end-column="2" table:end-row="25" table:end-table="5"/>
          <table:target-range-address table:start-column="0" table:start-row="1" table:start-table="5" table:end-column="0" table:end-row="10" table:end-table="5"/>
          <office:change-info>
            <dc:creator>Matthew Hoctor</dc:creator>
            <dc:date>2022-04-03T01:05:09.592000000</dc:date>
          </office:change-info>
        </table:movement>
      </table:tracked-changes>
      <table:calculation-settings table:automatic-find-labels="false" table:use-regular-expressions="false" table:use-wildcards="true"/>
      <table:table table:name="cert" table:style-name="ta1">
        <table:table-column table:style-name="co1" table:number-columns-repeated="5" table:default-cell-style-name="Default"/>
        <table:table-row table:style-name="ro1">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rch</text:p>
          </table:table-cell>
        </table:table-row>
        <table:table-row table:style-name="ro1">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office:value-type="string" calcext:value-type="string">
            <text:p>American Red Cross</text:p>
          </table:table-cell>
          <table:table-cell office:value-type="float" office:value="2021" calcext:value-type="float">
            <text:p>2021</text:p>
          </table:table-cell>
          <table:table-cell table:number-columns-repeated="2"/>
          <table:table-cell office:value-type="string" calcext:value-type="string">
            <text:p>Basic Life Support</text:p>
          </table:table-cell>
        </table:table-row>
        <table:table-row table:style-name="ro1">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office:value-type="string" calcext:value-type="string">
            <text:p>Cornell Unive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1" table:number-columns-repeated="5"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License number 063843</text:p>
          </table:table-cell>
        </table:table-row>
        <table:table-row table:style-name="ro1">
          <table:table-cell office:value-type="string" calcext:value-type="string">
            <text:p>Pharmacist License</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License number RPH-0016287</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Hormonal contraceptive prescriber</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Tobacco cessation prescriber</text:p>
          </table:table-cell>
        </table:table-row>
      </table:table>
      <table:table table:name="edu" table:style-name="ta1">
        <table:table-column table:style-name="co1"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office:value-type="string" calcext:value-type="string">
            <text:p>Degree Anticipated Summer 2022</text:p>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armacist</text:p>
          </table:table-cell>
          <table:table-cell office:value-type="string" calcext:value-type="string">
            <text:p>Mar 2022 – Present</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row>
      </table:table>
      <table:table table:name="ppe"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row>
      </table:table>
      <table:table table:name="vol"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0.5 hours/week</text:p>
          </table:table-cell>
          <table:table-cell office:value-type="string" calcext:value-type="string">
            <text:p>Wikiproject pharmacology editor</text:p>
          </table:table-cell>
        </table:table-row>
      </table:table>
      <table:table table:name="prof"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F" svg:font-family="" style:font-family-generic="roman"/>
    <style:font-face style:name="TimesNewRomanPSMT" svg:font-family="TimesNewRomanPSMT" style:font-family-generic="roman"/>
    <style:font-face style:name="LiberationSerif" svg:font-family="Liberation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2">00/00/0000</text:date>, <text:time style:data-style-name="N2" text:time-value="14:08:46.6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ew Hoctor</meta:initial-creator>
    <meta:creation-date>2022-04-01T15:01:21.903000000</meta:creation-date>
    <meta:generator>LibreOffice/7.0.3.1$Windows_X86_64 LibreOffice_project/d7547858d014d4cf69878db179d326fc3483e082</meta:generator>
    <dc:date>2022-04-02T18:05:13.865000000</dc:date>
    <dc:creator>Matthew Hoctor</dc:creator>
    <meta:editing-duration>PT3H6M6S</meta:editing-duration>
    <meta:editing-cycles>29</meta:editing-cycles>
    <meta:document-statistic meta:table-count="9" meta:cell-count="427" meta:object-count="0"/>
  </office:meta>
</office:document-meta>
</file>